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0.66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35.35mm"/>
    </style:style>
    <style:style style:name="co5" style:family="table-column">
      <style:table-column-properties fo:break-before="auto" style:column-width="39.85mm"/>
    </style:style>
    <style:style style:name="co6" style:family="table-column">
      <style:table-column-properties fo:break-before="auto" style:column-width="11.48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51.82mm"/>
    </style:style>
    <style:style style:name="co9" style:family="table-column">
      <style:table-column-properties fo:break-before="auto" style:column-width="42.83mm"/>
    </style:style>
    <style:style style:name="co10" style:family="table-column">
      <style:table-column-properties fo:break-before="auto" style:column-width="30.04mm"/>
    </style:style>
    <style:style style:name="co11" style:family="table-column">
      <style:table-column-properties fo:break-before="auto" style:column-width="11.17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27.52mm"/>
    </style:style>
    <style:style style:name="co15" style:family="table-column">
      <style:table-column-properties fo:break-before="auto" style:column-width="27.8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DemiLight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arch_results" table:style-name="ta1">
        <table:shapes>
          <draw:frame draw:z-index="0" draw:style-name="gr1" draw:text-style-name="P1" svg:width="237.26mm" svg:height="107.52mm" svg:x="207.64mm" svg:y="7.81mm">
            <loext:p draw:notify-on-update-of-ranges="search_results.C1:search_results.C1 search_results.G2:search_results.G241 search_results.D1:search_results.D1 search_results.D2:search_results.D241 search_results.X2:search_results.X241 search_results.X2:search_results.X241 search_results.G2:search_results.G241 search_results.C1:search_results.C1 search_results.C2:search_results.C241 search_results.W2:search_results.W241 search_results.W2:search_results.W2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7.26mm" svg:height="107.52mm" svg:x="206.93mm" svg:y="120.64mm">
            <loext:p draw:notify-on-update-of-ranges="search_results.H2:search_results.H241 search_results.D1:search_results.D1 search_results.D2:search_results.D241 search_results.X2:search_results.X241 search_results.X2:search_results.X241 search_results.H2:search_results.H241 search_results.C1:search_results.C1 search_results.C2:search_results.C241 search_results.W2:search_results.W241 search_results.W2:search_results.W2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7.26mm" svg:height="107.52mm" svg:x="207.73mm" svg:y="233.91mm">
            <loext:p draw:notify-on-update-of-ranges="search_results.I2:search_results.I241 search_results.D1:search_results.D1 search_results.D2:search_results.D241 search_results.X2:search_results.X241 search_results.X2:search_results.X241 search_results.I2:search_results.I241 search_results.C1:search_results.C1 search_results.C2:search_results.C241 search_results.W2:search_results.W241 search_results.W2:search_results.W24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ce1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0" table:visibility="collapse" table:default-cell-style-name="Default"/>
        <table:table-column table:style-name="co12" table:visibility="collapse" table:default-cell-style-name="Default"/>
        <table:table-column table:style-name="co10" table:visibility="collapse" table:default-cell-style-name="Default"/>
        <table:table-column table:style-name="co12" table:visibility="collapse" table:default-cell-style-name="Default"/>
        <table:table-column table:style-name="co10" table:visibility="collapse" table:default-cell-style-name="Default"/>
        <table:table-column table:style-name="co12" table:visibility="collapse" table:default-cell-style-name="Default"/>
        <table:table-column table:style-name="co10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table:style-name="Default" office:value-type="string" calcext:value-type="string">
            <text:p>param_clf</text:p>
          </table:table-cell>
          <table:table-cell office:value-type="string" calcext:value-type="string">
            <text:p>param_clf__max_depth</text:p>
          </table:table-cell>
          <table:table-cell office:value-type="string" calcext:value-type="string">
            <text:p>param_clf__max_leaf_nodes</text:p>
          </table:table-cell>
          <table:table-cell office:value-type="string" calcext:value-type="string">
            <text:p>param_clf__min_samples_leaf</text:p>
          </table:table-cell>
          <table:table-cell office:value-type="string" calcext:value-type="string">
            <text:p>param_clf__min_samples_split</text:p>
          </table:table-cell>
          <table:table-cell office:value-type="string" calcext:value-type="string">
            <text:p>param_clf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plit3_test_score</text:p>
          </table:table-cell>
          <table:table-cell office:value-type="string" calcext:value-type="string">
            <text:p>split3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22.3113839030266" calcext:value-type="float">
            <text:p>22.3113839030266</text:p>
          </table:table-cell>
          <table:table-cell office:value-type="float" office:value="8.48499071598053" calcext:value-type="float">
            <text:p>8.4849907159805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205581163276" calcext:value-type="float">
            <text:p>0.9820558116327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7613542526837" calcext:value-type="float">
            <text:p>0.98761354252683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9372937293729" calcext:value-type="float">
            <text:p>0.97937293729372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1038746908491" calcext:value-type="float">
            <text:p>0.981038746908491</text:p>
          </table:table-cell>
          <table:table-cell office:value-type="float" office:value="0.983043836897899" calcext:value-type="float">
            <text:p>0.983043836897899</text:p>
          </table:table-cell>
          <table:table-cell office:value-type="float" office:value="1.25914398557425" calcext:value-type="float">
            <text:p>1.25914398557425</text:p>
          </table:table-cell>
          <table:table-cell office:value-type="float" office:value="0.00912652330973368" calcext:value-type="float">
            <text:p>0.009126523309734</text:p>
          </table:table-cell>
          <table:table-cell office:value-type="float" office:value="0.00326236105259192" calcext:value-type="float">
            <text:p>0.003262361052592</text:p>
          </table:table-cell>
        </table:table-row>
        <table:table-row table:style-name="ro1">
          <table:table-cell office:value-type="float" office:value="25.3621773123741" calcext:value-type="float">
            <text:p>25.3621773123741</text:p>
          </table:table-cell>
          <table:table-cell office:value-type="float" office:value="8.32740038633347" calcext:value-type="float">
            <text:p>8.3274003863334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8246801250608" calcext:value-type="float">
            <text:p>0.9824680125060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40" calcext:value-type="float">
            <text:p>240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6787778695293" calcext:value-type="float">
            <text:p>0.98678777869529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9372937293729" calcext:value-type="float">
            <text:p>0.97937293729372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1848184818482" calcext:value-type="float">
            <text:p>0.981848184818482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81863149216818" calcext:value-type="float">
            <text:p>0.981863149216818</text:p>
          </table:table-cell>
          <table:table-cell office:value-type="float" office:value="1.86694382589217" calcext:value-type="float">
            <text:p>1.86694382589217</text:p>
          </table:table-cell>
          <table:table-cell office:value-type="float" office:value="0.226963500120308" calcext:value-type="float">
            <text:p>0.226963500120308</text:p>
          </table:table-cell>
          <table:table-cell office:value-type="float" office:value="0.00961458246811455" calcext:value-type="float">
            <text:p>0.009614582468115</text:p>
          </table:table-cell>
          <table:table-cell office:value-type="float" office:value="0.00269211424630283" calcext:value-type="float">
            <text:p>0.002692114246303</text:p>
          </table:table-cell>
        </table:table-row>
        <table:table-row table:style-name="ro1">
          <table:table-cell office:value-type="float" office:value="25.7816902399063" calcext:value-type="float">
            <text:p>25.7816902399063</text:p>
          </table:table-cell>
          <table:table-cell office:value-type="float" office:value="8.85981297492981" calcext:value-type="float">
            <text:p>8.8598129749298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82468352606043" calcext:value-type="float">
            <text:p>0.98246835260604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6787778695293" calcext:value-type="float">
            <text:p>0.98678777869529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80214344600165" calcext:value-type="float">
            <text:p>0.980214344600165</text:p>
          </table:table-cell>
          <table:table-cell office:value-type="float" office:value="0.795034050038589" calcext:value-type="float">
            <text:p>0.795034050038589</text:p>
          </table:table-cell>
          <table:table-cell office:value-type="float" office:value="0.434744287397018" calcext:value-type="float">
            <text:p>0.434744287397018</text:p>
          </table:table-cell>
          <table:table-cell office:value-type="float" office:value="0.0116330627178628" calcext:value-type="float">
            <text:p>0.011633062717863</text:p>
          </table:table-cell>
          <table:table-cell office:value-type="float" office:value="0.00268953503951037" calcext:value-type="float">
            <text:p>0.00268953503951</text:p>
          </table:table-cell>
        </table:table-row>
        <table:table-row table:style-name="ro1">
          <table:table-cell office:value-type="float" office:value="25.4146723747253" calcext:value-type="float">
            <text:p>25.4146723747253</text:p>
          </table:table-cell>
          <table:table-cell office:value-type="float" office:value="7.54488199949265" calcext:value-type="float">
            <text:p>7.5448819994926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82055470971113" calcext:value-type="float">
            <text:p>0.98205547097111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85962014863749" calcext:value-type="float">
            <text:p>0.98596201486374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1023102310231" calcext:value-type="float">
            <text:p>0.98102310231023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81038746908491" calcext:value-type="float">
            <text:p>0.981038746908491</text:p>
          </table:table-cell>
          <table:table-cell office:value-type="float" office:value="3.45591799664498" calcext:value-type="float">
            <text:p>3.45591799664498</text:p>
          </table:table-cell>
          <table:table-cell office:value-type="float" office:value="0.628317251983142" calcext:value-type="float">
            <text:p>0.628317251983142</text:p>
          </table:table-cell>
          <table:table-cell office:value-type="float" office:value="0.0116330627178628" calcext:value-type="float">
            <text:p>0.011633062717863</text:p>
          </table:table-cell>
          <table:table-cell office:value-type="float" office:value="0.00228093856242829" calcext:value-type="float">
            <text:p>0.002280938562428</text:p>
          </table:table-cell>
        </table:table-row>
        <table:table-row table:style-name="ro1">
          <table:table-cell office:value-type="float" office:value="27.1049727797508" calcext:value-type="float">
            <text:p>27.1049727797508</text:p>
          </table:table-cell>
          <table:table-cell office:value-type="float" office:value="7.85577046871185" calcext:value-type="float">
            <text:p>7.85577046871185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1230558232001" calcext:value-type="float">
            <text:p>0.98123055823200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5136251032205" calcext:value-type="float">
            <text:p>0.98513625103220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019801980198" calcext:value-type="float">
            <text:p>0.98019801980198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9389942291838" calcext:value-type="float">
            <text:p>0.979389942291838</text:p>
          </table:table-cell>
          <table:table-cell office:value-type="float" office:value="2.12039360695593" calcext:value-type="float">
            <text:p>2.12039360695593</text:p>
          </table:table-cell>
          <table:table-cell office:value-type="float" office:value="1.42835538285371" calcext:value-type="float">
            <text:p>1.42835538285371</text:p>
          </table:table-cell>
          <table:table-cell office:value-type="float" office:value="0.0100262253224528" calcext:value-type="float">
            <text:p>0.010026225322453</text:p>
          </table:table-cell>
          <table:table-cell office:value-type="float" office:value="0.00227895669702631" calcext:value-type="float">
            <text:p>0.002278956697026</text:p>
          </table:table-cell>
        </table:table-row>
        <table:table-row table:style-name="ro1">
          <table:table-cell office:value-type="float" office:value="26.6396306157112" calcext:value-type="float">
            <text:p>26.6396306157112</text:p>
          </table:table-cell>
          <table:table-cell office:value-type="float" office:value="7.6366394162178" calcext:value-type="float">
            <text:p>7.636639416217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598373014804" calcext:value-type="float">
            <text:p>0.97359837301480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17788231503902" calcext:value-type="float">
            <text:p>1.17788231503902</text:p>
          </table:table-cell>
          <table:table-cell office:value-type="float" office:value="0.480530713846476" calcext:value-type="float">
            <text:p>0.480530713846476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73032131661666" calcext:value-type="float">
            <text:p>0.003730321316617</text:p>
          </table:table-cell>
        </table:table-row>
        <table:table-row table:style-name="ro1">
          <table:table-cell office:value-type="float" office:value="25.4677450060844" calcext:value-type="float">
            <text:p>25.4677450060844</text:p>
          </table:table-cell>
          <table:table-cell office:value-type="float" office:value="7.96355837583542" calcext:value-type="float">
            <text:p>7.9635583758354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598373014804" calcext:value-type="float">
            <text:p>0.97359837301480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2.02322591351114" calcext:value-type="float">
            <text:p>2.02322591351114</text:p>
          </table:table-cell>
          <table:table-cell office:value-type="float" office:value="1.75277433425397" calcext:value-type="float">
            <text:p>1.75277433425397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73032131661666" calcext:value-type="float">
            <text:p>0.003730321316617</text:p>
          </table:table-cell>
        </table:table-row>
        <table:table-row table:style-name="ro1">
          <table:table-cell office:value-type="float" office:value="27.373443365097" calcext:value-type="float">
            <text:p>27.373443365097</text:p>
          </table:table-cell>
          <table:table-cell office:value-type="float" office:value="7.64889681339264" calcext:value-type="float">
            <text:p>7.6488968133926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598373014804" calcext:value-type="float">
            <text:p>0.97359837301480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33167883169964" calcext:value-type="float">
            <text:p>1.33167883169964</text:p>
          </table:table-cell>
          <table:table-cell office:value-type="float" office:value="1.25076586591084" calcext:value-type="float">
            <text:p>1.25076586591084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73032131661666" calcext:value-type="float">
            <text:p>0.003730321316617</text:p>
          </table:table-cell>
        </table:table-row>
        <table:table-row table:style-name="ro1">
          <table:table-cell office:value-type="float" office:value="26.9958719611168" calcext:value-type="float">
            <text:p>26.9958719611168</text:p>
          </table:table-cell>
          <table:table-cell office:value-type="float" office:value="7.62031126022339" calcext:value-type="float">
            <text:p>7.62031126022339</text:p>
          </table:table-cell>
          <table:table-cell office:value-type="float" office:value="0.935643564356436" calcext:value-type="float">
            <text:p>0.935643564356436</text:p>
          </table:table-cell>
          <table:table-cell office:value-type="float" office:value="0.973598372733962" calcext:value-type="float">
            <text:p>0.97359837273396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39" calcext:value-type="float">
            <text:p>239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92153794108373" calcext:value-type="float">
            <text:p>1.92153794108373</text:p>
          </table:table-cell>
          <table:table-cell office:value-type="float" office:value="2.48173445142354" calcext:value-type="float">
            <text:p>2.48173445142354</text:p>
          </table:table-cell>
          <table:table-cell office:value-type="float" office:value="0.0104435983545727" calcext:value-type="float">
            <text:p>0.010443598354573</text:p>
          </table:table-cell>
          <table:table-cell office:value-type="float" office:value="0.00302433857106" calcext:value-type="float">
            <text:p>0.00302433857106</text:p>
          </table:table-cell>
        </table:table-row>
        <table:table-row table:style-name="ro1">
          <table:table-cell office:value-type="float" office:value="25.8716124892235" calcext:value-type="float">
            <text:p>25.8716124892235</text:p>
          </table:table-cell>
          <table:table-cell office:value-type="float" office:value="6.66411197185516" calcext:value-type="float">
            <text:p>6.6641119718551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4423966234683" calcext:value-type="float">
            <text:p>0.97442396623468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3456790123457" calcext:value-type="float">
            <text:p>0.923456790123457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92217439992454" calcext:value-type="float">
            <text:p>1.92217439992454</text:p>
          </table:table-cell>
          <table:table-cell office:value-type="float" office:value="1.24115970339109" calcext:value-type="float">
            <text:p>1.24115970339109</text:p>
          </table:table-cell>
          <table:table-cell office:value-type="float" office:value="0.0101911715875834" calcext:value-type="float">
            <text:p>0.010191171587584</text:p>
          </table:table-cell>
          <table:table-cell office:value-type="float" office:value="0.00390597057559443" calcext:value-type="float">
            <text:p>0.003905970575594</text:p>
          </table:table-cell>
        </table:table-row>
        <table:table-row table:style-name="ro1">
          <table:table-cell office:value-type="float" office:value="26.3753138184547" calcext:value-type="float">
            <text:p>26.3753138184547</text:p>
          </table:table-cell>
          <table:table-cell office:value-type="float" office:value="7.29918044805527" calcext:value-type="float">
            <text:p>7.2991804480552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06688179483218" calcext:value-type="float">
            <text:p>2.06688179483218</text:p>
          </table:table-cell>
          <table:table-cell office:value-type="float" office:value="0.634387766851959" calcext:value-type="float">
            <text:p>0.634387766851959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5.0093983411789" calcext:value-type="float">
            <text:p>25.0093983411789</text:p>
          </table:table-cell>
          <table:table-cell office:value-type="float" office:value="7.42944252490997" calcext:value-type="float">
            <text:p>7.4294425249099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46569855444567" calcext:value-type="float">
            <text:p>1.46569855444567</text:p>
          </table:table-cell>
          <table:table-cell office:value-type="float" office:value="0.887971687004214" calcext:value-type="float">
            <text:p>0.887971687004214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8.0482216477394" calcext:value-type="float">
            <text:p>28.0482216477394</text:p>
          </table:table-cell>
          <table:table-cell office:value-type="float" office:value="8.02978390455246" calcext:value-type="float">
            <text:p>8.0297839045524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24475592346372" calcext:value-type="float">
            <text:p>1.24475592346372</text:p>
          </table:table-cell>
          <table:table-cell office:value-type="float" office:value="0.557098423090974" calcext:value-type="float">
            <text:p>0.557098423090974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5.3368045687675" calcext:value-type="float">
            <text:p>25.3368045687675</text:p>
          </table:table-cell>
          <table:table-cell office:value-type="float" office:value="7.87563800811768" calcext:value-type="float">
            <text:p>7.8756380081176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581153403955386" calcext:value-type="float">
            <text:p>0.581153403955386</text:p>
          </table:table-cell>
          <table:table-cell office:value-type="float" office:value="0.955173401012703" calcext:value-type="float">
            <text:p>0.955173401012703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31.0116029381752" calcext:value-type="float">
            <text:p>31.0116029381752</text:p>
          </table:table-cell>
          <table:table-cell office:value-type="float" office:value="8.24895828962326" calcext:value-type="float">
            <text:p>8.2489582896232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28139486969681" calcext:value-type="float">
            <text:p>2.28139486969681</text:p>
          </table:table-cell>
          <table:table-cell office:value-type="float" office:value="0.337133517570852" calcext:value-type="float">
            <text:p>0.337133517570852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6.6877729296684" calcext:value-type="float">
            <text:p>26.6877729296684</text:p>
          </table:table-cell>
          <table:table-cell office:value-type="float" office:value="6.59010183811188" calcext:value-type="float">
            <text:p>6.5901018381118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5448628718521" calcext:value-type="float">
            <text:p>1.5448628718521</text:p>
          </table:table-cell>
          <table:table-cell office:value-type="float" office:value="1.14512259511382" calcext:value-type="float">
            <text:p>1.14512259511382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6.5805847644806" calcext:value-type="float">
            <text:p>26.5805847644806</text:p>
          </table:table-cell>
          <table:table-cell office:value-type="float" office:value="7.46354401111603" calcext:value-type="float">
            <text:p>7.4635440111160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62141561810751" calcext:value-type="float">
            <text:p>2.62141561810751</text:p>
          </table:table-cell>
          <table:table-cell office:value-type="float" office:value="0.875894876681464" calcext:value-type="float">
            <text:p>0.87589487668146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7.7230075001717" calcext:value-type="float">
            <text:p>27.7230075001717</text:p>
          </table:table-cell>
          <table:table-cell office:value-type="float" office:value="7.57663583755493" calcext:value-type="float">
            <text:p>7.5766358375549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30367596943327" calcext:value-type="float">
            <text:p>2.30367596943327</text:p>
          </table:table-cell>
          <table:table-cell office:value-type="float" office:value="1.49274650495614" calcext:value-type="float">
            <text:p>1.4927465049561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8.3048250079155" calcext:value-type="float">
            <text:p>28.3048250079155</text:p>
          </table:table-cell>
          <table:table-cell office:value-type="float" office:value="7.39264434576035" calcext:value-type="float">
            <text:p>7.3926443457603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50776735433642" calcext:value-type="float">
            <text:p>2.50776735433642</text:p>
          </table:table-cell>
          <table:table-cell office:value-type="float" office:value="2.22309499886321" calcext:value-type="float">
            <text:p>2.22309499886321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8.8888668417931" calcext:value-type="float">
            <text:p>28.8888668417931</text:p>
          </table:table-cell>
          <table:table-cell office:value-type="float" office:value="7.92537885904312" calcext:value-type="float">
            <text:p>7.9253788590431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3.04493852156976" calcext:value-type="float">
            <text:p>3.04493852156976</text:p>
          </table:table-cell>
          <table:table-cell office:value-type="float" office:value="2.67544530368757" calcext:value-type="float">
            <text:p>2.6754453036875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7.1387868523598" calcext:value-type="float">
            <text:p>27.1387868523598</text:p>
          </table:table-cell>
          <table:table-cell office:value-type="float" office:value="7.2503479719162" calcext:value-type="float">
            <text:p>7.250347971916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85561562604605" calcext:value-type="float">
            <text:p>0.98556156260460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09" calcext:value-type="float">
            <text:p>209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1023102310231" calcext:value-type="float">
            <text:p>0.981023102310231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6809563066777" calcext:value-type="float">
            <text:p>0.986809563066777</text:p>
          </table:table-cell>
          <table:table-cell office:value-type="float" office:value="1.57658940374051" calcext:value-type="float">
            <text:p>1.57658940374051</text:p>
          </table:table-cell>
          <table:table-cell office:value-type="float" office:value="2.08900634762173" calcext:value-type="float">
            <text:p>2.08900634762173</text:p>
          </table:table-cell>
          <table:table-cell office:value-type="float" office:value="0.009465473882813" calcext:value-type="float">
            <text:p>0.009465473882813</text:p>
          </table:table-cell>
          <table:table-cell office:value-type="float" office:value="0.0030017371586331" calcext:value-type="float">
            <text:p>0.003001737158633</text:p>
          </table:table-cell>
        </table:table-row>
        <table:table-row table:style-name="ro1">
          <table:table-cell office:value-type="float" office:value="26.7293467521667" calcext:value-type="float">
            <text:p>26.7293467521667</text:p>
          </table:table-cell>
          <table:table-cell office:value-type="float" office:value="7.68899017572403" calcext:value-type="float">
            <text:p>7.6889901757240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4530208907607" calcext:value-type="float">
            <text:p>0.98453020890760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7613542526837" calcext:value-type="float">
            <text:p>0.98761354252683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5160758450124" calcext:value-type="float">
            <text:p>0.985160758450124</text:p>
          </table:table-cell>
          <table:table-cell office:value-type="float" office:value="1.12542332288107" calcext:value-type="float">
            <text:p>1.12542332288107</text:p>
          </table:table-cell>
          <table:table-cell office:value-type="float" office:value="1.5744852615117" calcext:value-type="float">
            <text:p>1.5744852615117</text:p>
          </table:table-cell>
          <table:table-cell office:value-type="float" office:value="0.00912652330973368" calcext:value-type="float">
            <text:p>0.009126523309734</text:p>
          </table:table-cell>
          <table:table-cell office:value-type="float" office:value="0.00204945132917349" calcext:value-type="float">
            <text:p>0.002049451329174</text:p>
          </table:table-cell>
        </table:table-row>
        <table:table-row table:style-name="ro1">
          <table:table-cell office:value-type="float" office:value="26.3114446401596" calcext:value-type="float">
            <text:p>26.3114446401596</text:p>
          </table:table-cell>
          <table:table-cell office:value-type="float" office:value="7.48283207416534" calcext:value-type="float">
            <text:p>7.48283207416534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84530208907607" calcext:value-type="float">
            <text:p>0.98453020890760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7613542526837" calcext:value-type="float">
            <text:p>0.98761354252683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85160758450124" calcext:value-type="float">
            <text:p>0.985160758450124</text:p>
          </table:table-cell>
          <table:table-cell office:value-type="float" office:value="1.11227417294234" calcext:value-type="float">
            <text:p>1.11227417294234</text:p>
          </table:table-cell>
          <table:table-cell office:value-type="float" office:value="0.772476389634594" calcext:value-type="float">
            <text:p>0.772476389634594</text:p>
          </table:table-cell>
          <table:table-cell office:value-type="float" office:value="0.0117169234899505" calcext:value-type="float">
            <text:p>0.011716923489951</text:p>
          </table:table-cell>
          <table:table-cell office:value-type="float" office:value="0.00204945132917349" calcext:value-type="float">
            <text:p>0.002049451329174</text:p>
          </table:table-cell>
        </table:table-row>
        <table:table-row table:style-name="ro1">
          <table:table-cell office:value-type="float" office:value="25.6798471808434" calcext:value-type="float">
            <text:p>25.6798471808434</text:p>
          </table:table-cell>
          <table:table-cell office:value-type="float" office:value="7.51910090446472" calcext:value-type="float">
            <text:p>7.5191009044647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8411783742262" calcext:value-type="float">
            <text:p>0.9841178374226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86787778695293" calcext:value-type="float">
            <text:p>0.98678777869529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2673267326733" calcext:value-type="float">
            <text:p>0.982673267326733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35483870967742" calcext:value-type="float">
            <text:p>0.935483870967742</text:p>
          </table:table-cell>
          <table:table-cell office:value-type="float" office:value="0.983511953833471" calcext:value-type="float">
            <text:p>0.983511953833471</text:p>
          </table:table-cell>
          <table:table-cell office:value-type="float" office:value="1.32955202078106" calcext:value-type="float">
            <text:p>1.32955202078106</text:p>
          </table:table-cell>
          <table:table-cell office:value-type="float" office:value="1.51250756078345" calcext:value-type="float">
            <text:p>1.51250756078345</text:p>
          </table:table-cell>
          <table:table-cell office:value-type="float" office:value="0.0119025448064369" calcext:value-type="float">
            <text:p>0.011902544806437</text:p>
          </table:table-cell>
          <table:table-cell office:value-type="float" office:value="0.00157846673676477" calcext:value-type="float">
            <text:p>0.001578466736765</text:p>
          </table:table-cell>
        </table:table-row>
        <table:table-row table:style-name="ro1">
          <table:table-cell office:value-type="float" office:value="25.6228253245354" calcext:value-type="float">
            <text:p>25.6228253245354</text:p>
          </table:table-cell>
          <table:table-cell office:value-type="float" office:value="7.29042273759842" calcext:value-type="float">
            <text:p>7.2904227375984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3705466218476" calcext:value-type="float">
            <text:p>0.98370546621847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4" calcext:value-type="float">
            <text:p>24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86787778695293" calcext:value-type="float">
            <text:p>0.98678777869529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1848184818482" calcext:value-type="float">
            <text:p>0.98184818481848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3498349834984" calcext:value-type="float">
            <text:p>0.98349834983498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2687551525144" calcext:value-type="float">
            <text:p>0.982687551525144</text:p>
          </table:table-cell>
          <table:table-cell office:value-type="float" office:value="1.10569149950881" calcext:value-type="float">
            <text:p>1.10569149950881</text:p>
          </table:table-cell>
          <table:table-cell office:value-type="float" office:value="0.533116558303342" calcext:value-type="float">
            <text:p>0.533116558303342</text:p>
          </table:table-cell>
          <table:table-cell office:value-type="float" office:value="0.00995064276930115" calcext:value-type="float">
            <text:p>0.009950642769301</text:p>
          </table:table-cell>
          <table:table-cell office:value-type="float" office:value="0.00187277814507741" calcext:value-type="float">
            <text:p>0.001872778145077</text:p>
          </table:table-cell>
        </table:table-row>
        <table:table-row table:style-name="ro1">
          <table:table-cell office:value-type="float" office:value="26.5157700777054" calcext:value-type="float">
            <text:p>26.5157700777054</text:p>
          </table:table-cell>
          <table:table-cell office:value-type="float" office:value="6.72683036327362" calcext:value-type="float">
            <text:p>6.7268303632736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61367871565433" calcext:value-type="float">
            <text:p>1.61367871565433</text:p>
          </table:table-cell>
          <table:table-cell office:value-type="float" office:value="1.12089524874939" calcext:value-type="float">
            <text:p>1.12089524874939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6.5594287514687" calcext:value-type="float">
            <text:p>26.5594287514687</text:p>
          </table:table-cell>
          <table:table-cell office:value-type="float" office:value="7.5131801366806" calcext:value-type="float">
            <text:p>7.513180136680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37054185181641" calcext:value-type="float">
            <text:p>1.37054185181641</text:p>
          </table:table-cell>
          <table:table-cell office:value-type="float" office:value="1.50758016079213" calcext:value-type="float">
            <text:p>1.50758016079213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7.352144241333" calcext:value-type="float">
            <text:p>27.352144241333</text:p>
          </table:table-cell>
          <table:table-cell office:value-type="float" office:value="7.05384886264801" calcext:value-type="float">
            <text:p>7.0538488626480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2.5262845670239" calcext:value-type="float">
            <text:p>2.5262845670239</text:p>
          </table:table-cell>
          <table:table-cell office:value-type="float" office:value="1.24139349392918" calcext:value-type="float">
            <text:p>1.24139349392918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5.7298189401627" calcext:value-type="float">
            <text:p>25.7298189401627</text:p>
          </table:table-cell>
          <table:table-cell office:value-type="float" office:value="6.79420465230942" calcext:value-type="float">
            <text:p>6.7942046523094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3392102106899" calcext:value-type="float">
            <text:p>0.97339210210689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40261586855602" calcext:value-type="float">
            <text:p>1.40261586855602</text:p>
          </table:table-cell>
          <table:table-cell office:value-type="float" office:value="1.13372358052596" calcext:value-type="float">
            <text:p>1.13372358052596</text:p>
          </table:table-cell>
          <table:table-cell office:value-type="float" office:value="0.00990893378635607" calcext:value-type="float">
            <text:p>0.009908933786356</text:p>
          </table:table-cell>
          <table:table-cell office:value-type="float" office:value="0.00320871097619596" calcext:value-type="float">
            <text:p>0.003208710976196</text:p>
          </table:table-cell>
        </table:table-row>
        <table:table-row table:style-name="ro1">
          <table:table-cell office:value-type="float" office:value="29.5494341850281" calcext:value-type="float">
            <text:p>29.5494341850281</text:p>
          </table:table-cell>
          <table:table-cell office:value-type="float" office:value="8.13235884904861" calcext:value-type="float">
            <text:p>8.1323588490486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421769560762" calcext:value-type="float">
            <text:p>0.9742176956076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2.46351653280339" calcext:value-type="float">
            <text:p>2.46351653280339</text:p>
          </table:table-cell>
          <table:table-cell office:value-type="float" office:value="1.68542422430675" calcext:value-type="float">
            <text:p>1.68542422430675</text:p>
          </table:table-cell>
          <table:table-cell office:value-type="float" office:value="0.00926802933719045" calcext:value-type="float">
            <text:p>0.00926802933719</text:p>
          </table:table-cell>
          <table:table-cell office:value-type="float" office:value="0.00409223653421376" calcext:value-type="float">
            <text:p>0.004092236534214</text:p>
          </table:table-cell>
        </table:table-row>
        <table:table-row table:style-name="ro1">
          <table:table-cell office:value-type="float" office:value="30.4828661680222" calcext:value-type="float">
            <text:p>30.4828661680222</text:p>
          </table:table-cell>
          <table:table-cell office:value-type="float" office:value="7.49269819259644" calcext:value-type="float">
            <text:p>7.4926981925964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33885490159374" calcext:value-type="float">
            <text:p>1.33885490159374</text:p>
          </table:table-cell>
          <table:table-cell office:value-type="float" office:value="1.28105940072105" calcext:value-type="float">
            <text:p>1.28105940072105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8.3438864350319" calcext:value-type="float">
            <text:p>28.3438864350319</text:p>
          </table:table-cell>
          <table:table-cell office:value-type="float" office:value="6.78711295127869" calcext:value-type="float">
            <text:p>6.7871129512786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40846890539502" calcext:value-type="float">
            <text:p>1.40846890539502</text:p>
          </table:table-cell>
          <table:table-cell office:value-type="float" office:value="2.13754177308283" calcext:value-type="float">
            <text:p>2.13754177308283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7.4154230356216" calcext:value-type="float">
            <text:p>27.4154230356216</text:p>
          </table:table-cell>
          <table:table-cell office:value-type="float" office:value="6.79435032606125" calcext:value-type="float">
            <text:p>6.79435032606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36732612875442" calcext:value-type="float">
            <text:p>2.36732612875442</text:p>
          </table:table-cell>
          <table:table-cell office:value-type="float" office:value="1.97145977331896" calcext:value-type="float">
            <text:p>1.97145977331896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7.0536085963249" calcext:value-type="float">
            <text:p>27.0536085963249</text:p>
          </table:table-cell>
          <table:table-cell office:value-type="float" office:value="6.97067409753799" calcext:value-type="float">
            <text:p>6.9706740975379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07396866312822" calcext:value-type="float">
            <text:p>2.07396866312822</text:p>
          </table:table-cell>
          <table:table-cell office:value-type="float" office:value="1.63455566983026" calcext:value-type="float">
            <text:p>1.63455566983026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33.0260745286942" calcext:value-type="float">
            <text:p>33.0260745286942</text:p>
          </table:table-cell>
          <table:table-cell office:value-type="float" office:value="7.87427628040314" calcext:value-type="float">
            <text:p>7.8742762804031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22385457422949" calcext:value-type="float">
            <text:p>3.22385457422949</text:p>
          </table:table-cell>
          <table:table-cell office:value-type="float" office:value="2.56679703115029" calcext:value-type="float">
            <text:p>2.56679703115029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8.9341059327126" calcext:value-type="float">
            <text:p>28.9341059327126</text:p>
          </table:table-cell>
          <table:table-cell office:value-type="float" office:value="8.09591490030289" calcext:value-type="float">
            <text:p>8.0959149003028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70152255229312" calcext:value-type="float">
            <text:p>1.70152255229312</text:p>
          </table:table-cell>
          <table:table-cell office:value-type="float" office:value="1.23904882195188" calcext:value-type="float">
            <text:p>1.23904882195188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32.7909557819366" calcext:value-type="float">
            <text:p>32.7909557819366</text:p>
          </table:table-cell>
          <table:table-cell office:value-type="float" office:value="8.45801413059235" calcext:value-type="float">
            <text:p>8.4580141305923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4144733788568" calcext:value-type="float">
            <text:p>2.4144733788568</text:p>
          </table:table-cell>
          <table:table-cell office:value-type="float" office:value="0.893140965588738" calcext:value-type="float">
            <text:p>0.893140965588738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6.6419403553009" calcext:value-type="float">
            <text:p>26.6419403553009</text:p>
          </table:table-cell>
          <table:table-cell office:value-type="float" office:value="7.04002547264099" calcext:value-type="float">
            <text:p>7.0400254726409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58092861336129" calcext:value-type="float">
            <text:p>1.58092861336129</text:p>
          </table:table-cell>
          <table:table-cell office:value-type="float" office:value="1.80880096888335" calcext:value-type="float">
            <text:p>1.8088009688833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6.2080776691437" calcext:value-type="float">
            <text:p>26.2080776691437</text:p>
          </table:table-cell>
          <table:table-cell office:value-type="float" office:value="6.98368638753891" calcext:value-type="float">
            <text:p>6.9836863875389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2713208258411" calcext:value-type="float">
            <text:p>1.2713208258411</text:p>
          </table:table-cell>
          <table:table-cell office:value-type="float" office:value="1.93145695051424" calcext:value-type="float">
            <text:p>1.9314569505142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6.8586549162865" calcext:value-type="float">
            <text:p>26.8586549162865</text:p>
          </table:table-cell>
          <table:table-cell office:value-type="float" office:value="7.45505630970001" calcext:value-type="float">
            <text:p>7.4550563097000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43880577017814" calcext:value-type="float">
            <text:p>1.43880577017814</text:p>
          </table:table-cell>
          <table:table-cell office:value-type="float" office:value="1.90988959533271" calcext:value-type="float">
            <text:p>1.90988959533271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6.4421908855438" calcext:value-type="float">
            <text:p>26.4421908855438</text:p>
          </table:table-cell>
          <table:table-cell office:value-type="float" office:value="7.33012771606445" calcext:value-type="float">
            <text:p>7.3301277160644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8449011564363" calcext:value-type="float">
            <text:p>0.98844901156436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009083402147" calcext:value-type="float">
            <text:p>0.9900908340214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9282769991756" calcext:value-type="float">
            <text:p>0.989282769991756</text:p>
          </table:table-cell>
          <table:table-cell office:value-type="float" office:value="1.65804086987719" calcext:value-type="float">
            <text:p>1.65804086987719</text:p>
          </table:table-cell>
          <table:table-cell office:value-type="float" office:value="1.56862667979603" calcext:value-type="float">
            <text:p>1.56862667979603</text:p>
          </table:table-cell>
          <table:table-cell office:value-type="float" office:value="0.00975502340008962" calcext:value-type="float">
            <text:p>0.00975502340009</text:p>
          </table:table-cell>
          <table:table-cell office:value-type="float" office:value="0.00154259599443282" calcext:value-type="float">
            <text:p>0.001542595994433</text:p>
          </table:table-cell>
        </table:table-row>
        <table:table-row table:style-name="ro1">
          <table:table-cell office:value-type="float" office:value="26.1135904788971" calcext:value-type="float">
            <text:p>26.1135904788971</text:p>
          </table:table-cell>
          <table:table-cell office:value-type="float" office:value="7.78832507133484" calcext:value-type="float">
            <text:p>7.7883250713348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7417828198188" calcext:value-type="float">
            <text:p>0.98741782819818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7633965375103" calcext:value-type="float">
            <text:p>0.987633965375103</text:p>
          </table:table-cell>
          <table:table-cell office:value-type="float" office:value="1.37408178592158" calcext:value-type="float">
            <text:p>1.37408178592158</text:p>
          </table:table-cell>
          <table:table-cell office:value-type="float" office:value="2.02185522656203" calcext:value-type="float">
            <text:p>2.02185522656203</text:p>
          </table:table-cell>
          <table:table-cell office:value-type="float" office:value="0.00859793671792889" calcext:value-type="float">
            <text:p>0.008597936717929</text:p>
          </table:table-cell>
          <table:table-cell office:value-type="float" office:value="0.00147064698402579" calcext:value-type="float">
            <text:p>0.001470646984026</text:p>
          </table:table-cell>
        </table:table-row>
        <table:table-row table:style-name="ro1">
          <table:table-cell office:value-type="float" office:value="27.8626447916031" calcext:value-type="float">
            <text:p>27.8626447916031</text:p>
          </table:table-cell>
          <table:table-cell office:value-type="float" office:value="7.46300226449966" calcext:value-type="float">
            <text:p>7.46300226449966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86386645112855" calcext:value-type="float">
            <text:p>0.98638664511285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9" calcext:value-type="float">
            <text:p>1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5148514851485" calcext:value-type="float">
            <text:p>0.98514851485148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4323432343234" calcext:value-type="float">
            <text:p>0.98432343234323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86809563066777" calcext:value-type="float">
            <text:p>0.986809563066777</text:p>
          </table:table-cell>
          <table:table-cell office:value-type="float" office:value="0.834332756216961" calcext:value-type="float">
            <text:p>0.834332756216961</text:p>
          </table:table-cell>
          <table:table-cell office:value-type="float" office:value="1.17831283906261" calcext:value-type="float">
            <text:p>1.17831283906261</text:p>
          </table:table-cell>
          <table:table-cell office:value-type="float" office:value="0.0103741116489014" calcext:value-type="float">
            <text:p>0.010374111648902</text:p>
          </table:table-cell>
          <table:table-cell office:value-type="float" office:value="0.00188772376136609" calcext:value-type="float">
            <text:p>0.001887723761366</text:p>
          </table:table-cell>
        </table:table-row>
        <table:table-row table:style-name="ro1">
          <table:table-cell office:value-type="float" office:value="31.1750297546387" calcext:value-type="float">
            <text:p>31.1750297546387</text:p>
          </table:table-cell>
          <table:table-cell office:value-type="float" office:value="7.67174339294434" calcext:value-type="float">
            <text:p>7.6717433929443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8638732531278" calcext:value-type="float">
            <text:p>0.9863873253127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83511953833471" calcext:value-type="float">
            <text:p>0.983511953833471</text:p>
          </table:table-cell>
          <table:table-cell office:value-type="float" office:value="2.83421158174444" calcext:value-type="float">
            <text:p>2.83421158174444</text:p>
          </table:table-cell>
          <table:table-cell office:value-type="float" office:value="2.24474155620625" calcext:value-type="float">
            <text:p>2.24474155620625</text:p>
          </table:table-cell>
          <table:table-cell office:value-type="float" office:value="0.011642933193724" calcext:value-type="float">
            <text:p>0.011642933193724</text:p>
          </table:table-cell>
          <table:table-cell office:value-type="float" office:value="0.00205484549973852" calcext:value-type="float">
            <text:p>0.002054845499739</text:p>
          </table:table-cell>
        </table:table-row>
        <table:table-row table:style-name="ro1">
          <table:table-cell office:value-type="float" office:value="32.0194479227066" calcext:value-type="float">
            <text:p>32.0194479227066</text:p>
          </table:table-cell>
          <table:table-cell office:value-type="float" office:value="8.3473516702652" calcext:value-type="float">
            <text:p>8.347351670265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700528666322" calcext:value-type="float">
            <text:p>0.9870052866632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4" calcext:value-type="float">
            <text:p>24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88439306358382" calcext:value-type="float">
            <text:p>0.98843930635838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86798679867987" calcext:value-type="float">
            <text:p>0.98679867986798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85973597359736" calcext:value-type="float">
            <text:p>0.985973597359736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86809563066777" calcext:value-type="float">
            <text:p>0.986809563066777</text:p>
          </table:table-cell>
          <table:table-cell office:value-type="float" office:value="3.3381696715906" calcext:value-type="float">
            <text:p>3.3381696715906</text:p>
          </table:table-cell>
          <table:table-cell office:value-type="float" office:value="2.53538449001394" calcext:value-type="float">
            <text:p>2.53538449001394</text:p>
          </table:table-cell>
          <table:table-cell office:value-type="float" office:value="0.0111063791513822" calcext:value-type="float">
            <text:p>0.011106379151382</text:p>
          </table:table-cell>
          <table:table-cell office:value-type="float" office:value="0.000894677232173105" calcext:value-type="float">
            <text:p>0.000894677232173</text:p>
          </table:table-cell>
        </table:table-row>
        <table:table-row table:style-name="ro1">
          <table:table-cell office:value-type="float" office:value="30.0740624070168" calcext:value-type="float">
            <text:p>30.0740624070168</text:p>
          </table:table-cell>
          <table:table-cell office:value-type="float" office:value="7.76466232538223" calcext:value-type="float">
            <text:p>7.7646623253822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62931638880117" calcext:value-type="float">
            <text:p>1.62931638880117</text:p>
          </table:table-cell>
          <table:table-cell office:value-type="float" office:value="1.75917054564281" calcext:value-type="float">
            <text:p>1.75917054564281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30.5078927874565" calcext:value-type="float">
            <text:p>30.5078927874565</text:p>
          </table:table-cell>
          <table:table-cell office:value-type="float" office:value="8.77911406755447" calcext:value-type="float">
            <text:p>8.7791140675544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45417492175032" calcext:value-type="float">
            <text:p>1.45417492175032</text:p>
          </table:table-cell>
          <table:table-cell office:value-type="float" office:value="1.34110563649513" calcext:value-type="float">
            <text:p>1.34110563649513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30.381741642952" calcext:value-type="float">
            <text:p>30.381741642952</text:p>
          </table:table-cell>
          <table:table-cell office:value-type="float" office:value="8.20530241727829" calcext:value-type="float">
            <text:p>8.2053024172782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2.02526084051513" calcext:value-type="float">
            <text:p>2.02526084051513</text:p>
          </table:table-cell>
          <table:table-cell office:value-type="float" office:value="0.870091489470893" calcext:value-type="float">
            <text:p>0.870091489470893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31.7499353289604" calcext:value-type="float">
            <text:p>31.7499353289604</text:p>
          </table:table-cell>
          <table:table-cell office:value-type="float" office:value="9.93887847661972" calcext:value-type="float">
            <text:p>9.9388784766197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3392102106899" calcext:value-type="float">
            <text:p>0.97339210210689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3.0747670221684" calcext:value-type="float">
            <text:p>3.0747670221684</text:p>
          </table:table-cell>
          <table:table-cell office:value-type="float" office:value="1.20423754324073" calcext:value-type="float">
            <text:p>1.20423754324073</text:p>
          </table:table-cell>
          <table:table-cell office:value-type="float" office:value="0.00990893378635607" calcext:value-type="float">
            <text:p>0.009908933786356</text:p>
          </table:table-cell>
          <table:table-cell office:value-type="float" office:value="0.00320871097619596" calcext:value-type="float">
            <text:p>0.003208710976196</text:p>
          </table:table-cell>
        </table:table-row>
        <table:table-row table:style-name="ro1">
          <table:table-cell office:value-type="float" office:value="27.4273079633713" calcext:value-type="float">
            <text:p>27.4273079633713</text:p>
          </table:table-cell>
          <table:table-cell office:value-type="float" office:value="7.65844178199768" calcext:value-type="float">
            <text:p>7.6584417819976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421769560762" calcext:value-type="float">
            <text:p>0.9742176956076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58187471858497" calcext:value-type="float">
            <text:p>1.58187471858497</text:p>
          </table:table-cell>
          <table:table-cell office:value-type="float" office:value="1.02885107697368" calcext:value-type="float">
            <text:p>1.02885107697368</text:p>
          </table:table-cell>
          <table:table-cell office:value-type="float" office:value="0.00926802933719045" calcext:value-type="float">
            <text:p>0.00926802933719</text:p>
          </table:table-cell>
          <table:table-cell office:value-type="float" office:value="0.00409223653421376" calcext:value-type="float">
            <text:p>0.004092236534214</text:p>
          </table:table-cell>
        </table:table-row>
        <table:table-row table:style-name="ro1">
          <table:table-cell office:value-type="float" office:value="28.358039855957" calcext:value-type="float">
            <text:p>28.358039855957</text:p>
          </table:table-cell>
          <table:table-cell office:value-type="float" office:value="7.63212287425995" calcext:value-type="float">
            <text:p>7.6321228742599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52473105103093" calcext:value-type="float">
            <text:p>2.52473105103093</text:p>
          </table:table-cell>
          <table:table-cell office:value-type="float" office:value="1.50604009423509" calcext:value-type="float">
            <text:p>1.50604009423509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6.1134835481644" calcext:value-type="float">
            <text:p>26.1134835481644</text:p>
          </table:table-cell>
          <table:table-cell office:value-type="float" office:value="7.05228853225708" calcext:value-type="float">
            <text:p>7.0522885322570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819017908349476" calcext:value-type="float">
            <text:p>0.819017908349476</text:p>
          </table:table-cell>
          <table:table-cell office:value-type="float" office:value="1.21593165206246" calcext:value-type="float">
            <text:p>1.21593165206246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33.0198966860771" calcext:value-type="float">
            <text:p>33.0198966860771</text:p>
          </table:table-cell>
          <table:table-cell office:value-type="float" office:value="6.92059600353241" calcext:value-type="float">
            <text:p>6.920596003532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94600882980301" calcext:value-type="float">
            <text:p>1.94600882980301</text:p>
          </table:table-cell>
          <table:table-cell office:value-type="float" office:value="1.36696422107815" calcext:value-type="float">
            <text:p>1.36696422107815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7.6831856369972" calcext:value-type="float">
            <text:p>27.6831856369972</text:p>
          </table:table-cell>
          <table:table-cell office:value-type="float" office:value="7.04713952541351" calcext:value-type="float">
            <text:p>7.0471395254135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15356968452358" calcext:value-type="float">
            <text:p>2.15356968452358</text:p>
          </table:table-cell>
          <table:table-cell office:value-type="float" office:value="1.48343677395021" calcext:value-type="float">
            <text:p>1.48343677395021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34.565349817276" calcext:value-type="float">
            <text:p>34.565349817276</text:p>
          </table:table-cell>
          <table:table-cell office:value-type="float" office:value="8.45586436986923" calcext:value-type="float">
            <text:p>8.455864369869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43185961569649" calcext:value-type="float">
            <text:p>1.43185961569649</text:p>
          </table:table-cell>
          <table:table-cell office:value-type="float" office:value="1.72186549793801" calcext:value-type="float">
            <text:p>1.72186549793801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9.1650412082672" calcext:value-type="float">
            <text:p>29.1650412082672</text:p>
          </table:table-cell>
          <table:table-cell office:value-type="float" office:value="7.25472408533096" calcext:value-type="float">
            <text:p>7.2547240853309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04111014841784" calcext:value-type="float">
            <text:p>2.04111014841784</text:p>
          </table:table-cell>
          <table:table-cell office:value-type="float" office:value="1.39578616765424" calcext:value-type="float">
            <text:p>1.3957861676542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8.236082136631" calcext:value-type="float">
            <text:p>28.236082136631</text:p>
          </table:table-cell>
          <table:table-cell office:value-type="float" office:value="7.40902924537659" calcext:value-type="float">
            <text:p>7.4090292453765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51216321034524" calcext:value-type="float">
            <text:p>2.51216321034524</text:p>
          </table:table-cell>
          <table:table-cell office:value-type="float" office:value="1.76754980109139" calcext:value-type="float">
            <text:p>1.7675498010913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30.7310042381287" calcext:value-type="float">
            <text:p>30.7310042381287</text:p>
          </table:table-cell>
          <table:table-cell office:value-type="float" office:value="7.76376539468765" calcext:value-type="float">
            <text:p>7.7637653946876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4853731096394" calcext:value-type="float">
            <text:p>1.4853731096394</text:p>
          </table:table-cell>
          <table:table-cell office:value-type="float" office:value="2.02776808606947" calcext:value-type="float">
            <text:p>2.0277680860694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7.8529441356659" calcext:value-type="float">
            <text:p>27.8529441356659</text:p>
          </table:table-cell>
          <table:table-cell office:value-type="float" office:value="8.01010072231293" calcext:value-type="float">
            <text:p>8.0101007223129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09554960770279" calcext:value-type="float">
            <text:p>2.09554960770279</text:p>
          </table:table-cell>
          <table:table-cell office:value-type="float" office:value="1.76239923999154" calcext:value-type="float">
            <text:p>1.7623992399915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31.8714636564255" calcext:value-type="float">
            <text:p>31.8714636564255</text:p>
          </table:table-cell>
          <table:table-cell office:value-type="float" office:value="9.78333079814911" calcext:value-type="float">
            <text:p>9.7833307981491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3.62675602145714" calcext:value-type="float">
            <text:p>3.62675602145714</text:p>
          </table:table-cell>
          <table:table-cell office:value-type="float" office:value="1.60083499207678" calcext:value-type="float">
            <text:p>1.60083499207678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30.9647469520569" calcext:value-type="float">
            <text:p>30.9647469520569</text:p>
          </table:table-cell>
          <table:table-cell office:value-type="float" office:value="8.43449729681015" calcext:value-type="float">
            <text:p>8.4344972968101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0511548346693" calcext:value-type="float">
            <text:p>0.99051154834669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1742361684558" calcext:value-type="float">
            <text:p>0.99174236168455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0924092409241" calcext:value-type="float">
            <text:p>0.990924092409241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2.82515643373394" calcext:value-type="float">
            <text:p>2.82515643373394</text:p>
          </table:table-cell>
          <table:table-cell office:value-type="float" office:value="4.14557337937046" calcext:value-type="float">
            <text:p>4.14557337937046</text:p>
          </table:table-cell>
          <table:table-cell office:value-type="float" office:value="0.00975502340008962" calcext:value-type="float">
            <text:p>0.00975502340009</text:p>
          </table:table-cell>
          <table:table-cell office:value-type="float" office:value="0.00170095593368163" calcext:value-type="float">
            <text:p>0.001700955933682</text:p>
          </table:table-cell>
        </table:table-row>
        <table:table-row table:style-name="ro1">
          <table:table-cell office:value-type="float" office:value="34.0050440430641" calcext:value-type="float">
            <text:p>34.0050440430641</text:p>
          </table:table-cell>
          <table:table-cell office:value-type="float" office:value="8.0007980465889" calcext:value-type="float">
            <text:p>8.000798046588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89480024599714" calcext:value-type="float">
            <text:p>0.98948002459971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4" calcext:value-type="float">
            <text:p>2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009083402147" calcext:value-type="float">
            <text:p>0.9900908340214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0931574608409" calcext:value-type="float">
            <text:p>0.990931574608409</text:p>
          </table:table-cell>
          <table:table-cell office:value-type="float" office:value="3.02984583818219" calcext:value-type="float">
            <text:p>3.02984583818219</text:p>
          </table:table-cell>
          <table:table-cell office:value-type="float" office:value="2.18113035023698" calcext:value-type="float">
            <text:p>2.18113035023698</text:p>
          </table:table-cell>
          <table:table-cell office:value-type="float" office:value="0.00895897646807053" calcext:value-type="float">
            <text:p>0.008958976468071</text:p>
          </table:table-cell>
          <table:table-cell office:value-type="float" office:value="0.00122150225935896" calcext:value-type="float">
            <text:p>0.001221502259359</text:p>
          </table:table-cell>
        </table:table-row>
        <table:table-row table:style-name="ro1">
          <table:table-cell office:value-type="float" office:value="32.7158566713333" calcext:value-type="float">
            <text:p>32.7158566713333</text:p>
          </table:table-cell>
          <table:table-cell office:value-type="float" office:value="9.23913896083832" calcext:value-type="float">
            <text:p>9.23913896083832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89273924022632" calcext:value-type="float">
            <text:p>0.98927392402263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" calcext:value-type="float">
            <text:p>12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009083402147" calcext:value-type="float">
            <text:p>0.9900908340214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87623762376238" calcext:value-type="float">
            <text:p>0.987623762376238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0107172300082" calcext:value-type="float">
            <text:p>0.990107172300082</text:p>
          </table:table-cell>
          <table:table-cell office:value-type="float" office:value="2.62829107562619" calcext:value-type="float">
            <text:p>2.62829107562619</text:p>
          </table:table-cell>
          <table:table-cell office:value-type="float" office:value="2.71758338454514" calcext:value-type="float">
            <text:p>2.71758338454514</text:p>
          </table:table-cell>
          <table:table-cell office:value-type="float" office:value="0.0109335001196501" calcext:value-type="float">
            <text:p>0.01093350011965</text:p>
          </table:table-cell>
          <table:table-cell office:value-type="float" office:value="0.00101052932878244" calcext:value-type="float">
            <text:p>0.001010529328782</text:p>
          </table:table-cell>
        </table:table-row>
        <table:table-row table:style-name="ro1">
          <table:table-cell office:value-type="float" office:value="31.6219394803047" calcext:value-type="float">
            <text:p>31.6219394803047</text:p>
          </table:table-cell>
          <table:table-cell office:value-type="float" office:value="7.87619036436081" calcext:value-type="float">
            <text:p>7.8761903643608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89067823445551" calcext:value-type="float">
            <text:p>0.98906782344555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009083402147" calcext:value-type="float">
            <text:p>0.9900908340214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89282769991756" calcext:value-type="float">
            <text:p>0.989282769991756</text:p>
          </table:table-cell>
          <table:table-cell office:value-type="float" office:value="2.62826262642025" calcext:value-type="float">
            <text:p>2.62826262642025</text:p>
          </table:table-cell>
          <table:table-cell office:value-type="float" office:value="2.62339946728139" calcext:value-type="float">
            <text:p>2.62339946728139</text:p>
          </table:table-cell>
          <table:table-cell office:value-type="float" office:value="0.0125003179847981" calcext:value-type="float">
            <text:p>0.012500317984798</text:p>
          </table:table-cell>
          <table:table-cell office:value-type="float" office:value="0.000681729707119595" calcext:value-type="float">
            <text:p>0.00068172970712</text:p>
          </table:table-cell>
        </table:table-row>
        <table:table-row table:style-name="ro1">
          <table:table-cell office:value-type="float" office:value="27.2934031486511" calcext:value-type="float">
            <text:p>27.2934031486511</text:p>
          </table:table-cell>
          <table:table-cell office:value-type="float" office:value="6.7115598320961" calcext:value-type="float">
            <text:p>6.711559832096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9067653114727" calcext:value-type="float">
            <text:p>0.98906765311472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" calcext:value-type="float">
            <text:p>16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89265070189926" calcext:value-type="float">
            <text:p>0.989265070189926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89273927392739" calcext:value-type="float">
            <text:p>0.989273927392739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88448844884488" calcext:value-type="float">
            <text:p>0.988448844884488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89282769991756" calcext:value-type="float">
            <text:p>0.989282769991756</text:p>
          </table:table-cell>
          <table:table-cell office:value-type="float" office:value="1.79431625243946" calcext:value-type="float">
            <text:p>1.79431625243946</text:p>
          </table:table-cell>
          <table:table-cell office:value-type="float" office:value="1.92621146805833" calcext:value-type="float">
            <text:p>1.92621146805833</text:p>
          </table:table-cell>
          <table:table-cell office:value-type="float" office:value="0.0122158642066257" calcext:value-type="float">
            <text:p>0.012215864206626</text:p>
          </table:table-cell>
          <table:table-cell office:value-type="float" office:value="0.000357323899264774" calcext:value-type="float">
            <text:p>0.000357323899265</text:p>
          </table:table-cell>
        </table:table-row>
        <table:table-row table:style-name="ro1">
          <table:table-cell office:value-type="float" office:value="26.4410389065742" calcext:value-type="float">
            <text:p>26.4410389065742</text:p>
          </table:table-cell>
          <table:table-cell office:value-type="float" office:value="6.63108104467392" calcext:value-type="float">
            <text:p>6.6310810446739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0.666947106158942" calcext:value-type="float">
            <text:p>0.666947106158942</text:p>
          </table:table-cell>
          <table:table-cell office:value-type="float" office:value="1.41458493373219" calcext:value-type="float">
            <text:p>1.41458493373219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5.5532521009445" calcext:value-type="float">
            <text:p>25.5532521009445</text:p>
          </table:table-cell>
          <table:table-cell office:value-type="float" office:value="7.10799413919449" calcext:value-type="float">
            <text:p>7.1079941391944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73715177011852" calcext:value-type="float">
            <text:p>1.73715177011852</text:p>
          </table:table-cell>
          <table:table-cell office:value-type="float" office:value="0.727924984385363" calcext:value-type="float">
            <text:p>0.727924984385363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4.9856634140015" calcext:value-type="float">
            <text:p>24.9856634140015</text:p>
          </table:table-cell>
          <table:table-cell office:value-type="float" office:value="7.08560734987259" calcext:value-type="float">
            <text:p>7.08560734987259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0.720492099254185" calcext:value-type="float">
            <text:p>0.720492099254185</text:p>
          </table:table-cell>
          <table:table-cell office:value-type="float" office:value="0.790341729338473" calcext:value-type="float">
            <text:p>0.790341729338473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4.9276950955391" calcext:value-type="float">
            <text:p>24.9276950955391</text:p>
          </table:table-cell>
          <table:table-cell office:value-type="float" office:value="7.0526265501976" calcext:value-type="float">
            <text:p>7.052626550197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3392102106899" calcext:value-type="float">
            <text:p>0.97339210210689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3609031363802" calcext:value-type="float">
            <text:p>1.3609031363802</text:p>
          </table:table-cell>
          <table:table-cell office:value-type="float" office:value="0.553486263108336" calcext:value-type="float">
            <text:p>0.553486263108336</text:p>
          </table:table-cell>
          <table:table-cell office:value-type="float" office:value="0.00990893378635607" calcext:value-type="float">
            <text:p>0.009908933786356</text:p>
          </table:table-cell>
          <table:table-cell office:value-type="float" office:value="0.00320871097619596" calcext:value-type="float">
            <text:p>0.003208710976196</text:p>
          </table:table-cell>
        </table:table-row>
        <table:table-row table:style-name="ro1">
          <table:table-cell office:value-type="float" office:value="27.7035755515099" calcext:value-type="float">
            <text:p>27.7035755515099</text:p>
          </table:table-cell>
          <table:table-cell office:value-type="float" office:value="7.36550390720367" calcext:value-type="float">
            <text:p>7.36550390720367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421769560762" calcext:value-type="float">
            <text:p>0.9742176956076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16413470878118" calcext:value-type="float">
            <text:p>1.16413470878118</text:p>
          </table:table-cell>
          <table:table-cell office:value-type="float" office:value="0.556744555505767" calcext:value-type="float">
            <text:p>0.556744555505767</text:p>
          </table:table-cell>
          <table:table-cell office:value-type="float" office:value="0.00926802933719045" calcext:value-type="float">
            <text:p>0.00926802933719</text:p>
          </table:table-cell>
          <table:table-cell office:value-type="float" office:value="0.00409223653421376" calcext:value-type="float">
            <text:p>0.004092236534214</text:p>
          </table:table-cell>
        </table:table-row>
        <table:table-row table:style-name="ro1">
          <table:table-cell office:value-type="float" office:value="24.0844669342041" calcext:value-type="float">
            <text:p>24.0844669342041</text:p>
          </table:table-cell>
          <table:table-cell office:value-type="float" office:value="7.32434576749802" calcext:value-type="float">
            <text:p>7.3243457674980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932401433270565" calcext:value-type="float">
            <text:p>0.932401433270565</text:p>
          </table:table-cell>
          <table:table-cell office:value-type="float" office:value="0.621267965022495" calcext:value-type="float">
            <text:p>0.621267965022495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5.0739942193031" calcext:value-type="float">
            <text:p>25.0739942193031</text:p>
          </table:table-cell>
          <table:table-cell office:value-type="float" office:value="7.86106538772583" calcext:value-type="float">
            <text:p>7.8610653877258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5454528577464" calcext:value-type="float">
            <text:p>1.5454528577464</text:p>
          </table:table-cell>
          <table:table-cell office:value-type="float" office:value="0.549893860791403" calcext:value-type="float">
            <text:p>0.549893860791403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5.7998121976852" calcext:value-type="float">
            <text:p>25.7998121976852</text:p>
          </table:table-cell>
          <table:table-cell office:value-type="float" office:value="7.51024037599564" calcext:value-type="float">
            <text:p>7.5102403759956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61680222922875" calcext:value-type="float">
            <text:p>1.61680222922875</text:p>
          </table:table-cell>
          <table:table-cell office:value-type="float" office:value="0.691136976773091" calcext:value-type="float">
            <text:p>0.691136976773091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5.8235532045364" calcext:value-type="float">
            <text:p>25.8235532045364</text:p>
          </table:table-cell>
          <table:table-cell office:value-type="float" office:value="10.4082389473915" calcext:value-type="float">
            <text:p>10.408238947391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25665495980243" calcext:value-type="float">
            <text:p>1.25665495980243</text:p>
          </table:table-cell>
          <table:table-cell office:value-type="float" office:value="0.456054905207487" calcext:value-type="float">
            <text:p>0.456054905207487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6.3779757618904" calcext:value-type="float">
            <text:p>26.3779757618904</text:p>
          </table:table-cell>
          <table:table-cell office:value-type="float" office:value="8.3143367767334" calcext:value-type="float">
            <text:p>8.314336776733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18580703512205" calcext:value-type="float">
            <text:p>1.18580703512205</text:p>
          </table:table-cell>
          <table:table-cell office:value-type="float" office:value="0.171658665946077" calcext:value-type="float">
            <text:p>0.171658665946077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8.8663318753242" calcext:value-type="float">
            <text:p>28.8663318753242</text:p>
          </table:table-cell>
          <table:table-cell office:value-type="float" office:value="7.68521201610565" calcext:value-type="float">
            <text:p>7.6852120161056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03184637478046" calcext:value-type="float">
            <text:p>1.03184637478046</text:p>
          </table:table-cell>
          <table:table-cell office:value-type="float" office:value="0.622102243090038" calcext:value-type="float">
            <text:p>0.622102243090038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2321017384529" calcext:value-type="float">
            <text:p>24.2321017384529</text:p>
          </table:table-cell>
          <table:table-cell office:value-type="float" office:value="7.03604698181152" calcext:value-type="float">
            <text:p>7.0360469818115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31452838291483" calcext:value-type="float">
            <text:p>1.31452838291483</text:p>
          </table:table-cell>
          <table:table-cell office:value-type="float" office:value="0.654736373645819" calcext:value-type="float">
            <text:p>0.65473637364581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7943515181541" calcext:value-type="float">
            <text:p>24.7943515181541</text:p>
          </table:table-cell>
          <table:table-cell office:value-type="float" office:value="7.04812896251678" calcext:value-type="float">
            <text:p>7.0481289625167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586033818887261" calcext:value-type="float">
            <text:p>0.586033818887261</text:p>
          </table:table-cell>
          <table:table-cell office:value-type="float" office:value="0.88658977883459" calcext:value-type="float">
            <text:p>0.8865897788345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1115590929985" calcext:value-type="float">
            <text:p>24.1115590929985</text:p>
          </table:table-cell>
          <table:table-cell office:value-type="float" office:value="7.77725774049759" calcext:value-type="float">
            <text:p>7.7772577404975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44675354289379" calcext:value-type="float">
            <text:p>1.44675354289379</text:p>
          </table:table-cell>
          <table:table-cell office:value-type="float" office:value="0.379338276305993" calcext:value-type="float">
            <text:p>0.37933827630599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5.9203290343285" calcext:value-type="float">
            <text:p>25.9203290343285</text:p>
          </table:table-cell>
          <table:table-cell office:value-type="float" office:value="8.41220015287399" calcext:value-type="float">
            <text:p>8.4122001528739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8335776953" calcext:value-type="float">
            <text:p>1.8335776953</text:p>
          </table:table-cell>
          <table:table-cell office:value-type="float" office:value="0.493261784850552" calcext:value-type="float">
            <text:p>0.493261784850552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4005109071732" calcext:value-type="float">
            <text:p>24.4005109071732</text:p>
          </table:table-cell>
          <table:table-cell office:value-type="float" office:value="7.81579464673996" calcext:value-type="float">
            <text:p>7.8157946467399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2986966763953" calcext:value-type="float">
            <text:p>0.99298696676395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87530976015658" calcext:value-type="float">
            <text:p>1.87530976015658</text:p>
          </table:table-cell>
          <table:table-cell office:value-type="float" office:value="0.558586192577482" calcext:value-type="float">
            <text:p>0.558586192577482</text:p>
          </table:table-cell>
          <table:table-cell office:value-type="float" office:value="0.00912771809413298" calcext:value-type="float">
            <text:p>0.009127718094133</text:p>
          </table:table-cell>
          <table:table-cell office:value-type="float" office:value="0.000921485571357738" calcext:value-type="float">
            <text:p>0.000921485571358</text:p>
          </table:table-cell>
        </table:table-row>
        <table:table-row table:style-name="ro1">
          <table:table-cell office:value-type="float" office:value="26.2176963686943" calcext:value-type="float">
            <text:p>26.2176963686943</text:p>
          </table:table-cell>
          <table:table-cell office:value-type="float" office:value="7.80045473575592" calcext:value-type="float">
            <text:p>7.8004547357559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3192897010212" calcext:value-type="float">
            <text:p>0.99319289701021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4" calcext:value-type="float">
            <text:p>24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3393889347647" calcext:value-type="float">
            <text:p>0.993393889347647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2.29699329344822" calcext:value-type="float">
            <text:p>2.29699329344822</text:p>
          </table:table-cell>
          <table:table-cell office:value-type="float" office:value="0.365034351234192" calcext:value-type="float">
            <text:p>0.365034351234192</text:p>
          </table:table-cell>
          <table:table-cell office:value-type="float" office:value="0.00895897646807053" calcext:value-type="float">
            <text:p>0.008958976468071</text:p>
          </table:table-cell>
          <table:table-cell office:value-type="float" office:value="0.000900172272212599" calcext:value-type="float">
            <text:p>0.000900172272213</text:p>
          </table:table-cell>
        </table:table-row>
        <table:table-row table:style-name="ro1">
          <table:table-cell office:value-type="float" office:value="25.2168508172035" calcext:value-type="float">
            <text:p>25.2168508172035</text:p>
          </table:table-cell>
          <table:table-cell office:value-type="float" office:value="8.01257461309433" calcext:value-type="float">
            <text:p>8.01257461309433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1749001778246" calcext:value-type="float">
            <text:p>0.99174900177824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9" calcext:value-type="float">
            <text:p>1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0916597853014" calcext:value-type="float">
            <text:p>0.990916597853014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1.18083489728716" calcext:value-type="float">
            <text:p>1.18083489728716</text:p>
          </table:table-cell>
          <table:table-cell office:value-type="float" office:value="0.444907231651164" calcext:value-type="float">
            <text:p>0.444907231651164</text:p>
          </table:table-cell>
          <table:table-cell office:value-type="float" office:value="0.0113531992707557" calcext:value-type="float">
            <text:p>0.011353199270756</text:p>
          </table:table-cell>
          <table:table-cell office:value-type="float" office:value="0.00154459748851103" calcext:value-type="float">
            <text:p>0.001544597488511</text:p>
          </table:table-cell>
        </table:table-row>
        <table:table-row table:style-name="ro1">
          <table:table-cell office:value-type="float" office:value="25.9529669284821" calcext:value-type="float">
            <text:p>25.9529669284821</text:p>
          </table:table-cell>
          <table:table-cell office:value-type="float" office:value="7.83812355995178" calcext:value-type="float">
            <text:p>7.83812355995178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1336630574101" calcext:value-type="float">
            <text:p>0.99133663057410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9" calcext:value-type="float">
            <text:p>1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0916597853014" calcext:value-type="float">
            <text:p>0.990916597853014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0931574608409" calcext:value-type="float">
            <text:p>0.990931574608409</text:p>
          </table:table-cell>
          <table:table-cell office:value-type="float" office:value="1.45364968728864" calcext:value-type="float">
            <text:p>1.45364968728864</text:p>
          </table:table-cell>
          <table:table-cell office:value-type="float" office:value="0.33662197511956" calcext:value-type="float">
            <text:p>0.33662197511956</text:p>
          </table:table-cell>
          <table:table-cell office:value-type="float" office:value="0.0113531992707557" calcext:value-type="float">
            <text:p>0.011353199270756</text:p>
          </table:table-cell>
          <table:table-cell office:value-type="float" office:value="0.000412578323671359" calcext:value-type="float">
            <text:p>0.000412578323671</text:p>
          </table:table-cell>
        </table:table-row>
        <table:table-row table:style-name="ro1">
          <table:table-cell office:value-type="float" office:value="24.8287117481232" calcext:value-type="float">
            <text:p>24.8287117481232</text:p>
          </table:table-cell>
          <table:table-cell office:value-type="float" office:value="7.40301734209061" calcext:value-type="float">
            <text:p>7.4030173420906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0923748939172" calcext:value-type="float">
            <text:p>0.99092374893917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" calcext:value-type="float">
            <text:p>16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009083402147" calcext:value-type="float">
            <text:p>0.99009083402147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009900990099" calcext:value-type="float">
            <text:p>0.99009900990099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1755976916735" calcext:value-type="float">
            <text:p>0.991755976916735</text:p>
          </table:table-cell>
          <table:table-cell office:value-type="float" office:value="1.6461550908372" calcext:value-type="float">
            <text:p>1.6461550908372</text:p>
          </table:table-cell>
          <table:table-cell office:value-type="float" office:value="0.971307662181006" calcext:value-type="float">
            <text:p>0.971307662181006</text:p>
          </table:table-cell>
          <table:table-cell office:value-type="float" office:value="0.0122158642066257" calcext:value-type="float">
            <text:p>0.012215864206626</text:p>
          </table:table-cell>
          <table:table-cell office:value-type="float" office:value="0.000828835507437408" calcext:value-type="float">
            <text:p>0.000828835507437</text:p>
          </table:table-cell>
        </table:table-row>
        <table:table-row table:style-name="ro1">
          <table:table-cell office:value-type="float" office:value="34.7200392484665" calcext:value-type="float">
            <text:p>34.7200392484665</text:p>
          </table:table-cell>
          <table:table-cell office:value-type="float" office:value="8.86774361133575" calcext:value-type="float">
            <text:p>8.8677436113357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2.71158585959245" calcext:value-type="float">
            <text:p>2.71158585959245</text:p>
          </table:table-cell>
          <table:table-cell office:value-type="float" office:value="0.778126303826676" calcext:value-type="float">
            <text:p>0.778126303826676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6.2679631710052" calcext:value-type="float">
            <text:p>26.2679631710052</text:p>
          </table:table-cell>
          <table:table-cell office:value-type="float" office:value="8.29294914007187" calcext:value-type="float">
            <text:p>8.2929491400718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2.90436021783018" calcext:value-type="float">
            <text:p>2.90436021783018</text:p>
          </table:table-cell>
          <table:table-cell office:value-type="float" office:value="0.514086915620949" calcext:value-type="float">
            <text:p>0.514086915620949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33.2354455590248" calcext:value-type="float">
            <text:p>33.2354455590248</text:p>
          </table:table-cell>
          <table:table-cell office:value-type="float" office:value="8.21462512016296" calcext:value-type="float">
            <text:p>8.2146251201629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5193965742678" calcext:value-type="float">
            <text:p>1.5193965742678</text:p>
          </table:table-cell>
          <table:table-cell office:value-type="float" office:value="0.979085644632901" calcext:value-type="float">
            <text:p>0.979085644632901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9.6114502549171" calcext:value-type="float">
            <text:p>29.6114502549171</text:p>
          </table:table-cell>
          <table:table-cell office:value-type="float" office:value="8.07527452707291" calcext:value-type="float">
            <text:p>8.0752745270729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3392102106899" calcext:value-type="float">
            <text:p>0.97339210210689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3.04584047337659" calcext:value-type="float">
            <text:p>3.04584047337659</text:p>
          </table:table-cell>
          <table:table-cell office:value-type="float" office:value="0.892877202407928" calcext:value-type="float">
            <text:p>0.892877202407928</text:p>
          </table:table-cell>
          <table:table-cell office:value-type="float" office:value="0.00990893378635607" calcext:value-type="float">
            <text:p>0.009908933786356</text:p>
          </table:table-cell>
          <table:table-cell office:value-type="float" office:value="0.00320871097619596" calcext:value-type="float">
            <text:p>0.003208710976196</text:p>
          </table:table-cell>
        </table:table-row>
        <table:table-row table:style-name="ro1">
          <table:table-cell office:value-type="float" office:value="27.6555906534195" calcext:value-type="float">
            <text:p>27.6555906534195</text:p>
          </table:table-cell>
          <table:table-cell office:value-type="float" office:value="8.24674433469772" calcext:value-type="float">
            <text:p>8.2467443346977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421769560762" calcext:value-type="float">
            <text:p>0.9742176956076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2.07906671868287" calcext:value-type="float">
            <text:p>2.07906671868287</text:p>
          </table:table-cell>
          <table:table-cell office:value-type="float" office:value="0.857645238632603" calcext:value-type="float">
            <text:p>0.857645238632603</text:p>
          </table:table-cell>
          <table:table-cell office:value-type="float" office:value="0.00926802933719045" calcext:value-type="float">
            <text:p>0.00926802933719</text:p>
          </table:table-cell>
          <table:table-cell office:value-type="float" office:value="0.00409223653421376" calcext:value-type="float">
            <text:p>0.004092236534214</text:p>
          </table:table-cell>
        </table:table-row>
        <table:table-row table:style-name="ro1">
          <table:table-cell office:value-type="float" office:value="25.2066234946251" calcext:value-type="float">
            <text:p>25.2066234946251</text:p>
          </table:table-cell>
          <table:table-cell office:value-type="float" office:value="7.8760079741478" calcext:value-type="float">
            <text:p>7.876007974147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736301039373432" calcext:value-type="float">
            <text:p>0.736301039373432</text:p>
          </table:table-cell>
          <table:table-cell office:value-type="float" office:value="0.446857101107381" calcext:value-type="float">
            <text:p>0.446857101107381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6.8059034347534" calcext:value-type="float">
            <text:p>26.8059034347534</text:p>
          </table:table-cell>
          <table:table-cell office:value-type="float" office:value="7.66769903898239" calcext:value-type="float">
            <text:p>7.6676990389823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06294712399111" calcext:value-type="float">
            <text:p>1.06294712399111</text:p>
          </table:table-cell>
          <table:table-cell office:value-type="float" office:value="1.02654581701693" calcext:value-type="float">
            <text:p>1.02654581701693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4.6017097234726" calcext:value-type="float">
            <text:p>24.6017097234726</text:p>
          </table:table-cell>
          <table:table-cell office:value-type="float" office:value="8.38172161579132" calcext:value-type="float">
            <text:p>8.3817216157913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01930588168972" calcext:value-type="float">
            <text:p>2.01930588168972</text:p>
          </table:table-cell>
          <table:table-cell office:value-type="float" office:value="0.734567526376236" calcext:value-type="float">
            <text:p>0.734567526376236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6.513297855854" calcext:value-type="float">
            <text:p>26.513297855854</text:p>
          </table:table-cell>
          <table:table-cell office:value-type="float" office:value="6.98422187566757" calcext:value-type="float">
            <text:p>6.9842218756675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68611161677805" calcext:value-type="float">
            <text:p>1.68611161677805</text:p>
          </table:table-cell>
          <table:table-cell office:value-type="float" office:value="1.27459162206931" calcext:value-type="float">
            <text:p>1.27459162206931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5.3395748734474" calcext:value-type="float">
            <text:p>25.3395748734474</text:p>
          </table:table-cell>
          <table:table-cell office:value-type="float" office:value="7.85495257377625" calcext:value-type="float">
            <text:p>7.854952573776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73488228612238" calcext:value-type="float">
            <text:p>1.73488228612238</text:p>
          </table:table-cell>
          <table:table-cell office:value-type="float" office:value="0.577629525869692" calcext:value-type="float">
            <text:p>0.577629525869692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5.9019366502762" calcext:value-type="float">
            <text:p>25.9019366502762</text:p>
          </table:table-cell>
          <table:table-cell office:value-type="float" office:value="8.19035214185715" calcext:value-type="float">
            <text:p>8.1903521418571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37927989415857" calcext:value-type="float">
            <text:p>1.37927989415857</text:p>
          </table:table-cell>
          <table:table-cell office:value-type="float" office:value="0.652856166847636" calcext:value-type="float">
            <text:p>0.652856166847636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0162733197212" calcext:value-type="float">
            <text:p>24.0162733197212</text:p>
          </table:table-cell>
          <table:table-cell office:value-type="float" office:value="8.34932565689087" calcext:value-type="float">
            <text:p>8.3493256568908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27359260706963" calcext:value-type="float">
            <text:p>1.27359260706963</text:p>
          </table:table-cell>
          <table:table-cell office:value-type="float" office:value="0.306963366973942" calcext:value-type="float">
            <text:p>0.306963366973942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0370454788208" calcext:value-type="float">
            <text:p>24.0370454788208</text:p>
          </table:table-cell>
          <table:table-cell office:value-type="float" office:value="7.70863431692123" calcext:value-type="float">
            <text:p>7.708634316921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10704418518452" calcext:value-type="float">
            <text:p>1.10704418518452</text:p>
          </table:table-cell>
          <table:table-cell office:value-type="float" office:value="0.703703862036849" calcext:value-type="float">
            <text:p>0.70370386203684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3414297699928" calcext:value-type="float">
            <text:p>24.3414297699928</text:p>
          </table:table-cell>
          <table:table-cell office:value-type="float" office:value="7.7124690413475" calcext:value-type="float">
            <text:p>7.71246904134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50773442362159" calcext:value-type="float">
            <text:p>1.50773442362159</text:p>
          </table:table-cell>
          <table:table-cell office:value-type="float" office:value="0.521244361852535" calcext:value-type="float">
            <text:p>0.52124436185253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5.8253120779991" calcext:value-type="float">
            <text:p>25.8253120779991</text:p>
          </table:table-cell>
          <table:table-cell office:value-type="float" office:value="7.4403589963913" calcext:value-type="float">
            <text:p>7.440358996391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35911581104018" calcext:value-type="float">
            <text:p>1.35911581104018</text:p>
          </table:table-cell>
          <table:table-cell office:value-type="float" office:value="0.49647101616326" calcext:value-type="float">
            <text:p>0.49647101616326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5902401208878" calcext:value-type="float">
            <text:p>24.5902401208878</text:p>
          </table:table-cell>
          <table:table-cell office:value-type="float" office:value="8.06122708320618" calcext:value-type="float">
            <text:p>8.06122708320618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4636451580531" calcext:value-type="float">
            <text:p>0.99463645158053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68833904128188" calcext:value-type="float">
            <text:p>1.68833904128188</text:p>
          </table:table-cell>
          <table:table-cell office:value-type="float" office:value="0.437811136212003" calcext:value-type="float">
            <text:p>0.437811136212003</text:p>
          </table:table-cell>
          <table:table-cell office:value-type="float" office:value="0.00938577951715222" calcext:value-type="float">
            <text:p>0.009385779517152</text:p>
          </table:table-cell>
          <table:table-cell office:value-type="float" office:value="0.00148871449972508" calcext:value-type="float">
            <text:p>0.001488714499725</text:p>
          </table:table-cell>
        </table:table-row>
        <table:table-row table:style-name="ro1">
          <table:table-cell office:value-type="float" office:value="24.3342992663383" calcext:value-type="float">
            <text:p>24.3342992663383</text:p>
          </table:table-cell>
          <table:table-cell office:value-type="float" office:value="8.11476022005081" calcext:value-type="float">
            <text:p>8.1147602200508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5048822784675" calcext:value-type="float">
            <text:p>0.99504882278467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85708564618577" calcext:value-type="float">
            <text:p>1.85708564618577</text:p>
          </table:table-cell>
          <table:table-cell office:value-type="float" office:value="0.620072410824374" calcext:value-type="float">
            <text:p>0.620072410824374</text:p>
          </table:table-cell>
          <table:table-cell office:value-type="float" office:value="0.009426695938893" calcext:value-type="float">
            <text:p>0.009426695938893</text:p>
          </table:table-cell>
          <table:table-cell office:value-type="float" office:value="0.00154504475133708" calcext:value-type="float">
            <text:p>0.001545044751337</text:p>
          </table:table-cell>
        </table:table-row>
        <table:table-row table:style-name="ro1">
          <table:table-cell office:value-type="float" office:value="27.6156242489815" calcext:value-type="float">
            <text:p>27.6156242489815</text:p>
          </table:table-cell>
          <table:table-cell office:value-type="float" office:value="7.26412278413773" calcext:value-type="float">
            <text:p>7.26412278413773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4018149849286" calcext:value-type="float">
            <text:p>0.99401814984928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50372208436724" calcext:value-type="float">
            <text:p>0.950372208436724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2.26276281318408" calcext:value-type="float">
            <text:p>2.26276281318408</text:p>
          </table:table-cell>
          <table:table-cell office:value-type="float" office:value="0.939133494040417" calcext:value-type="float">
            <text:p>0.939133494040417</text:p>
          </table:table-cell>
          <table:table-cell office:value-type="float" office:value="0.0117622072109648" calcext:value-type="float">
            <text:p>0.011762207210965</text:p>
          </table:table-cell>
          <table:table-cell office:value-type="float" office:value="0.000899118681470799" calcext:value-type="float">
            <text:p>0.000899118681471</text:p>
          </table:table-cell>
        </table:table-row>
        <table:table-row table:style-name="ro1">
          <table:table-cell office:value-type="float" office:value="25.9557734727859" calcext:value-type="float">
            <text:p>25.9557734727859</text:p>
          </table:table-cell>
          <table:table-cell office:value-type="float" office:value="8.12749999761581" calcext:value-type="float">
            <text:p>8.1274999976158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3812049272204" calcext:value-type="float">
            <text:p>0.99381204927220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4" calcext:value-type="float">
            <text:p>24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1.8458914185321" calcext:value-type="float">
            <text:p>1.8458914185321</text:p>
          </table:table-cell>
          <table:table-cell office:value-type="float" office:value="0.224818271410561" calcext:value-type="float">
            <text:p>0.224818271410561</text:p>
          </table:table-cell>
          <table:table-cell office:value-type="float" office:value="0.0128711973015974" calcext:value-type="float">
            <text:p>0.012871197301597</text:p>
          </table:table-cell>
          <table:table-cell office:value-type="float" office:value="0.000409996519889522" calcext:value-type="float">
            <text:p>0.00040999651989</text:p>
          </table:table-cell>
        </table:table-row>
        <table:table-row table:style-name="ro1">
          <table:table-cell office:value-type="float" office:value="24.0481743216515" calcext:value-type="float">
            <text:p>24.0481743216515</text:p>
          </table:table-cell>
          <table:table-cell office:value-type="float" office:value="8.79612112045288" calcext:value-type="float">
            <text:p>8.79612112045288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2367643890295" calcext:value-type="float">
            <text:p>0.99236764389029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" calcext:value-type="float">
            <text:p>12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1742361684558" calcext:value-type="float">
            <text:p>0.991742361684558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1749174917492" calcext:value-type="float">
            <text:p>0.99174917491749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3404781533388" calcext:value-type="float">
            <text:p>0.993404781533388</text:p>
          </table:table-cell>
          <table:table-cell office:value-type="float" office:value="0.601282157051818" calcext:value-type="float">
            <text:p>0.601282157051818</text:p>
          </table:table-cell>
          <table:table-cell office:value-type="float" office:value="0.426496628240157" calcext:value-type="float">
            <text:p>0.426496628240157</text:p>
          </table:table-cell>
          <table:table-cell office:value-type="float" office:value="0.0113548292222667" calcext:value-type="float">
            <text:p>0.011354829222267</text:p>
          </table:table-cell>
          <table:table-cell office:value-type="float" office:value="0.000687718210985191" calcext:value-type="float">
            <text:p>0.000687718210985</text:p>
          </table:table-cell>
        </table:table-row>
        <table:table-row table:style-name="ro1">
          <table:table-cell office:value-type="float" office:value="31.9365699291229" calcext:value-type="float">
            <text:p>31.9365699291229</text:p>
          </table:table-cell>
          <table:table-cell office:value-type="float" office:value="8.29133951663971" calcext:value-type="float">
            <text:p>8.2913395166397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59273041781143" calcext:value-type="float">
            <text:p>1.59273041781143</text:p>
          </table:table-cell>
          <table:table-cell office:value-type="float" office:value="1.22560559503683" calcext:value-type="float">
            <text:p>1.22560559503683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9.4388792514801" calcext:value-type="float">
            <text:p>29.4388792514801</text:p>
          </table:table-cell>
          <table:table-cell office:value-type="float" office:value="9.9835547208786" calcext:value-type="float">
            <text:p>9.983554720878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80362930844457" calcext:value-type="float">
            <text:p>1.80362930844457</text:p>
          </table:table-cell>
          <table:table-cell office:value-type="float" office:value="0.60239985012486" calcext:value-type="float">
            <text:p>0.60239985012486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30.177822470665" calcext:value-type="float">
            <text:p>30.177822470665</text:p>
          </table:table-cell>
          <table:table-cell office:value-type="float" office:value="7.50693237781525" calcext:value-type="float">
            <text:p>7.5069323778152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9694896180741" calcext:value-type="float">
            <text:p>1.9694896180741</text:p>
          </table:table-cell>
          <table:table-cell office:value-type="float" office:value="0.2450312554989" calcext:value-type="float">
            <text:p>0.2450312554989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7.441170156002" calcext:value-type="float">
            <text:p>27.441170156002</text:p>
          </table:table-cell>
          <table:table-cell office:value-type="float" office:value="7.79766267538071" calcext:value-type="float">
            <text:p>7.79766267538071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3392102106899" calcext:value-type="float">
            <text:p>0.97339210210689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36126609117076" calcext:value-type="float">
            <text:p>1.36126609117076</text:p>
          </table:table-cell>
          <table:table-cell office:value-type="float" office:value="0.599485918864831" calcext:value-type="float">
            <text:p>0.599485918864831</text:p>
          </table:table-cell>
          <table:table-cell office:value-type="float" office:value="0.00990893378635607" calcext:value-type="float">
            <text:p>0.009908933786356</text:p>
          </table:table-cell>
          <table:table-cell office:value-type="float" office:value="0.00320871097619596" calcext:value-type="float">
            <text:p>0.003208710976196</text:p>
          </table:table-cell>
        </table:table-row>
        <table:table-row table:style-name="ro1">
          <table:table-cell office:value-type="float" office:value="25.6090567708015" calcext:value-type="float">
            <text:p>25.6090567708015</text:p>
          </table:table-cell>
          <table:table-cell office:value-type="float" office:value="7.23210650682449" calcext:value-type="float">
            <text:p>7.2321065068244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421769560762" calcext:value-type="float">
            <text:p>0.9742176956076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20384188638745" calcext:value-type="float">
            <text:p>1.20384188638745</text:p>
          </table:table-cell>
          <table:table-cell office:value-type="float" office:value="0.527668286629657" calcext:value-type="float">
            <text:p>0.527668286629657</text:p>
          </table:table-cell>
          <table:table-cell office:value-type="float" office:value="0.00926802933719045" calcext:value-type="float">
            <text:p>0.00926802933719</text:p>
          </table:table-cell>
          <table:table-cell office:value-type="float" office:value="0.00409223653421376" calcext:value-type="float">
            <text:p>0.004092236534214</text:p>
          </table:table-cell>
        </table:table-row>
        <table:table-row table:style-name="ro1">
          <table:table-cell office:value-type="float" office:value="25.0051633119583" calcext:value-type="float">
            <text:p>25.0051633119583</text:p>
          </table:table-cell>
          <table:table-cell office:value-type="float" office:value="9.6897674202919" calcext:value-type="float">
            <text:p>9.689767420291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11678358989884" calcext:value-type="float">
            <text:p>1.11678358989884</text:p>
          </table:table-cell>
          <table:table-cell office:value-type="float" office:value="0.917913929194301" calcext:value-type="float">
            <text:p>0.917913929194301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43.4625018835068" calcext:value-type="float">
            <text:p>43.4625018835068</text:p>
          </table:table-cell>
          <table:table-cell office:value-type="float" office:value="12.3589600920677" calcext:value-type="float">
            <text:p>12.358960092067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31987154549392" calcext:value-type="float">
            <text:p>3.31987154549392</text:p>
          </table:table-cell>
          <table:table-cell office:value-type="float" office:value="2.36366478243319" calcext:value-type="float">
            <text:p>2.36366478243319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9.6490875482559" calcext:value-type="float">
            <text:p>29.6490875482559</text:p>
          </table:table-cell>
          <table:table-cell office:value-type="float" office:value="6.60940104722977" calcext:value-type="float">
            <text:p>6.6094010472297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18966538884587" calcext:value-type="float">
            <text:p>2.18966538884587</text:p>
          </table:table-cell>
          <table:table-cell office:value-type="float" office:value="1.4833102067141" calcext:value-type="float">
            <text:p>1.4833102067141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6.3907427191734" calcext:value-type="float">
            <text:p>26.3907427191734</text:p>
          </table:table-cell>
          <table:table-cell office:value-type="float" office:value="6.60235190391541" calcext:value-type="float">
            <text:p>6.602351903915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857331257281625" calcext:value-type="float">
            <text:p>0.857331257281625</text:p>
          </table:table-cell>
          <table:table-cell office:value-type="float" office:value="1.4938580218647" calcext:value-type="float">
            <text:p>1.4938580218647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6.161868929863" calcext:value-type="float">
            <text:p>26.161868929863</text:p>
          </table:table-cell>
          <table:table-cell office:value-type="float" office:value="7.13838160037994" calcext:value-type="float">
            <text:p>7.1383816003799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90487412676005" calcext:value-type="float">
            <text:p>1.90487412676005</text:p>
          </table:table-cell>
          <table:table-cell office:value-type="float" office:value="1.79635365414044" calcext:value-type="float">
            <text:p>1.79635365414044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6.4573594927788" calcext:value-type="float">
            <text:p>26.4573594927788</text:p>
          </table:table-cell>
          <table:table-cell office:value-type="float" office:value="7.4485804438591" calcext:value-type="float">
            <text:p>7.448580443859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61374085083433" calcext:value-type="float">
            <text:p>2.61374085083433</text:p>
          </table:table-cell>
          <table:table-cell office:value-type="float" office:value="2.21926907581669" calcext:value-type="float">
            <text:p>2.2192690758166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6.5593504309654" calcext:value-type="float">
            <text:p>26.5593504309654</text:p>
          </table:table-cell>
          <table:table-cell office:value-type="float" office:value="8.02943354845047" calcext:value-type="float">
            <text:p>8.0294335484504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50278881204454" calcext:value-type="float">
            <text:p>1.50278881204454</text:p>
          </table:table-cell>
          <table:table-cell office:value-type="float" office:value="3.00227401923985" calcext:value-type="float">
            <text:p>3.0022740192398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8.5611804127693" calcext:value-type="float">
            <text:p>28.5611804127693</text:p>
          </table:table-cell>
          <table:table-cell office:value-type="float" office:value="8.69872081279755" calcext:value-type="float">
            <text:p>8.6987208127975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83660837313901" calcext:value-type="float">
            <text:p>1.83660837313901</text:p>
          </table:table-cell>
          <table:table-cell office:value-type="float" office:value="2.37605711992578" calcext:value-type="float">
            <text:p>2.37605711992578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9.1485244035721" calcext:value-type="float">
            <text:p>29.1485244035721</text:p>
          </table:table-cell>
          <table:table-cell office:value-type="float" office:value="8.0632786154747" calcext:value-type="float">
            <text:p>8.063278615474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07684682861431" calcext:value-type="float">
            <text:p>1.07684682861431</text:p>
          </table:table-cell>
          <table:table-cell office:value-type="float" office:value="2.48322556348643" calcext:value-type="float">
            <text:p>2.4832255634864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31.9177374243736" calcext:value-type="float">
            <text:p>31.9177374243736</text:p>
          </table:table-cell>
          <table:table-cell office:value-type="float" office:value="8.2612127661705" calcext:value-type="float">
            <text:p>8.261212766170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36939834812715" calcext:value-type="float">
            <text:p>1.36939834812715</text:p>
          </table:table-cell>
          <table:table-cell office:value-type="float" office:value="0.598728589442934" calcext:value-type="float">
            <text:p>0.59872858944293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7.3567886352539" calcext:value-type="float">
            <text:p>27.3567886352539</text:p>
          </table:table-cell>
          <table:table-cell office:value-type="float" office:value="8.65615773200989" calcext:value-type="float">
            <text:p>8.6561577320098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18932847559695" calcext:value-type="float">
            <text:p>2.18932847559695</text:p>
          </table:table-cell>
          <table:table-cell office:value-type="float" office:value="1.24266271077996" calcext:value-type="float">
            <text:p>1.24266271077996</text:p>
          </table:table-cell>
          <table:table-cell office:value-type="float" office:value="0.00975502340008962" calcext:value-type="float">
            <text:p>0.00975502340009</text:p>
          </table:table-cell>
          <table:table-cell office:value-type="float" office:value="0.00158459445147422" calcext:value-type="float">
            <text:p>0.001584594451474</text:p>
          </table:table-cell>
        </table:table-row>
        <table:table-row table:style-name="ro1">
          <table:table-cell office:value-type="float" office:value="26.5271143317223" calcext:value-type="float">
            <text:p>26.5271143317223</text:p>
          </table:table-cell>
          <table:table-cell office:value-type="float" office:value="7.64315444231033" calcext:value-type="float">
            <text:p>7.64315444231033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6080516581635" calcext:value-type="float">
            <text:p>0.99608051658163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14951686939416" calcext:value-type="float">
            <text:p>1.14951686939416</text:p>
          </table:table-cell>
          <table:table-cell office:value-type="float" office:value="0.154890541967922" calcext:value-type="float">
            <text:p>0.154890541967922</text:p>
          </table:table-cell>
          <table:table-cell office:value-type="float" office:value="0.00998758920592518" calcext:value-type="float">
            <text:p>0.009987589205925</text:p>
          </table:table-cell>
          <table:table-cell office:value-type="float" office:value="0.00168893921437012" calcext:value-type="float">
            <text:p>0.00168893921437</text:p>
          </table:table-cell>
        </table:table-row>
        <table:table-row table:style-name="ro1">
          <table:table-cell office:value-type="float" office:value="24.9070897102356" calcext:value-type="float">
            <text:p>24.9070897102356</text:p>
          </table:table-cell>
          <table:table-cell office:value-type="float" office:value="7.19070637226105" calcext:value-type="float">
            <text:p>7.19070637226105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94636621630512" calcext:value-type="float">
            <text:p>0.99463662163051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4219653179191" calcext:value-type="float">
            <text:p>0.994219653179191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52853598014888" calcext:value-type="float">
            <text:p>0.952853598014888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1.29745085715226" calcext:value-type="float">
            <text:p>1.29745085715226</text:p>
          </table:table-cell>
          <table:table-cell office:value-type="float" office:value="1.05922657133644" calcext:value-type="float">
            <text:p>1.05922657133644</text:p>
          </table:table-cell>
          <table:table-cell office:value-type="float" office:value="0.0114255295430135" calcext:value-type="float">
            <text:p>0.011425529543014</text:p>
          </table:table-cell>
          <table:table-cell office:value-type="float" office:value="0.00136937575154584" calcext:value-type="float">
            <text:p>0.001369375751546</text:p>
          </table:table-cell>
        </table:table-row>
        <table:table-row table:style-name="ro1">
          <table:table-cell office:value-type="float" office:value="25.4139495491982" calcext:value-type="float">
            <text:p>25.4139495491982</text:p>
          </table:table-cell>
          <table:table-cell office:value-type="float" office:value="7.13504701852798" calcext:value-type="float">
            <text:p>7.1350470185279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95255433792542" calcext:value-type="float">
            <text:p>0.99525543379254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6" calcext:value-type="float">
            <text:p>16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53151636584021" calcext:value-type="float">
            <text:p>1.53151636584021</text:p>
          </table:table-cell>
          <table:table-cell office:value-type="float" office:value="0.513688387042923" calcext:value-type="float">
            <text:p>0.513688387042923</text:p>
          </table:table-cell>
          <table:table-cell office:value-type="float" office:value="0.0122158642066257" calcext:value-type="float">
            <text:p>0.012215864206626</text:p>
          </table:table-cell>
          <table:table-cell office:value-type="float" office:value="0.000900441922907585" calcext:value-type="float">
            <text:p>0.000900441922908</text:p>
          </table:table-cell>
        </table:table-row>
        <table:table-row table:style-name="ro1">
          <table:table-cell office:value-type="float" office:value="31.861138343811" calcext:value-type="float">
            <text:p>31.861138343811</text:p>
          </table:table-cell>
          <table:table-cell office:value-type="float" office:value="6.86426210403442" calcext:value-type="float">
            <text:p>6.86426210403442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3811538560576" calcext:value-type="float">
            <text:p>0.99381153856057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" calcext:value-type="float">
            <text:p>12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2568125516102" calcext:value-type="float">
            <text:p>0.992568125516102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50372208436724" calcext:value-type="float">
            <text:p>0.950372208436724</text:p>
          </table:table-cell>
          <table:table-cell office:value-type="float" office:value="0.994229183841715" calcext:value-type="float">
            <text:p>0.994229183841715</text:p>
          </table:table-cell>
          <table:table-cell office:value-type="float" office:value="1.8584698795403" calcext:value-type="float">
            <text:p>1.8584698795403</text:p>
          </table:table-cell>
          <table:table-cell office:value-type="float" office:value="1.70958489153797" calcext:value-type="float">
            <text:p>1.70958489153797</text:p>
          </table:table-cell>
          <table:table-cell office:value-type="float" office:value="0.0110747218726878" calcext:value-type="float">
            <text:p>0.011074721872688</text:p>
          </table:table-cell>
          <table:table-cell office:value-type="float" office:value="0.000925063791090961" calcext:value-type="float">
            <text:p>0.000925063791091</text:p>
          </table:table-cell>
        </table:table-row>
        <table:table-row table:style-name="ro1">
          <table:table-cell office:value-type="float" office:value="26.8673605918884" calcext:value-type="float">
            <text:p>26.8673605918884</text:p>
          </table:table-cell>
          <table:table-cell office:value-type="float" office:value="6.77196627855301" calcext:value-type="float">
            <text:p>6.7719662785530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0.53897842712046" calcext:value-type="float">
            <text:p>0.53897842712046</text:p>
          </table:table-cell>
          <table:table-cell office:value-type="float" office:value="1.4383551453543" calcext:value-type="float">
            <text:p>1.4383551453543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6.7268342971802" calcext:value-type="float">
            <text:p>26.7268342971802</text:p>
          </table:table-cell>
          <table:table-cell office:value-type="float" office:value="7.15888851881027" calcext:value-type="float">
            <text:p>7.1588885188102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2.14716615711929" calcext:value-type="float">
            <text:p>2.14716615711929</text:p>
          </table:table-cell>
          <table:table-cell office:value-type="float" office:value="1.60456924518099" calcext:value-type="float">
            <text:p>1.60456924518099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8.0890473127365" calcext:value-type="float">
            <text:p>28.0890473127365</text:p>
          </table:table-cell>
          <table:table-cell office:value-type="float" office:value="10.1881435513496" calcext:value-type="float">
            <text:p>10.188143551349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3.05806604732145" calcext:value-type="float">
            <text:p>3.05806604732145</text:p>
          </table:table-cell>
          <table:table-cell office:value-type="float" office:value="1.91469343697234" calcext:value-type="float">
            <text:p>1.91469343697234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33.2030444741249" calcext:value-type="float">
            <text:p>33.2030444741249</text:p>
          </table:table-cell>
          <table:table-cell office:value-type="float" office:value="7.24864745140076" calcext:value-type="float">
            <text:p>7.2486474514007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3392102106899" calcext:value-type="float">
            <text:p>0.97339210210689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2.73638424037864" calcext:value-type="float">
            <text:p>2.73638424037864</text:p>
          </table:table-cell>
          <table:table-cell office:value-type="float" office:value="1.17415826342148" calcext:value-type="float">
            <text:p>1.17415826342148</text:p>
          </table:table-cell>
          <table:table-cell office:value-type="float" office:value="0.00990893378635607" calcext:value-type="float">
            <text:p>0.009908933786356</text:p>
          </table:table-cell>
          <table:table-cell office:value-type="float" office:value="0.00320871097619596" calcext:value-type="float">
            <text:p>0.003208710976196</text:p>
          </table:table-cell>
        </table:table-row>
        <table:table-row table:style-name="ro1">
          <table:table-cell office:value-type="float" office:value="27.3766100406647" calcext:value-type="float">
            <text:p>27.3766100406647</text:p>
          </table:table-cell>
          <table:table-cell office:value-type="float" office:value="6.65191531181335" calcext:value-type="float">
            <text:p>6.6519153118133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421769560762" calcext:value-type="float">
            <text:p>0.9742176956076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13616678569576" calcext:value-type="float">
            <text:p>1.13616678569576</text:p>
          </table:table-cell>
          <table:table-cell office:value-type="float" office:value="1.63444475553214" calcext:value-type="float">
            <text:p>1.63444475553214</text:p>
          </table:table-cell>
          <table:table-cell office:value-type="float" office:value="0.00926802933719045" calcext:value-type="float">
            <text:p>0.00926802933719</text:p>
          </table:table-cell>
          <table:table-cell office:value-type="float" office:value="0.00409223653421376" calcext:value-type="float">
            <text:p>0.004092236534214</text:p>
          </table:table-cell>
        </table:table-row>
        <table:table-row table:style-name="ro1">
          <table:table-cell office:value-type="float" office:value="38.109216094017" calcext:value-type="float">
            <text:p>38.109216094017</text:p>
          </table:table-cell>
          <table:table-cell office:value-type="float" office:value="8.06240963935852" calcext:value-type="float">
            <text:p>8.0624096393585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47955019951911" calcext:value-type="float">
            <text:p>2.47955019951911</text:p>
          </table:table-cell>
          <table:table-cell office:value-type="float" office:value="1.9907406249841" calcext:value-type="float">
            <text:p>1.9907406249841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6.2842034697533" calcext:value-type="float">
            <text:p>26.2842034697533</text:p>
          </table:table-cell>
          <table:table-cell office:value-type="float" office:value="7.45980453491211" calcext:value-type="float">
            <text:p>7.4598045349121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42984781564621" calcext:value-type="float">
            <text:p>1.42984781564621</text:p>
          </table:table-cell>
          <table:table-cell office:value-type="float" office:value="1.70580422806557" calcext:value-type="float">
            <text:p>1.70580422806557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6.2759723067284" calcext:value-type="float">
            <text:p>26.2759723067284</text:p>
          </table:table-cell>
          <table:table-cell office:value-type="float" office:value="7.34980946779251" calcext:value-type="float">
            <text:p>7.3498094677925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50774930736052" calcext:value-type="float">
            <text:p>1.50774930736052</text:p>
          </table:table-cell>
          <table:table-cell office:value-type="float" office:value="1.55758554255498" calcext:value-type="float">
            <text:p>1.55758554255498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7.7421993017197" calcext:value-type="float">
            <text:p>27.7421993017197</text:p>
          </table:table-cell>
          <table:table-cell office:value-type="float" office:value="7.6882101893425" calcext:value-type="float">
            <text:p>7.68821018934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24120446007064" calcext:value-type="float">
            <text:p>1.24120446007064</text:p>
          </table:table-cell>
          <table:table-cell office:value-type="float" office:value="0.382806758831276" calcext:value-type="float">
            <text:p>0.382806758831276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5.0059161782265" calcext:value-type="float">
            <text:p>25.0059161782265</text:p>
          </table:table-cell>
          <table:table-cell office:value-type="float" office:value="9.86932134628296" calcext:value-type="float">
            <text:p>9.8693213462829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00923275080039" calcext:value-type="float">
            <text:p>1.00923275080039</text:p>
          </table:table-cell>
          <table:table-cell office:value-type="float" office:value="1.09439960670837" calcext:value-type="float">
            <text:p>1.09439960670837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4.2304881811142" calcext:value-type="float">
            <text:p>24.2304881811142</text:p>
          </table:table-cell>
          <table:table-cell office:value-type="float" office:value="7.22414970397949" calcext:value-type="float">
            <text:p>7.2241497039794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85276905175924" calcext:value-type="float">
            <text:p>0.85276905175924</text:p>
          </table:table-cell>
          <table:table-cell office:value-type="float" office:value="0.958078368757554" calcext:value-type="float">
            <text:p>0.95807836875755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0436701178551" calcext:value-type="float">
            <text:p>24.0436701178551</text:p>
          </table:table-cell>
          <table:table-cell office:value-type="float" office:value="7.32229042053223" calcext:value-type="float">
            <text:p>7.3222904205322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07458692651309" calcext:value-type="float">
            <text:p>1.07458692651309</text:p>
          </table:table-cell>
          <table:table-cell office:value-type="float" office:value="0.860624588951229" calcext:value-type="float">
            <text:p>0.86062458895122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0512261986732" calcext:value-type="float">
            <text:p>24.0512261986732</text:p>
          </table:table-cell>
          <table:table-cell office:value-type="float" office:value="7.42546397447586" calcext:value-type="float">
            <text:p>7.4254639744758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968372611668456" calcext:value-type="float">
            <text:p>0.968372611668456</text:p>
          </table:table-cell>
          <table:table-cell office:value-type="float" office:value="0.435529219268355" calcext:value-type="float">
            <text:p>0.43552921926835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5.292853474617" calcext:value-type="float">
            <text:p>25.292853474617</text:p>
          </table:table-cell>
          <table:table-cell office:value-type="float" office:value="7.15523421764374" calcext:value-type="float">
            <text:p>7.1552342176437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28626317865412" calcext:value-type="float">
            <text:p>1.28626317865412</text:p>
          </table:table-cell>
          <table:table-cell office:value-type="float" office:value="0.534194285011624" calcext:value-type="float">
            <text:p>0.53419428501162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31.9050414562225" calcext:value-type="float">
            <text:p>31.9050414562225</text:p>
          </table:table-cell>
          <table:table-cell office:value-type="float" office:value="7.53722351789475" calcext:value-type="float">
            <text:p>7.537223517894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3.03983875073485" calcext:value-type="float">
            <text:p>3.03983875073485</text:p>
          </table:table-cell>
          <table:table-cell office:value-type="float" office:value="1.68896897933237" calcext:value-type="float">
            <text:p>1.6889689793323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6.4333372116089" calcext:value-type="float">
            <text:p>26.4333372116089</text:p>
          </table:table-cell>
          <table:table-cell office:value-type="float" office:value="7.29801779985428" calcext:value-type="float">
            <text:p>7.2980177998542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080686912458" calcext:value-type="float">
            <text:p>0.99608068691245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53806618138125" calcext:value-type="float">
            <text:p>2.53806618138125</text:p>
          </table:table-cell>
          <table:table-cell office:value-type="float" office:value="0.958288684815174" calcext:value-type="float">
            <text:p>0.958288684815174</text:p>
          </table:table-cell>
          <table:table-cell office:value-type="float" office:value="0.00975502340008962" calcext:value-type="float">
            <text:p>0.00975502340009</text:p>
          </table:table-cell>
          <table:table-cell office:value-type="float" office:value="0.00158459445147422" calcext:value-type="float">
            <text:p>0.001584594451474</text:p>
          </table:table-cell>
        </table:table-row>
        <table:table-row table:style-name="ro1">
          <table:table-cell office:value-type="float" office:value="31.5018349289894" calcext:value-type="float">
            <text:p>31.5018349289894</text:p>
          </table:table-cell>
          <table:table-cell office:value-type="float" office:value="7.21012741327286" calcext:value-type="float">
            <text:p>7.2101274132728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6286787208698" calcext:value-type="float">
            <text:p>0.99628678720869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0.702430799665777" calcext:value-type="float">
            <text:p>0.702430799665777</text:p>
          </table:table-cell>
          <table:table-cell office:value-type="float" office:value="1.12254259299812" calcext:value-type="float">
            <text:p>1.12254259299812</text:p>
          </table:table-cell>
          <table:table-cell office:value-type="float" office:value="0.00904201285587512" calcext:value-type="float">
            <text:p>0.009042012855875</text:p>
          </table:table-cell>
          <table:table-cell office:value-type="float" office:value="0.00136896399070752" calcext:value-type="float">
            <text:p>0.001368963990708</text:p>
          </table:table-cell>
        </table:table-row>
        <table:table-row table:style-name="ro1">
          <table:table-cell office:value-type="float" office:value="26.2044922113419" calcext:value-type="float">
            <text:p>26.2044922113419</text:p>
          </table:table-cell>
          <table:table-cell office:value-type="float" office:value="7.16946822404861" calcext:value-type="float">
            <text:p>7.16946822404861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5668145377491" calcext:value-type="float">
            <text:p>0.99566814537749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2574257425743" calcext:value-type="float">
            <text:p>0.992574257425743</text:p>
          </table:table-cell>
          <table:table-cell office:value-type="float" office:value="0.950372208436724" calcext:value-type="float">
            <text:p>0.950372208436724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60482696289728" calcext:value-type="float">
            <text:p>1.60482696289728</text:p>
          </table:table-cell>
          <table:table-cell office:value-type="float" office:value="1.00748978217486" calcext:value-type="float">
            <text:p>1.00748978217486</text:p>
          </table:table-cell>
          <table:table-cell office:value-type="float" office:value="0.0109355401971276" calcext:value-type="float">
            <text:p>0.010935540197128</text:p>
          </table:table-cell>
          <table:table-cell office:value-type="float" office:value="0.00187949590970982" calcext:value-type="float">
            <text:p>0.00187949590971</text:p>
          </table:table-cell>
        </table:table-row>
        <table:table-row table:style-name="ro1">
          <table:table-cell office:value-type="float" office:value="25.8845243453979" calcext:value-type="float">
            <text:p>25.8845243453979</text:p>
          </table:table-cell>
          <table:table-cell office:value-type="float" office:value="7.00823128223419" calcext:value-type="float">
            <text:p>7.0082312822341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5461704419605" calcext:value-type="float">
            <text:p>0.99546170441960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4" calcext:value-type="float">
            <text:p>24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0435393924825" calcext:value-type="float">
            <text:p>1.0435393924825</text:p>
          </table:table-cell>
          <table:table-cell office:value-type="float" office:value="0.584430966512383" calcext:value-type="float">
            <text:p>0.584430966512383</text:p>
          </table:table-cell>
          <table:table-cell office:value-type="float" office:value="0.0116523127908156" calcext:value-type="float">
            <text:p>0.011652312790816</text:p>
          </table:table-cell>
          <table:table-cell office:value-type="float" office:value="0.000716312540604027" calcext:value-type="float">
            <text:p>0.000716312540604</text:p>
          </table:table-cell>
        </table:table-row>
        <table:table-row table:style-name="ro1">
          <table:table-cell office:value-type="float" office:value="24.2413170933723" calcext:value-type="float">
            <text:p>24.2413170933723</text:p>
          </table:table-cell>
          <table:table-cell office:value-type="float" office:value="7.73850101232529" calcext:value-type="float">
            <text:p>7.73850101232529</text:p>
          </table:table-cell>
          <table:table-cell office:value-type="float" office:value="0.941212871287129" calcext:value-type="float">
            <text:p>0.941212871287129</text:p>
          </table:table-cell>
          <table:table-cell office:value-type="float" office:value="0.995255603842523" calcext:value-type="float">
            <text:p>0.99525560384252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2" calcext:value-type="float">
            <text:p>12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50372208436724" calcext:value-type="float">
            <text:p>0.950372208436724</text:p>
          </table:table-cell>
          <table:table-cell office:value-type="float" office:value="0.995877988458368" calcext:value-type="float">
            <text:p>0.995877988458368</text:p>
          </table:table-cell>
          <table:table-cell office:value-type="float" office:value="0.985978092982954" calcext:value-type="float">
            <text:p>0.985978092982954</text:p>
          </table:table-cell>
          <table:table-cell office:value-type="float" office:value="0.621039235357855" calcext:value-type="float">
            <text:p>0.621039235357855</text:p>
          </table:table-cell>
          <table:table-cell office:value-type="float" office:value="0.0110747218726878" calcext:value-type="float">
            <text:p>0.011074721872688</text:p>
          </table:table-cell>
          <table:table-cell office:value-type="float" office:value="0.000359337800992188" calcext:value-type="float">
            <text:p>0.000359337800992</text:p>
          </table:table-cell>
        </table:table-row>
        <table:table-row table:style-name="ro1">
          <table:table-cell office:value-type="float" office:value="24.3060740828514" calcext:value-type="float">
            <text:p>24.3060740828514</text:p>
          </table:table-cell>
          <table:table-cell office:value-type="float" office:value="7.22202223539352" calcext:value-type="float">
            <text:p>7.2220222353935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21378288383424" calcext:value-type="float">
            <text:p>1.21378288383424</text:p>
          </table:table-cell>
          <table:table-cell office:value-type="float" office:value="0.751479354931826" calcext:value-type="float">
            <text:p>0.751479354931826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30.5404337048531" calcext:value-type="float">
            <text:p>30.5404337048531</text:p>
          </table:table-cell>
          <table:table-cell office:value-type="float" office:value="9.07370525598526" calcext:value-type="float">
            <text:p>9.07370525598526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78256403080954" calcext:value-type="float">
            <text:p>1.78256403080954</text:p>
          </table:table-cell>
          <table:table-cell office:value-type="float" office:value="0.65827298326033" calcext:value-type="float">
            <text:p>0.65827298326033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6.9225983023643" calcext:value-type="float">
            <text:p>26.9225983023643</text:p>
          </table:table-cell>
          <table:table-cell office:value-type="float" office:value="7.01715135574341" calcext:value-type="float">
            <text:p>7.0171513557434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69915034991752" calcext:value-type="float">
            <text:p>1.69915034991752</text:p>
          </table:table-cell>
          <table:table-cell office:value-type="float" office:value="0.652285441633534" calcext:value-type="float">
            <text:p>0.652285441633534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6.5184699296951" calcext:value-type="float">
            <text:p>26.5184699296951</text:p>
          </table:table-cell>
          <table:table-cell office:value-type="float" office:value="8.80632436275482" calcext:value-type="float">
            <text:p>8.80632436275482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3392102106899" calcext:value-type="float">
            <text:p>0.97339210210689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10677891487642" calcext:value-type="float">
            <text:p>1.10677891487642</text:p>
          </table:table-cell>
          <table:table-cell office:value-type="float" office:value="1.5182620673741" calcext:value-type="float">
            <text:p>1.5182620673741</text:p>
          </table:table-cell>
          <table:table-cell office:value-type="float" office:value="0.00990893378635607" calcext:value-type="float">
            <text:p>0.009908933786356</text:p>
          </table:table-cell>
          <table:table-cell office:value-type="float" office:value="0.00320871097619596" calcext:value-type="float">
            <text:p>0.003208710976196</text:p>
          </table:table-cell>
        </table:table-row>
        <table:table-row table:style-name="ro1">
          <table:table-cell office:value-type="float" office:value="36.9732676148415" calcext:value-type="float">
            <text:p>36.9732676148415</text:p>
          </table:table-cell>
          <table:table-cell office:value-type="float" office:value="8.64089810848236" calcext:value-type="float">
            <text:p>8.6408981084823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421769560762" calcext:value-type="float">
            <text:p>0.9742176956076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57995826600012" calcext:value-type="float">
            <text:p>1.57995826600012</text:p>
          </table:table-cell>
          <table:table-cell office:value-type="float" office:value="0.720868173589546" calcext:value-type="float">
            <text:p>0.720868173589546</text:p>
          </table:table-cell>
          <table:table-cell office:value-type="float" office:value="0.00926802933719045" calcext:value-type="float">
            <text:p>0.00926802933719</text:p>
          </table:table-cell>
          <table:table-cell office:value-type="float" office:value="0.00409223653421376" calcext:value-type="float">
            <text:p>0.004092236534214</text:p>
          </table:table-cell>
        </table:table-row>
        <table:table-row table:style-name="ro1">
          <table:table-cell office:value-type="float" office:value="33.0397607088089" calcext:value-type="float">
            <text:p>33.0397607088089</text:p>
          </table:table-cell>
          <table:table-cell office:value-type="float" office:value="8.60840272903442" calcext:value-type="float">
            <text:p>8.6084027290344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37312725689627" calcext:value-type="float">
            <text:p>3.37312725689627</text:p>
          </table:table-cell>
          <table:table-cell office:value-type="float" office:value="1.04230519878312" calcext:value-type="float">
            <text:p>1.04230519878312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36.1278592944145" calcext:value-type="float">
            <text:p>36.1278592944145</text:p>
          </table:table-cell>
          <table:table-cell office:value-type="float" office:value="8.78926968574524" calcext:value-type="float">
            <text:p>8.789269685745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64575169883948" calcext:value-type="float">
            <text:p>2.64575169883948</text:p>
          </table:table-cell>
          <table:table-cell office:value-type="float" office:value="2.22288206299473" calcext:value-type="float">
            <text:p>2.22288206299473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37.9494580030441" calcext:value-type="float">
            <text:p>37.9494580030441</text:p>
          </table:table-cell>
          <table:table-cell office:value-type="float" office:value="9.36098700761795" calcext:value-type="float">
            <text:p>9.3609870076179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3.54200387695475" calcext:value-type="float">
            <text:p>3.54200387695475</text:p>
          </table:table-cell>
          <table:table-cell office:value-type="float" office:value="2.90934470757862" calcext:value-type="float">
            <text:p>2.90934470757862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35.3856989741325" calcext:value-type="float">
            <text:p>35.3856989741325</text:p>
          </table:table-cell>
          <table:table-cell office:value-type="float" office:value="7.5739940404892" calcext:value-type="float">
            <text:p>7.573994040489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2.67641414989769" calcext:value-type="float">
            <text:p>2.67641414989769</text:p>
          </table:table-cell>
          <table:table-cell office:value-type="float" office:value="1.82989258271994" calcext:value-type="float">
            <text:p>1.82989258271994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38.9249309301376" calcext:value-type="float">
            <text:p>38.9249309301376</text:p>
          </table:table-cell>
          <table:table-cell office:value-type="float" office:value="8.84102612733841" calcext:value-type="float">
            <text:p>8.8410261273384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4.44608886946181" calcext:value-type="float">
            <text:p>4.44608886946181</text:p>
          </table:table-cell>
          <table:table-cell office:value-type="float" office:value="2.52934079631916" calcext:value-type="float">
            <text:p>2.52934079631916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37.7529758214951" calcext:value-type="float">
            <text:p>37.7529758214951</text:p>
          </table:table-cell>
          <table:table-cell office:value-type="float" office:value="8.61462485790253" calcext:value-type="float">
            <text:p>8.6146248579025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3.23974451369406" calcext:value-type="float">
            <text:p>3.23974451369406</text:p>
          </table:table-cell>
          <table:table-cell office:value-type="float" office:value="1.96662560388107" calcext:value-type="float">
            <text:p>1.9666256038810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31.7689995765686" calcext:value-type="float">
            <text:p>31.7689995765686</text:p>
          </table:table-cell>
          <table:table-cell office:value-type="float" office:value="8.22344768047333" calcext:value-type="float">
            <text:p>8.2234476804733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12115158369995" calcext:value-type="float">
            <text:p>2.12115158369995</text:p>
          </table:table-cell>
          <table:table-cell office:value-type="float" office:value="2.54278468698591" calcext:value-type="float">
            <text:p>2.54278468698591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30.8507357239723" calcext:value-type="float">
            <text:p>30.8507357239723</text:p>
          </table:table-cell>
          <table:table-cell office:value-type="float" office:value="6.73464000225067" calcext:value-type="float">
            <text:p>6.734640002250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69410249349681" calcext:value-type="float">
            <text:p>1.69410249349681</text:p>
          </table:table-cell>
          <table:table-cell office:value-type="float" office:value="2.20175884362481" calcext:value-type="float">
            <text:p>2.20175884362481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6.7858263254166" calcext:value-type="float">
            <text:p>26.7858263254166</text:p>
          </table:table-cell>
          <table:table-cell office:value-type="float" office:value="7.40086579322815" calcext:value-type="float">
            <text:p>7.4008657932281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2.02307847796808" calcext:value-type="float">
            <text:p>2.02307847796808</text:p>
          </table:table-cell>
          <table:table-cell office:value-type="float" office:value="1.87876190597513" calcext:value-type="float">
            <text:p>1.8787619059751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6.2840397357941" calcext:value-type="float">
            <text:p>26.2840397357941</text:p>
          </table:table-cell>
          <table:table-cell office:value-type="float" office:value="7.63106143474579" calcext:value-type="float">
            <text:p>7.6310614347457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51072559940715" calcext:value-type="float">
            <text:p>1.51072559940715</text:p>
          </table:table-cell>
          <table:table-cell office:value-type="float" office:value="1.72038633330452" calcext:value-type="float">
            <text:p>1.72038633330452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7.6266288757324" calcext:value-type="float">
            <text:p>27.6266288757324</text:p>
          </table:table-cell>
          <table:table-cell office:value-type="float" office:value="7.59508848190308" calcext:value-type="float">
            <text:p>7.5950884819030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699328743666" calcext:value-type="float">
            <text:p>0.99669932874366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1.85957158428155" calcext:value-type="float">
            <text:p>1.85957158428155</text:p>
          </table:table-cell>
          <table:table-cell office:value-type="float" office:value="1.79293209622792" calcext:value-type="float">
            <text:p>1.79293209622792</text:p>
          </table:table-cell>
          <table:table-cell office:value-type="float" office:value="0.00975502340008962" calcext:value-type="float">
            <text:p>0.00975502340009</text:p>
          </table:table-cell>
          <table:table-cell office:value-type="float" office:value="0.00116732469176602" calcext:value-type="float">
            <text:p>0.001167324691766</text:p>
          </table:table-cell>
        </table:table-row>
        <table:table-row table:style-name="ro1">
          <table:table-cell office:value-type="float" office:value="26.8792844414711" calcext:value-type="float">
            <text:p>26.8792844414711</text:p>
          </table:table-cell>
          <table:table-cell office:value-type="float" office:value="7.39094114303589" calcext:value-type="float">
            <text:p>7.39094114303589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6493228166584" calcext:value-type="float">
            <text:p>0.99649322816658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09" calcext:value-type="float">
            <text:p>209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2.03134778494619" calcext:value-type="float">
            <text:p>2.03134778494619</text:p>
          </table:table-cell>
          <table:table-cell office:value-type="float" office:value="1.62078224276171" calcext:value-type="float">
            <text:p>1.62078224276171</text:p>
          </table:table-cell>
          <table:table-cell office:value-type="float" office:value="0.009465473882813" calcext:value-type="float">
            <text:p>0.009465473882813</text:p>
          </table:table-cell>
          <table:table-cell office:value-type="float" office:value="0.00135289307129519" calcext:value-type="float">
            <text:p>0.001352893071295</text:p>
          </table:table-cell>
        </table:table-row>
        <table:table-row table:style-name="ro1">
          <table:table-cell office:value-type="float" office:value="27.6581940054893" calcext:value-type="float">
            <text:p>27.6581940054893</text:p>
          </table:table-cell>
          <table:table-cell office:value-type="float" office:value="7.90322297811508" calcext:value-type="float">
            <text:p>7.90322297811508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5874416004554" calcext:value-type="float">
            <text:p>0.99587441600455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50372208436724" calcext:value-type="float">
            <text:p>0.950372208436724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4937326900954" calcext:value-type="float">
            <text:p>1.4937326900954</text:p>
          </table:table-cell>
          <table:table-cell office:value-type="float" office:value="1.52439106835842" calcext:value-type="float">
            <text:p>1.52439106835842</text:p>
          </table:table-cell>
          <table:table-cell office:value-type="float" office:value="0.0114905449107132" calcext:value-type="float">
            <text:p>0.011490544910713</text:p>
          </table:table-cell>
          <table:table-cell office:value-type="float" office:value="0.00154395309956122" calcext:value-type="float">
            <text:p>0.001543953099561</text:p>
          </table:table-cell>
        </table:table-row>
        <table:table-row table:style-name="ro1">
          <table:table-cell office:value-type="float" office:value="25.7189410328865" calcext:value-type="float">
            <text:p>25.7189410328865</text:p>
          </table:table-cell>
          <table:table-cell office:value-type="float" office:value="6.89059126377106" calcext:value-type="float">
            <text:p>6.89059126377106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6286787208698" calcext:value-type="float">
            <text:p>0.99628678720869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9" calcext:value-type="float">
            <text:p>1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0.957739023756202" calcext:value-type="float">
            <text:p>0.957739023756202</text:p>
          </table:table-cell>
          <table:table-cell office:value-type="float" office:value="0.541641844719238" calcext:value-type="float">
            <text:p>0.541641844719238</text:p>
          </table:table-cell>
          <table:table-cell office:value-type="float" office:value="0.012502100892216" calcext:value-type="float">
            <text:p>0.012502100892216</text:p>
          </table:table-cell>
          <table:table-cell office:value-type="float" office:value="0.000923537053789183" calcext:value-type="float">
            <text:p>0.000923537053789</text:p>
          </table:table-cell>
        </table:table-row>
        <table:table-row table:style-name="ro1">
          <table:table-cell office:value-type="float" office:value="25.3934877514839" calcext:value-type="float">
            <text:p>25.3934877514839</text:p>
          </table:table-cell>
          <table:table-cell office:value-type="float" office:value="6.81220924854279" calcext:value-type="float">
            <text:p>6.81220924854279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587424567373" calcext:value-type="float">
            <text:p>0.9958742456737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5045417010735" calcext:value-type="float">
            <text:p>0.995045417010735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50372208436724" calcext:value-type="float">
            <text:p>0.950372208436724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34964410450933" calcext:value-type="float">
            <text:p>1.34964410450933</text:p>
          </table:table-cell>
          <table:table-cell office:value-type="float" office:value="0.482018964605397" calcext:value-type="float">
            <text:p>0.482018964605397</text:p>
          </table:table-cell>
          <table:table-cell office:value-type="float" office:value="0.0117622072109648" calcext:value-type="float">
            <text:p>0.011762207210965</text:p>
          </table:table-cell>
          <table:table-cell office:value-type="float" office:value="0.000826786515988228" calcext:value-type="float">
            <text:p>0.000826786515988</text:p>
          </table:table-cell>
        </table:table-row>
        <table:table-row table:style-name="ro1">
          <table:table-cell office:value-type="float" office:value="24.3175382614136" calcext:value-type="float">
            <text:p>24.3175382614136</text:p>
          </table:table-cell>
          <table:table-cell office:value-type="float" office:value="7.55982530117035" calcext:value-type="float">
            <text:p>7.5598253011703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0.780732055740686" calcext:value-type="float">
            <text:p>0.780732055740686</text:p>
          </table:table-cell>
          <table:table-cell office:value-type="float" office:value="0.734861631872282" calcext:value-type="float">
            <text:p>0.734861631872282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4.0611992478371" calcext:value-type="float">
            <text:p>24.0611992478371</text:p>
          </table:table-cell>
          <table:table-cell office:value-type="float" office:value="8.26580780744553" calcext:value-type="float">
            <text:p>8.26580780744553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51878720694391" calcext:value-type="float">
            <text:p>1.51878720694391</text:p>
          </table:table-cell>
          <table:table-cell office:value-type="float" office:value="0.239561220652147" calcext:value-type="float">
            <text:p>0.239561220652147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3.4547039270401" calcext:value-type="float">
            <text:p>23.4547039270401</text:p>
          </table:table-cell>
          <table:table-cell office:value-type="float" office:value="8.28936022520065" calcext:value-type="float">
            <text:p>8.28936022520065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0.518054312436486" calcext:value-type="float">
            <text:p>0.518054312436486</text:p>
          </table:table-cell>
          <table:table-cell office:value-type="float" office:value="0.368108922055201" calcext:value-type="float">
            <text:p>0.368108922055201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3.4157893061638" calcext:value-type="float">
            <text:p>23.4157893061638</text:p>
          </table:table-cell>
          <table:table-cell office:value-type="float" office:value="7.73858207464218" calcext:value-type="float">
            <text:p>7.7385820746421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3392102106899" calcext:value-type="float">
            <text:p>0.97339210210689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12198018674832" calcext:value-type="float">
            <text:p>1.12198018674832</text:p>
          </table:table-cell>
          <table:table-cell office:value-type="float" office:value="0.621165503289248" calcext:value-type="float">
            <text:p>0.621165503289248</text:p>
          </table:table-cell>
          <table:table-cell office:value-type="float" office:value="0.00990893378635607" calcext:value-type="float">
            <text:p>0.009908933786356</text:p>
          </table:table-cell>
          <table:table-cell office:value-type="float" office:value="0.00320871097619596" calcext:value-type="float">
            <text:p>0.003208710976196</text:p>
          </table:table-cell>
        </table:table-row>
        <table:table-row table:style-name="ro1">
          <table:table-cell office:value-type="float" office:value="23.5919451117516" calcext:value-type="float">
            <text:p>23.5919451117516</text:p>
          </table:table-cell>
          <table:table-cell office:value-type="float" office:value="7.79968029260635" calcext:value-type="float">
            <text:p>7.79968029260635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421769560762" calcext:value-type="float">
            <text:p>0.9742176956076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23546576772523" calcext:value-type="float">
            <text:p>1.23546576772523</text:p>
          </table:table-cell>
          <table:table-cell office:value-type="float" office:value="0.53284724334377" calcext:value-type="float">
            <text:p>0.53284724334377</text:p>
          </table:table-cell>
          <table:table-cell office:value-type="float" office:value="0.00926802933719045" calcext:value-type="float">
            <text:p>0.00926802933719</text:p>
          </table:table-cell>
          <table:table-cell office:value-type="float" office:value="0.00409223653421376" calcext:value-type="float">
            <text:p>0.004092236534214</text:p>
          </table:table-cell>
        </table:table-row>
        <table:table-row table:style-name="ro1">
          <table:table-cell office:value-type="float" office:value="23.5876736044884" calcext:value-type="float">
            <text:p>23.5876736044884</text:p>
          </table:table-cell>
          <table:table-cell office:value-type="float" office:value="8.33395957946777" calcext:value-type="float">
            <text:p>8.3339595794677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15059124997178" calcext:value-type="float">
            <text:p>1.15059124997178</text:p>
          </table:table-cell>
          <table:table-cell office:value-type="float" office:value="0.854816303751521" calcext:value-type="float">
            <text:p>0.854816303751521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7165746688843" calcext:value-type="float">
            <text:p>23.7165746688843</text:p>
          </table:table-cell>
          <table:table-cell office:value-type="float" office:value="7.47957420349121" calcext:value-type="float">
            <text:p>7.4795742034912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21791297159243" calcext:value-type="float">
            <text:p>1.21791297159243</text:p>
          </table:table-cell>
          <table:table-cell office:value-type="float" office:value="0.480222950487504" calcext:value-type="float">
            <text:p>0.480222950487504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8486025333405" calcext:value-type="float">
            <text:p>23.8486025333405</text:p>
          </table:table-cell>
          <table:table-cell office:value-type="float" office:value="8.12857985496521" calcext:value-type="float">
            <text:p>8.1285798549652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981793667760786" calcext:value-type="float">
            <text:p>0.981793667760786</text:p>
          </table:table-cell>
          <table:table-cell office:value-type="float" office:value="0.351832599028035" calcext:value-type="float">
            <text:p>0.351832599028035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3034541010857" calcext:value-type="float">
            <text:p>23.3034541010857</text:p>
          </table:table-cell>
          <table:table-cell office:value-type="float" office:value="7.89225775003433" calcext:value-type="float">
            <text:p>7.8922577500343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776419537341992" calcext:value-type="float">
            <text:p>0.776419537341992</text:p>
          </table:table-cell>
          <table:table-cell office:value-type="float" office:value="0.634690434512621" calcext:value-type="float">
            <text:p>0.634690434512621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6718816161156" calcext:value-type="float">
            <text:p>23.6718816161156</text:p>
          </table:table-cell>
          <table:table-cell office:value-type="float" office:value="7.70053416490555" calcext:value-type="float">
            <text:p>7.7005341649055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28480075069566" calcext:value-type="float">
            <text:p>1.28480075069566</text:p>
          </table:table-cell>
          <table:table-cell office:value-type="float" office:value="0.353140330862384" calcext:value-type="float">
            <text:p>0.353140330862384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6151415109634" calcext:value-type="float">
            <text:p>23.6151415109634</text:p>
          </table:table-cell>
          <table:table-cell office:value-type="float" office:value="8.09478032588959" calcext:value-type="float">
            <text:p>8.0947803258895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978508064517433" calcext:value-type="float">
            <text:p>0.978508064517433</text:p>
          </table:table-cell>
          <table:table-cell office:value-type="float" office:value="0.273519607480047" calcext:value-type="float">
            <text:p>0.27351960748004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3.2468076348305" calcext:value-type="float">
            <text:p>23.2468076348305</text:p>
          </table:table-cell>
          <table:table-cell office:value-type="float" office:value="8.00921100378037" calcext:value-type="float">
            <text:p>8.0092110037803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612947666878047" calcext:value-type="float">
            <text:p>0.612947666878047</text:p>
          </table:table-cell>
          <table:table-cell office:value-type="float" office:value="0.500479062593425" calcext:value-type="float">
            <text:p>0.50047906259342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3.6370173096657" calcext:value-type="float">
            <text:p>23.6370173096657</text:p>
          </table:table-cell>
          <table:table-cell office:value-type="float" office:value="7.93500000238419" calcext:value-type="float">
            <text:p>7.9350000023841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884178438996179" calcext:value-type="float">
            <text:p>0.884178438996179</text:p>
          </table:table-cell>
          <table:table-cell office:value-type="float" office:value="0.337970639844458" calcext:value-type="float">
            <text:p>0.337970639844458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3.3710973262787" calcext:value-type="float">
            <text:p>23.3710973262787</text:p>
          </table:table-cell>
          <table:table-cell office:value-type="float" office:value="7.87613862752914" calcext:value-type="float">
            <text:p>7.8761386275291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803301861339476" calcext:value-type="float">
            <text:p>0.803301861339476</text:p>
          </table:table-cell>
          <table:table-cell office:value-type="float" office:value="0.937223618700607" calcext:value-type="float">
            <text:p>0.93722361870060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3.6143320798874" calcext:value-type="float">
            <text:p>23.6143320798874</text:p>
          </table:table-cell>
          <table:table-cell office:value-type="float" office:value="7.4410582780838" calcext:value-type="float">
            <text:p>7.441058278083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29744949334226" calcext:value-type="float">
            <text:p>1.29744949334226</text:p>
          </table:table-cell>
          <table:table-cell office:value-type="float" office:value="0.81021773465269" calcext:value-type="float">
            <text:p>0.8102177346526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3146265149117" calcext:value-type="float">
            <text:p>24.3146265149117</text:p>
          </table:table-cell>
          <table:table-cell office:value-type="float" office:value="7.75218576192856" calcext:value-type="float">
            <text:p>7.75218576192856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7317970574873" calcext:value-type="float">
            <text:p>0.99731797057487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9175597691674" calcext:value-type="float">
            <text:p>0.999175597691674</text:p>
          </table:table-cell>
          <table:table-cell office:value-type="float" office:value="1.16534506944987" calcext:value-type="float">
            <text:p>1.16534506944987</text:p>
          </table:table-cell>
          <table:table-cell office:value-type="float" office:value="0.420179690878315" calcext:value-type="float">
            <text:p>0.420179690878315</text:p>
          </table:table-cell>
          <table:table-cell office:value-type="float" office:value="0.00998758920592518" calcext:value-type="float">
            <text:p>0.009987589205925</text:p>
          </table:table-cell>
          <table:table-cell office:value-type="float" office:value="0.00122091822505548" calcext:value-type="float">
            <text:p>0.001220918225055</text:p>
          </table:table-cell>
        </table:table-row>
        <table:table-row table:style-name="ro1">
          <table:table-cell office:value-type="float" office:value="24.3210492134094" calcext:value-type="float">
            <text:p>24.3210492134094</text:p>
          </table:table-cell>
          <table:table-cell office:value-type="float" office:value="7.39314782619476" calcext:value-type="float">
            <text:p>7.3931478261947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96699498793647" calcext:value-type="float">
            <text:p>0.99669949879364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47880922002311" calcext:value-type="float">
            <text:p>1.47880922002311</text:p>
          </table:table-cell>
          <table:table-cell office:value-type="float" office:value="0.371322178217405" calcext:value-type="float">
            <text:p>0.371322178217405</text:p>
          </table:table-cell>
          <table:table-cell office:value-type="float" office:value="0.00975502340008962" calcext:value-type="float">
            <text:p>0.00975502340009</text:p>
          </table:table-cell>
          <table:table-cell office:value-type="float" office:value="0.00101093343907451" calcext:value-type="float">
            <text:p>0.001010933439075</text:p>
          </table:table-cell>
        </table:table-row>
        <table:table-row table:style-name="ro1">
          <table:table-cell office:value-type="float" office:value="24.5837680697441" calcext:value-type="float">
            <text:p>24.5837680697441</text:p>
          </table:table-cell>
          <table:table-cell office:value-type="float" office:value="7.77305448055267" calcext:value-type="float">
            <text:p>7.77305448055267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6286957539521" calcext:value-type="float">
            <text:p>0.99628695753952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3399339933993" calcext:value-type="float">
            <text:p>0.993399339933993</text:p>
          </table:table-cell>
          <table:table-cell office:value-type="float" office:value="0.950372208436724" calcext:value-type="float">
            <text:p>0.950372208436724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10467312662762" calcext:value-type="float">
            <text:p>1.10467312662762</text:p>
          </table:table-cell>
          <table:table-cell office:value-type="float" office:value="0.422877303545785" calcext:value-type="float">
            <text:p>0.422877303545785</text:p>
          </table:table-cell>
          <table:table-cell office:value-type="float" office:value="0.0114905449107132" calcext:value-type="float">
            <text:p>0.011490544910713</text:p>
          </table:table-cell>
          <table:table-cell office:value-type="float" office:value="0.00170115793976073" calcext:value-type="float">
            <text:p>0.001701157939761</text:p>
          </table:table-cell>
        </table:table-row>
        <table:table-row table:style-name="ro1">
          <table:table-cell office:value-type="float" office:value="23.5859035253525" calcext:value-type="float">
            <text:p>23.5859035253525</text:p>
          </table:table-cell>
          <table:table-cell office:value-type="float" office:value="8.25106436014175" calcext:value-type="float">
            <text:p>8.25106436014175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96493228166584" calcext:value-type="float">
            <text:p>0.99649322816658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4" calcext:value-type="float">
            <text:p>24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3267326732673" calcext:value-type="float">
            <text:p>0.923267326732673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0.875056493274476" calcext:value-type="float">
            <text:p>0.875056493274476</text:p>
          </table:table-cell>
          <table:table-cell office:value-type="float" office:value="0.415549035662461" calcext:value-type="float">
            <text:p>0.415549035662461</text:p>
          </table:table-cell>
          <table:table-cell office:value-type="float" office:value="0.0128711973015974" calcext:value-type="float">
            <text:p>0.012871197301597</text:p>
          </table:table-cell>
          <table:table-cell office:value-type="float" office:value="0.00089954318641535" calcext:value-type="float">
            <text:p>0.000899543186415</text:p>
          </table:table-cell>
        </table:table-row>
        <table:table-row table:style-name="ro1">
          <table:table-cell office:value-type="float" office:value="23.544881939888" calcext:value-type="float">
            <text:p>23.544881939888</text:p>
          </table:table-cell>
          <table:table-cell office:value-type="float" office:value="8.09600019454956" calcext:value-type="float">
            <text:p>8.09600019454956</text:p>
          </table:table-cell>
          <table:table-cell office:value-type="float" office:value="0.941831683168317" calcext:value-type="float">
            <text:p>0.941831683168317</text:p>
          </table:table-cell>
          <table:table-cell office:value-type="float" office:value="0.995874416004554" calcext:value-type="float">
            <text:p>0.99587441600455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35802469135802" calcext:value-type="float">
            <text:p>0.935802469135802</text:p>
          </table:table-cell>
          <table:table-cell office:value-type="float" office:value="0.995871180842279" calcext:value-type="float">
            <text:p>0.995871180842279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52853598014888" calcext:value-type="float">
            <text:p>0.952853598014888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0.969541949219481" calcext:value-type="float">
            <text:p>0.969541949219481</text:p>
          </table:table-cell>
          <table:table-cell office:value-type="float" office:value="0.652674818457725" calcext:value-type="float">
            <text:p>0.652674818457725</text:p>
          </table:table-cell>
          <table:table-cell office:value-type="float" office:value="0.0116248812066993" calcext:value-type="float">
            <text:p>0.011624881206699</text:p>
          </table:table-cell>
          <table:table-cell office:value-type="float" office:value="0.000584386633471639" calcext:value-type="float">
            <text:p>0.000584386633472</text:p>
          </table:table-cell>
        </table:table-row>
        <table:table-row table:style-name="ro1">
          <table:table-cell office:value-type="float" office:value="23.7269697785378" calcext:value-type="float">
            <text:p>23.7269697785378</text:p>
          </table:table-cell>
          <table:table-cell office:value-type="float" office:value="8.0867206454277" calcext:value-type="float">
            <text:p>8.086720645427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91677676999131" calcext:value-type="float">
            <text:p>1.91677676999131</text:p>
          </table:table-cell>
          <table:table-cell office:value-type="float" office:value="0.449708003536773" calcext:value-type="float">
            <text:p>0.449708003536773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3.3518441915512" calcext:value-type="float">
            <text:p>23.3518441915512</text:p>
          </table:table-cell>
          <table:table-cell office:value-type="float" office:value="10.2103402018547" calcext:value-type="float">
            <text:p>10.210340201854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0.79237701063618" calcext:value-type="float">
            <text:p>0.79237701063618</text:p>
          </table:table-cell>
          <table:table-cell office:value-type="float" office:value="0.692560507707655" calcext:value-type="float">
            <text:p>0.692560507707655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3.586040854454" calcext:value-type="float">
            <text:p>23.586040854454</text:p>
          </table:table-cell>
          <table:table-cell office:value-type="float" office:value="7.6606839299202" calcext:value-type="float">
            <text:p>7.660683929920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0.701618144201179" calcext:value-type="float">
            <text:p>0.701618144201179</text:p>
          </table:table-cell>
          <table:table-cell office:value-type="float" office:value="0.691750508851794" calcext:value-type="float">
            <text:p>0.691750508851794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3.8093698620796" calcext:value-type="float">
            <text:p>23.8093698620796</text:p>
          </table:table-cell>
          <table:table-cell office:value-type="float" office:value="7.84102356433868" calcext:value-type="float">
            <text:p>7.84102356433868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3392102106899" calcext:value-type="float">
            <text:p>0.97339210210689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31508765949048" calcext:value-type="float">
            <text:p>1.31508765949048</text:p>
          </table:table-cell>
          <table:table-cell office:value-type="float" office:value="0.60308688171684" calcext:value-type="float">
            <text:p>0.60308688171684</text:p>
          </table:table-cell>
          <table:table-cell office:value-type="float" office:value="0.00990893378635607" calcext:value-type="float">
            <text:p>0.009908933786356</text:p>
          </table:table-cell>
          <table:table-cell office:value-type="float" office:value="0.00320871097619596" calcext:value-type="float">
            <text:p>0.003208710976196</text:p>
          </table:table-cell>
        </table:table-row>
        <table:table-row table:style-name="ro1">
          <table:table-cell office:value-type="float" office:value="23.717256128788" calcext:value-type="float">
            <text:p>23.717256128788</text:p>
          </table:table-cell>
          <table:table-cell office:value-type="float" office:value="8.23127996921539" calcext:value-type="float">
            <text:p>8.23127996921539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421769560762" calcext:value-type="float">
            <text:p>0.9742176956076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38242236469472" calcext:value-type="float">
            <text:p>1.38242236469472</text:p>
          </table:table-cell>
          <table:table-cell office:value-type="float" office:value="0.540122525791725" calcext:value-type="float">
            <text:p>0.540122525791725</text:p>
          </table:table-cell>
          <table:table-cell office:value-type="float" office:value="0.00926802933719045" calcext:value-type="float">
            <text:p>0.00926802933719</text:p>
          </table:table-cell>
          <table:table-cell office:value-type="float" office:value="0.00409223653421376" calcext:value-type="float">
            <text:p>0.004092236534214</text:p>
          </table:table-cell>
        </table:table-row>
        <table:table-row table:style-name="ro1">
          <table:table-cell office:value-type="float" office:value="23.6038901209831" calcext:value-type="float">
            <text:p>23.6038901209831</text:p>
          </table:table-cell>
          <table:table-cell office:value-type="float" office:value="7.98790436983109" calcext:value-type="float">
            <text:p>7.9879043698310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810947783153475" calcext:value-type="float">
            <text:p>0.810947783153475</text:p>
          </table:table-cell>
          <table:table-cell office:value-type="float" office:value="0.535728487201806" calcext:value-type="float">
            <text:p>0.535728487201806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7460713386536" calcext:value-type="float">
            <text:p>23.7460713386536</text:p>
          </table:table-cell>
          <table:table-cell office:value-type="float" office:value="8.32547664642334" calcext:value-type="float">
            <text:p>8.3254766464233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765901599225439" calcext:value-type="float">
            <text:p>0.765901599225439</text:p>
          </table:table-cell>
          <table:table-cell office:value-type="float" office:value="0.401694771506952" calcext:value-type="float">
            <text:p>0.401694771506952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8778715729713" calcext:value-type="float">
            <text:p>23.8778715729713</text:p>
          </table:table-cell>
          <table:table-cell office:value-type="float" office:value="7.99029719829559" calcext:value-type="float">
            <text:p>7.9902971982955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688128548271739" calcext:value-type="float">
            <text:p>0.688128548271739</text:p>
          </table:table-cell>
          <table:table-cell office:value-type="float" office:value="0.482634048797991" calcext:value-type="float">
            <text:p>0.482634048797991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5755249261856" calcext:value-type="float">
            <text:p>23.5755249261856</text:p>
          </table:table-cell>
          <table:table-cell office:value-type="float" office:value="7.77372467517853" calcext:value-type="float">
            <text:p>7.7737246751785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999641011382337" calcext:value-type="float">
            <text:p>0.999641011382337</text:p>
          </table:table-cell>
          <table:table-cell office:value-type="float" office:value="0.91522279931261" calcext:value-type="float">
            <text:p>0.91522279931261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6406310796738" calcext:value-type="float">
            <text:p>23.6406310796738</text:p>
          </table:table-cell>
          <table:table-cell office:value-type="float" office:value="7.68784874677658" calcext:value-type="float">
            <text:p>7.6878487467765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766452462045906" calcext:value-type="float">
            <text:p>0.766452462045906</text:p>
          </table:table-cell>
          <table:table-cell office:value-type="float" office:value="0.670745286477827" calcext:value-type="float">
            <text:p>0.670745286477827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4523630738258" calcext:value-type="float">
            <text:p>23.4523630738258</text:p>
          </table:table-cell>
          <table:table-cell office:value-type="float" office:value="7.85225003957748" calcext:value-type="float">
            <text:p>7.8522500395774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13975920086855" calcext:value-type="float">
            <text:p>1.13975920086855</text:p>
          </table:table-cell>
          <table:table-cell office:value-type="float" office:value="0.566753039762395" calcext:value-type="float">
            <text:p>0.56675303976239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3.3094987273216" calcext:value-type="float">
            <text:p>23.3094987273216</text:p>
          </table:table-cell>
          <table:table-cell office:value-type="float" office:value="8.54130041599274" calcext:value-type="float">
            <text:p>8.5413004159927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590175948328207" calcext:value-type="float">
            <text:p>0.590175948328207</text:p>
          </table:table-cell>
          <table:table-cell office:value-type="float" office:value="1.22664302625636" calcext:value-type="float">
            <text:p>1.22664302625636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3.8209609389305" calcext:value-type="float">
            <text:p>23.8209609389305</text:p>
          </table:table-cell>
          <table:table-cell office:value-type="float" office:value="8.34570199251175" calcext:value-type="float">
            <text:p>8.345701992511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731490961227345" calcext:value-type="float">
            <text:p>0.731490961227345</text:p>
          </table:table-cell>
          <table:table-cell office:value-type="float" office:value="0.43788470693635" calcext:value-type="float">
            <text:p>0.4378847069363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3.2477924823761" calcext:value-type="float">
            <text:p>23.2477924823761</text:p>
          </table:table-cell>
          <table:table-cell office:value-type="float" office:value="7.96394711732864" calcext:value-type="float">
            <text:p>7.9639471173286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955752037175907" calcext:value-type="float">
            <text:p>0.955752037175907</text:p>
          </table:table-cell>
          <table:table-cell office:value-type="float" office:value="0.748747670476215" calcext:value-type="float">
            <text:p>0.748747670476215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3.8681210279465" calcext:value-type="float">
            <text:p>23.8681210279465</text:p>
          </table:table-cell>
          <table:table-cell office:value-type="float" office:value="7.51981419324875" calcext:value-type="float">
            <text:p>7.5198141932487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17416244756327" calcext:value-type="float">
            <text:p>1.17416244756327</text:p>
          </table:table-cell>
          <table:table-cell office:value-type="float" office:value="0.688962023461389" calcext:value-type="float">
            <text:p>0.68896202346138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4137798547745" calcext:value-type="float">
            <text:p>24.4137798547745</text:p>
          </table:table-cell>
          <table:table-cell office:value-type="float" office:value="7.92275607585907" calcext:value-type="float">
            <text:p>7.92275607585907</text:p>
          </table:table-cell>
          <table:table-cell office:value-type="float" office:value="0.938118811881188" calcext:value-type="float">
            <text:p>0.938118811881188</text:p>
          </table:table-cell>
          <table:table-cell office:value-type="float" office:value="0.997936782456061" calcext:value-type="float">
            <text:p>0.99793678245606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73" calcext:value-type="float">
            <text:p>7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8349834983498" calcext:value-type="float">
            <text:p>0.99834983498349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9175597691674" calcext:value-type="float">
            <text:p>0.999175597691674</text:p>
          </table:table-cell>
          <table:table-cell office:value-type="float" office:value="0.976075664288252" calcext:value-type="float">
            <text:p>0.976075664288252</text:p>
          </table:table-cell>
          <table:table-cell office:value-type="float" office:value="0.296159196245002" calcext:value-type="float">
            <text:p>0.296159196245002</text:p>
          </table:table-cell>
          <table:table-cell office:value-type="float" office:value="0.00998758920592518" calcext:value-type="float">
            <text:p>0.009987589205925</text:p>
          </table:table-cell>
          <table:table-cell office:value-type="float" office:value="0.000923612744845122" calcext:value-type="float">
            <text:p>0.000923612744845</text:p>
          </table:table-cell>
        </table:table-row>
        <table:table-row table:style-name="ro1">
          <table:table-cell office:value-type="float" office:value="24.1759828925133" calcext:value-type="float">
            <text:p>24.1759828925133</text:p>
          </table:table-cell>
          <table:table-cell office:value-type="float" office:value="7.74456709623337" calcext:value-type="float">
            <text:p>7.74456709623337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6699498793647" calcext:value-type="float">
            <text:p>0.99669949879364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09" calcext:value-type="float">
            <text:p>209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0.96050220894564" calcext:value-type="float">
            <text:p>0.96050220894564</text:p>
          </table:table-cell>
          <table:table-cell office:value-type="float" office:value="0.598141775547664" calcext:value-type="float">
            <text:p>0.598141775547664</text:p>
          </table:table-cell>
          <table:table-cell office:value-type="float" office:value="0.009465473882813" calcext:value-type="float">
            <text:p>0.009465473882813</text:p>
          </table:table-cell>
          <table:table-cell office:value-type="float" office:value="0.00101093343907451" calcext:value-type="float">
            <text:p>0.001010933439075</text:p>
          </table:table-cell>
        </table:table-row>
        <table:table-row table:style-name="ro1">
          <table:table-cell office:value-type="float" office:value="24.7103307247162" calcext:value-type="float">
            <text:p>24.7103307247162</text:p>
          </table:table-cell>
          <table:table-cell office:value-type="float" office:value="7.79264658689499" calcext:value-type="float">
            <text:p>7.79264658689499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96493228166584" calcext:value-type="float">
            <text:p>0.99649322816658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52853598014888" calcext:value-type="float">
            <text:p>0.952853598014888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0.967447537497435" calcext:value-type="float">
            <text:p>0.967447537497435</text:p>
          </table:table-cell>
          <table:table-cell office:value-type="float" office:value="0.388812568747439" calcext:value-type="float">
            <text:p>0.388812568747439</text:p>
          </table:table-cell>
          <table:table-cell office:value-type="float" office:value="0.0104542637991412" calcext:value-type="float">
            <text:p>0.010454263799141</text:p>
          </table:table-cell>
          <table:table-cell office:value-type="float" office:value="0.00135289307129519" calcext:value-type="float">
            <text:p>0.001352893071295</text:p>
          </table:table-cell>
        </table:table-row>
        <table:table-row table:style-name="ro1">
          <table:table-cell office:value-type="float" office:value="24.0993639826775" calcext:value-type="float">
            <text:p>24.0993639826775</text:p>
          </table:table-cell>
          <table:table-cell office:value-type="float" office:value="7.6221764087677" calcext:value-type="float">
            <text:p>7.6221764087677</text:p>
          </table:table-cell>
          <table:table-cell office:value-type="float" office:value="0.939975247524752" calcext:value-type="float">
            <text:p>0.939975247524752</text:p>
          </table:table-cell>
          <table:table-cell office:value-type="float" office:value="0.996699328743666" calcext:value-type="float">
            <text:p>0.996699328743666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9" calcext:value-type="float">
            <text:p>1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45409429280397" calcext:value-type="float">
            <text:p>0.945409429280397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1.04825233645782" calcext:value-type="float">
            <text:p>1.04825233645782</text:p>
          </table:table-cell>
          <table:table-cell office:value-type="float" office:value="0.642504045456825" calcext:value-type="float">
            <text:p>0.642504045456825</text:p>
          </table:table-cell>
          <table:table-cell office:value-type="float" office:value="0.0113531992707557" calcext:value-type="float">
            <text:p>0.011353199270756</text:p>
          </table:table-cell>
          <table:table-cell office:value-type="float" office:value="0.00116732469176602" calcext:value-type="float">
            <text:p>0.001167324691766</text:p>
          </table:table-cell>
        </table:table-row>
        <table:table-row table:style-name="ro1">
          <table:table-cell office:value-type="float" office:value="24.3347712159157" calcext:value-type="float">
            <text:p>24.3347712159157</text:p>
          </table:table-cell>
          <table:table-cell office:value-type="float" office:value="7.72539180517197" calcext:value-type="float">
            <text:p>7.72539180517197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96080856962439" calcext:value-type="float">
            <text:p>0.99608085696243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5049504950495" calcext:value-type="float">
            <text:p>0.995049504950495</text:p>
          </table:table-cell>
          <table:table-cell office:value-type="float" office:value="0.952853598014888" calcext:value-type="float">
            <text:p>0.952853598014888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00561588119236" calcext:value-type="float">
            <text:p>1.00561588119236</text:p>
          </table:table-cell>
          <table:table-cell office:value-type="float" office:value="0.683356646676565" calcext:value-type="float">
            <text:p>0.683356646676565</text:p>
          </table:table-cell>
          <table:table-cell office:value-type="float" office:value="0.0119578136914905" calcext:value-type="float">
            <text:p>0.011957813691491</text:p>
          </table:table-cell>
          <table:table-cell office:value-type="float" office:value="0.000684123968781487" calcext:value-type="float">
            <text:p>0.000684123968781</text:p>
          </table:table-cell>
        </table:table-row>
        <table:table-row table:style-name="ro1">
          <table:table-cell office:value-type="float" office:value="23.6798634529114" calcext:value-type="float">
            <text:p>23.6798634529114</text:p>
          </table:table-cell>
          <table:table-cell office:value-type="float" office:value="8.18544501066208" calcext:value-type="float">
            <text:p>8.1854450106620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00158333465188" calcext:value-type="float">
            <text:p>1.00158333465188</text:p>
          </table:table-cell>
          <table:table-cell office:value-type="float" office:value="0.376872151372543" calcext:value-type="float">
            <text:p>0.376872151372543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3.9589151144028" calcext:value-type="float">
            <text:p>23.9589151144028</text:p>
          </table:table-cell>
          <table:table-cell office:value-type="float" office:value="8.13508367538452" calcext:value-type="float">
            <text:p>8.13508367538452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22245094388797" calcext:value-type="float">
            <text:p>1.22245094388797</text:p>
          </table:table-cell>
          <table:table-cell office:value-type="float" office:value="0.322562356988408" calcext:value-type="float">
            <text:p>0.322562356988408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3.3196446895599" calcext:value-type="float">
            <text:p>23.3196446895599</text:p>
          </table:table-cell>
          <table:table-cell office:value-type="float" office:value="8.00910478830338" calcext:value-type="float">
            <text:p>8.0091047883033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10533921438417" calcext:value-type="float">
            <text:p>1.10533921438417</text:p>
          </table:table-cell>
          <table:table-cell office:value-type="float" office:value="0.715533720226674" calcext:value-type="float">
            <text:p>0.715533720226674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3.5112876296043" calcext:value-type="float">
            <text:p>23.5112876296043</text:p>
          </table:table-cell>
          <table:table-cell office:value-type="float" office:value="7.99589091539383" calcext:value-type="float">
            <text:p>7.99589091539383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3392102106899" calcext:value-type="float">
            <text:p>0.97339210210689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29090878567081" calcext:value-type="float">
            <text:p>1.29090878567081</text:p>
          </table:table-cell>
          <table:table-cell office:value-type="float" office:value="0.383641219167457" calcext:value-type="float">
            <text:p>0.383641219167457</text:p>
          </table:table-cell>
          <table:table-cell office:value-type="float" office:value="0.00990893378635607" calcext:value-type="float">
            <text:p>0.009908933786356</text:p>
          </table:table-cell>
          <table:table-cell office:value-type="float" office:value="0.00320871097619596" calcext:value-type="float">
            <text:p>0.003208710976196</text:p>
          </table:table-cell>
        </table:table-row>
        <table:table-row table:style-name="ro1">
          <table:table-cell office:value-type="float" office:value="23.5757437944412" calcext:value-type="float">
            <text:p>23.5757437944412</text:p>
          </table:table-cell>
          <table:table-cell office:value-type="float" office:value="8.02893418073654" calcext:value-type="float">
            <text:p>8.02893418073654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421769560762" calcext:value-type="float">
            <text:p>0.9742176956076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0.898939306502776" calcext:value-type="float">
            <text:p>0.898939306502776</text:p>
          </table:table-cell>
          <table:table-cell office:value-type="float" office:value="0.211052504611112" calcext:value-type="float">
            <text:p>0.211052504611112</text:p>
          </table:table-cell>
          <table:table-cell office:value-type="float" office:value="0.00926802933719045" calcext:value-type="float">
            <text:p>0.00926802933719</text:p>
          </table:table-cell>
          <table:table-cell office:value-type="float" office:value="0.00409223653421376" calcext:value-type="float">
            <text:p>0.004092236534214</text:p>
          </table:table-cell>
        </table:table-row>
        <table:table-row table:style-name="ro1">
          <table:table-cell office:value-type="float" office:value="23.4855298995972" calcext:value-type="float">
            <text:p>23.4855298995972</text:p>
          </table:table-cell>
          <table:table-cell office:value-type="float" office:value="7.98548644781113" calcext:value-type="float">
            <text:p>7.9854864478111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08644017958505" calcext:value-type="float">
            <text:p>1.08644017958505</text:p>
          </table:table-cell>
          <table:table-cell office:value-type="float" office:value="0.622233342789123" calcext:value-type="float">
            <text:p>0.622233342789123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6698969602585" calcext:value-type="float">
            <text:p>23.6698969602585</text:p>
          </table:table-cell>
          <table:table-cell office:value-type="float" office:value="7.4464762210846" calcext:value-type="float">
            <text:p>7.446476221084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08881880759884" calcext:value-type="float">
            <text:p>1.08881880759884</text:p>
          </table:table-cell>
          <table:table-cell office:value-type="float" office:value="0.597756591165092" calcext:value-type="float">
            <text:p>0.597756591165092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4.3063518404961" calcext:value-type="float">
            <text:p>24.3063518404961</text:p>
          </table:table-cell>
          <table:table-cell office:value-type="float" office:value="7.75530540943146" calcext:value-type="float">
            <text:p>7.7553054094314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33120693052249" calcext:value-type="float">
            <text:p>1.33120693052249</text:p>
          </table:table-cell>
          <table:table-cell office:value-type="float" office:value="0.206807577295908" calcext:value-type="float">
            <text:p>0.206807577295908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4.1294978260994" calcext:value-type="float">
            <text:p>24.1294978260994</text:p>
          </table:table-cell>
          <table:table-cell office:value-type="float" office:value="8.09739154577255" calcext:value-type="float">
            <text:p>8.0973915457725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446182739750867" calcext:value-type="float">
            <text:p>0.446182739750867</text:p>
          </table:table-cell>
          <table:table-cell office:value-type="float" office:value="0.31180288319863" calcext:value-type="float">
            <text:p>0.31180288319863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4.3050676584244" calcext:value-type="float">
            <text:p>24.3050676584244</text:p>
          </table:table-cell>
          <table:table-cell office:value-type="float" office:value="7.5059180855751" calcext:value-type="float">
            <text:p>7.505918085575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666892580189158" calcext:value-type="float">
            <text:p>0.666892580189158</text:p>
          </table:table-cell>
          <table:table-cell office:value-type="float" office:value="0.592977443266382" calcext:value-type="float">
            <text:p>0.592977443266382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7759586572647" calcext:value-type="float">
            <text:p>23.7759586572647</text:p>
          </table:table-cell>
          <table:table-cell office:value-type="float" office:value="8.01630914211273" calcext:value-type="float">
            <text:p>8.0163091421127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03211795628511" calcext:value-type="float">
            <text:p>1.03211795628511</text:p>
          </table:table-cell>
          <table:table-cell office:value-type="float" office:value="0.383559770527214" calcext:value-type="float">
            <text:p>0.383559770527214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3.642711520195" calcext:value-type="float">
            <text:p>23.642711520195</text:p>
          </table:table-cell>
          <table:table-cell office:value-type="float" office:value="7.99747151136398" calcext:value-type="float">
            <text:p>7.9974715113639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57859636493637" calcext:value-type="float">
            <text:p>0.57859636493637</text:p>
          </table:table-cell>
          <table:table-cell office:value-type="float" office:value="0.691847001973291" calcext:value-type="float">
            <text:p>0.691847001973291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1385631561279" calcext:value-type="float">
            <text:p>24.1385631561279</text:p>
          </table:table-cell>
          <table:table-cell office:value-type="float" office:value="7.75721257925034" calcext:value-type="float">
            <text:p>7.7572125792503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98200714946905" calcext:value-type="float">
            <text:p>0.98200714946905</text:p>
          </table:table-cell>
          <table:table-cell office:value-type="float" office:value="0.520136381098873" calcext:value-type="float">
            <text:p>0.520136381098873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0832139849663" calcext:value-type="float">
            <text:p>24.0832139849663</text:p>
          </table:table-cell>
          <table:table-cell office:value-type="float" office:value="7.25603646039963" calcext:value-type="float">
            <text:p>7.2560364603996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42480092118667" calcext:value-type="float">
            <text:p>1.42480092118667</text:p>
          </table:table-cell>
          <table:table-cell office:value-type="float" office:value="0.871968909731839" calcext:value-type="float">
            <text:p>0.87196890973183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0730692744255" calcext:value-type="float">
            <text:p>24.0730692744255</text:p>
          </table:table-cell>
          <table:table-cell office:value-type="float" office:value="7.43837124109268" calcext:value-type="float">
            <text:p>7.4383712410926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760032366086459" calcext:value-type="float">
            <text:p>0.760032366086459</text:p>
          </table:table-cell>
          <table:table-cell office:value-type="float" office:value="0.633594390630009" calcext:value-type="float">
            <text:p>0.633594390630009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4084667563438" calcext:value-type="float">
            <text:p>24.4084667563438</text:p>
          </table:table-cell>
          <table:table-cell office:value-type="float" office:value="7.65207201242447" calcext:value-type="float">
            <text:p>7.65207201242447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8143223413947" calcext:value-type="float">
            <text:p>0.99814322341394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8349834983498" calcext:value-type="float">
            <text:p>0.99834983498349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47890818858561" calcext:value-type="float">
            <text:p>0.947890818858561</text:p>
          </table:table-cell>
          <table:table-cell office:value-type="float" office:value="0.999175597691674" calcext:value-type="float">
            <text:p>0.999175597691674</text:p>
          </table:table-cell>
          <table:table-cell office:value-type="float" office:value="1.0758362997742" calcext:value-type="float">
            <text:p>1.0758362997742</text:p>
          </table:table-cell>
          <table:table-cell office:value-type="float" office:value="0.484393576996077" calcext:value-type="float">
            <text:p>0.484393576996077</text:p>
          </table:table-cell>
          <table:table-cell office:value-type="float" office:value="0.010484634695138" calcext:value-type="float">
            <text:p>0.010484634695138</text:p>
          </table:table-cell>
          <table:table-cell office:value-type="float" office:value="0.000684841230463141" calcext:value-type="float">
            <text:p>0.000684841230463</text:p>
          </table:table-cell>
        </table:table-row>
        <table:table-row table:style-name="ro1">
          <table:table-cell office:value-type="float" office:value="24.4293399453163" calcext:value-type="float">
            <text:p>24.4293399453163</text:p>
          </table:table-cell>
          <table:table-cell office:value-type="float" office:value="8.06908875703812" calcext:value-type="float">
            <text:p>8.06908875703812</text:p>
          </table:table-cell>
          <table:table-cell office:value-type="float" office:value="0.936881188118812" calcext:value-type="float">
            <text:p>0.936881188118812</text:p>
          </table:table-cell>
          <table:table-cell office:value-type="float" office:value="0.997112210378595" calcext:value-type="float">
            <text:p>0.99711221037859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09" calcext:value-type="float">
            <text:p>209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97522708505368" calcext:value-type="float">
            <text:p>0.997522708505368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752679307502" calcext:value-type="float">
            <text:p>0.99752679307502</text:p>
          </table:table-cell>
          <table:table-cell office:value-type="float" office:value="1.23752100356805" calcext:value-type="float">
            <text:p>1.23752100356805</text:p>
          </table:table-cell>
          <table:table-cell office:value-type="float" office:value="0.347285721172113" calcext:value-type="float">
            <text:p>0.347285721172113</text:p>
          </table:table-cell>
          <table:table-cell office:value-type="float" office:value="0.009465473882813" calcext:value-type="float">
            <text:p>0.009465473882813</text:p>
          </table:table-cell>
          <table:table-cell office:value-type="float" office:value="0.000714543385230296" calcext:value-type="float">
            <text:p>0.00071454338523</text:p>
          </table:table-cell>
        </table:table-row>
        <table:table-row table:style-name="ro1">
          <table:table-cell office:value-type="float" office:value="24.0445927381516" calcext:value-type="float">
            <text:p>24.0445927381516</text:p>
          </table:table-cell>
          <table:table-cell office:value-type="float" office:value="7.62308847904205" calcext:value-type="float">
            <text:p>7.62308847904205</text:p>
          </table:table-cell>
          <table:table-cell office:value-type="float" office:value="0.942450495049505" calcext:value-type="float">
            <text:p>0.942450495049505</text:p>
          </table:table-cell>
          <table:table-cell office:value-type="float" office:value="0.997111869997791" calcext:value-type="float">
            <text:p>0.997111869997791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5" calcext:value-type="float">
            <text:p>5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2970297029703" calcext:value-type="float">
            <text:p>0.952970297029703</text:p>
          </table:table-cell>
          <table:table-cell office:value-type="float" office:value="0.997524752475248" calcext:value-type="float">
            <text:p>0.9975247524752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50372208436724" calcext:value-type="float">
            <text:p>0.950372208436724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1.27195549356221" calcext:value-type="float">
            <text:p>1.27195549356221</text:p>
          </table:table-cell>
          <table:table-cell office:value-type="float" office:value="0.796642775584808" calcext:value-type="float">
            <text:p>0.796642775584808</text:p>
          </table:table-cell>
          <table:table-cell office:value-type="float" office:value="0.00991639781607985" calcext:value-type="float">
            <text:p>0.00991639781608</text:p>
          </table:table-cell>
          <table:table-cell office:value-type="float" office:value="0.000923232156254569" calcext:value-type="float">
            <text:p>0.000923232156255</text:p>
          </table:table-cell>
        </table:table-row>
        <table:table-row table:style-name="ro1">
          <table:table-cell office:value-type="float" office:value="24.3094331026077" calcext:value-type="float">
            <text:p>24.3094331026077</text:p>
          </table:table-cell>
          <table:table-cell office:value-type="float" office:value="7.88009524345398" calcext:value-type="float">
            <text:p>7.88009524345398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96493058116603" calcext:value-type="float">
            <text:p>0.996493058116603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4224422442244" calcext:value-type="float">
            <text:p>0.994224422442244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98351195383347" calcext:value-type="float">
            <text:p>0.998351195383347</text:p>
          </table:table-cell>
          <table:table-cell office:value-type="float" office:value="1.89260354333717" calcext:value-type="float">
            <text:p>1.89260354333717</text:p>
          </table:table-cell>
          <table:table-cell office:value-type="float" office:value="0.532890154153045" calcext:value-type="float">
            <text:p>0.532890154153045</text:p>
          </table:table-cell>
          <table:table-cell office:value-type="float" office:value="0.0109569397906474" calcext:value-type="float">
            <text:p>0.010956939790647</text:p>
          </table:table-cell>
          <table:table-cell office:value-type="float" office:value="0.00147340083734661" calcext:value-type="float">
            <text:p>0.001473400837347</text:p>
          </table:table-cell>
        </table:table-row>
        <table:table-row table:style-name="ro1">
          <table:table-cell office:value-type="float" office:value="24.2862760424614" calcext:value-type="float">
            <text:p>24.2862760424614</text:p>
          </table:table-cell>
          <table:table-cell office:value-type="float" office:value="7.76105093955994" calcext:value-type="float">
            <text:p>7.76105093955994</text:p>
          </table:table-cell>
          <table:table-cell office:value-type="float" office:value="0.943069306930693" calcext:value-type="float">
            <text:p>0.943069306930693</text:p>
          </table:table-cell>
          <table:table-cell office:value-type="float" office:value="0.996493398216565" calcext:value-type="float">
            <text:p>0.996493398216565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38271604938272" calcext:value-type="float">
            <text:p>0.938271604938272</text:p>
          </table:table-cell>
          <table:table-cell office:value-type="float" office:value="0.996696944673823" calcext:value-type="float">
            <text:p>0.996696944673823</text:p>
          </table:table-cell>
          <table:table-cell office:value-type="float" office:value="0.955445544554455" calcext:value-type="float">
            <text:p>0.955445544554455</text:p>
          </table:table-cell>
          <table:table-cell office:value-type="float" office:value="0.996699669966997" calcext:value-type="float">
            <text:p>0.9966996699669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95874587458746" calcext:value-type="float">
            <text:p>0.995874587458746</text:p>
          </table:table-cell>
          <table:table-cell office:value-type="float" office:value="0.952853598014888" calcext:value-type="float">
            <text:p>0.952853598014888</text:p>
          </table:table-cell>
          <table:table-cell office:value-type="float" office:value="0.996702390766694" calcext:value-type="float">
            <text:p>0.996702390766694</text:p>
          </table:table-cell>
          <table:table-cell office:value-type="float" office:value="1.69607093396859" calcext:value-type="float">
            <text:p>1.69607093396859</text:p>
          </table:table-cell>
          <table:table-cell office:value-type="float" office:value="0.676395870594327" calcext:value-type="float">
            <text:p>0.676395870594327</text:p>
          </table:table-cell>
          <table:table-cell office:value-type="float" office:value="0.0119578136914905" calcext:value-type="float">
            <text:p>0.011957813691491</text:p>
          </table:table-cell>
          <table:table-cell office:value-type="float" office:value="0.000357275746199869" calcext:value-type="float">
            <text:p>0.0003572757462</text:p>
          </table:table-cell>
        </table:table-row>
        <table:table-row table:style-name="ro1">
          <table:table-cell office:value-type="float" office:value="24.4592370986938" calcext:value-type="float">
            <text:p>24.4592370986938</text:p>
          </table:table-cell>
          <table:table-cell office:value-type="float" office:value="7.86899900436401" calcext:value-type="float">
            <text:p>7.8689990043640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1.04034152919858" calcext:value-type="float">
            <text:p>1.04034152919858</text:p>
          </table:table-cell>
          <table:table-cell office:value-type="float" office:value="0.377491358633408" calcext:value-type="float">
            <text:p>0.377491358633408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4.2991806864738" calcext:value-type="float">
            <text:p>24.2991806864738</text:p>
          </table:table-cell>
          <table:table-cell office:value-type="float" office:value="7.92687487602234" calcext:value-type="float">
            <text:p>7.92687487602234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0.920105840026053" calcext:value-type="float">
            <text:p>0.920105840026053</text:p>
          </table:table-cell>
          <table:table-cell office:value-type="float" office:value="0.4015364048868" calcext:value-type="float">
            <text:p>0.4015364048868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3.8709056973457" calcext:value-type="float">
            <text:p>23.8709056973457</text:p>
          </table:table-cell>
          <table:table-cell office:value-type="float" office:value="7.76993501186371" calcext:value-type="float">
            <text:p>7.76993501186371</text:p>
          </table:table-cell>
          <table:table-cell office:value-type="float" office:value="0.938737623762376" calcext:value-type="float">
            <text:p>0.938737623762376</text:p>
          </table:table-cell>
          <table:table-cell office:value-type="float" office:value="0.973804643641867" calcext:value-type="float">
            <text:p>0.973804643641867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31" calcext:value-type="float">
            <text:p>31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9355904211396" calcext:value-type="float">
            <text:p>0.979355904211396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42928039702233" calcext:value-type="float">
            <text:p>0.942928039702233</text:p>
          </table:table-cell>
          <table:table-cell office:value-type="float" office:value="0.97444352844188" calcext:value-type="float">
            <text:p>0.97444352844188</text:p>
          </table:table-cell>
          <table:table-cell office:value-type="float" office:value="0.955739113005999" calcext:value-type="float">
            <text:p>0.955739113005999</text:p>
          </table:table-cell>
          <table:table-cell office:value-type="float" office:value="0.389749465555302" calcext:value-type="float">
            <text:p>0.389749465555302</text:p>
          </table:table-cell>
          <table:table-cell office:value-type="float" office:value="0.00857326840200418" calcext:value-type="float">
            <text:p>0.008573268402004</text:p>
          </table:table-cell>
          <table:table-cell office:value-type="float" office:value="0.00356103910815491" calcext:value-type="float">
            <text:p>0.003561039108155</text:p>
          </table:table-cell>
        </table:table-row>
        <table:table-row table:style-name="ro1">
          <table:table-cell office:value-type="float" office:value="23.9100838303566" calcext:value-type="float">
            <text:p>23.9100838303566</text:p>
          </table:table-cell>
          <table:table-cell office:value-type="float" office:value="8.23812371492386" calcext:value-type="float">
            <text:p>8.2381237149238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3392102106899" calcext:value-type="float">
            <text:p>0.973392102106899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8395061728395" calcext:value-type="float">
            <text:p>0.928395061728395</text:p>
          </table:table-cell>
          <table:table-cell office:value-type="float" office:value="0.978530140379851" calcext:value-type="float">
            <text:p>0.978530140379851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71122112211221" calcext:value-type="float">
            <text:p>0.971122112211221</text:p>
          </table:table-cell>
          <table:table-cell office:value-type="float" office:value="0.940446650124069" calcext:value-type="float">
            <text:p>0.940446650124069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1.09639639592768" calcext:value-type="float">
            <text:p>1.09639639592768</text:p>
          </table:table-cell>
          <table:table-cell office:value-type="float" office:value="0.230004232604394" calcext:value-type="float">
            <text:p>0.230004232604394</text:p>
          </table:table-cell>
          <table:table-cell office:value-type="float" office:value="0.00990893378635607" calcext:value-type="float">
            <text:p>0.009908933786356</text:p>
          </table:table-cell>
          <table:table-cell office:value-type="float" office:value="0.00320871097619596" calcext:value-type="float">
            <text:p>0.003208710976196</text:p>
          </table:table-cell>
        </table:table-row>
        <table:table-row table:style-name="ro1">
          <table:table-cell office:value-type="float" office:value="23.4886868000031" calcext:value-type="float">
            <text:p>23.4886868000031</text:p>
          </table:table-cell>
          <table:table-cell office:value-type="float" office:value="7.9341584444046" calcext:value-type="float">
            <text:p>7.9341584444046</text:p>
          </table:table-cell>
          <table:table-cell office:value-type="float" office:value="0.936262376237624" calcext:value-type="float">
            <text:p>0.936262376237624</text:p>
          </table:table-cell>
          <table:table-cell office:value-type="float" office:value="0.97421769560762" calcext:value-type="float">
            <text:p>0.97421769560762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13" calcext:value-type="float">
            <text:p>213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0.981007431874484" calcext:value-type="float">
            <text:p>0.981007431874484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7029702970297" calcext:value-type="float">
            <text:p>0.9702970297029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71947194719472" calcext:value-type="float">
            <text:p>0.971947194719472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3619126133553" calcext:value-type="float">
            <text:p>0.973619126133553</text:p>
          </table:table-cell>
          <table:table-cell office:value-type="float" office:value="0.962874349739251" calcext:value-type="float">
            <text:p>0.962874349739251</text:p>
          </table:table-cell>
          <table:table-cell office:value-type="float" office:value="0.678584115109874" calcext:value-type="float">
            <text:p>0.678584115109874</text:p>
          </table:table-cell>
          <table:table-cell office:value-type="float" office:value="0.00926802933719045" calcext:value-type="float">
            <text:p>0.00926802933719</text:p>
          </table:table-cell>
          <table:table-cell office:value-type="float" office:value="0.00409223653421376" calcext:value-type="float">
            <text:p>0.004092236534214</text:p>
          </table:table-cell>
        </table:table-row>
        <table:table-row table:style-name="ro1">
          <table:table-cell office:value-type="float" office:value="23.8159648180008" calcext:value-type="float">
            <text:p>23.8159648180008</text:p>
          </table:table-cell>
          <table:table-cell office:value-type="float" office:value="7.55710107088089" calcext:value-type="float">
            <text:p>7.5571010708808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13449400940857" calcext:value-type="float">
            <text:p>1.13449400940857</text:p>
          </table:table-cell>
          <table:table-cell office:value-type="float" office:value="0.307474692146556" calcext:value-type="float">
            <text:p>0.307474692146556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5882551074028" calcext:value-type="float">
            <text:p>23.5882551074028</text:p>
          </table:table-cell>
          <table:table-cell office:value-type="float" office:value="7.79642522335053" calcext:value-type="float">
            <text:p>7.7964252233505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02188572906261" calcext:value-type="float">
            <text:p>1.02188572906261</text:p>
          </table:table-cell>
          <table:table-cell office:value-type="float" office:value="0.70802934031826" calcext:value-type="float">
            <text:p>0.70802934031826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7684520483017" calcext:value-type="float">
            <text:p>23.7684520483017</text:p>
          </table:table-cell>
          <table:table-cell office:value-type="float" office:value="7.62099725008011" calcext:value-type="float">
            <text:p>7.6209972500801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58042429728912" calcext:value-type="float">
            <text:p>1.58042429728912</text:p>
          </table:table-cell>
          <table:table-cell office:value-type="float" office:value="0.890365926836365" calcext:value-type="float">
            <text:p>0.890365926836365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3.6656255722046" calcext:value-type="float">
            <text:p>23.6656255722046</text:p>
          </table:table-cell>
          <table:table-cell office:value-type="float" office:value="7.67099457979202" calcext:value-type="float">
            <text:p>7.6709945797920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0.843908371934978" calcext:value-type="float">
            <text:p>0.843908371934978</text:p>
          </table:table-cell>
          <table:table-cell office:value-type="float" office:value="0.425768619600512" calcext:value-type="float">
            <text:p>0.425768619600512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4.2825230360031" calcext:value-type="float">
            <text:p>24.2825230360031</text:p>
          </table:table-cell>
          <table:table-cell office:value-type="float" office:value="7.05522608757019" calcext:value-type="float">
            <text:p>7.0552260875701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8647365568618" calcext:value-type="float">
            <text:p>0.968647365568618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0864197530864" calcext:value-type="float">
            <text:p>0.930864197530864</text:p>
          </table:table-cell>
          <table:table-cell office:value-type="float" office:value="0.972749793559042" calcext:value-type="float">
            <text:p>0.972749793559042</text:p>
          </table:table-cell>
          <table:table-cell office:value-type="float" office:value="0.95049504950495" calcext:value-type="float">
            <text:p>0.95049504950495</text:p>
          </table:table-cell>
          <table:table-cell office:value-type="float" office:value="0.962871287128713" calcext:value-type="float">
            <text:p>0.96287128712871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68646864686469" calcext:value-type="float">
            <text:p>0.968646864686469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70321516900247" calcext:value-type="float">
            <text:p>0.970321516900247</text:p>
          </table:table-cell>
          <table:table-cell office:value-type="float" office:value="1.32046173105525" calcext:value-type="float">
            <text:p>1.32046173105525</text:p>
          </table:table-cell>
          <table:table-cell office:value-type="float" office:value="0.601182254368317" calcext:value-type="float">
            <text:p>0.601182254368317</text:p>
          </table:table-cell>
          <table:table-cell office:value-type="float" office:value="0.00805550150222858" calcext:value-type="float">
            <text:p>0.008055501502229</text:p>
          </table:table-cell>
          <table:table-cell office:value-type="float" office:value="0.00363991004327826" calcext:value-type="float">
            <text:p>0.003639910043278</text:p>
          </table:table-cell>
        </table:table-row>
        <table:table-row table:style-name="ro1">
          <table:table-cell office:value-type="float" office:value="24.3408629894257" calcext:value-type="float">
            <text:p>24.3408629894257</text:p>
          </table:table-cell>
          <table:table-cell office:value-type="float" office:value="6.95598101615906" calcext:value-type="float">
            <text:p>6.9559810161590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16241926849509" calcext:value-type="float">
            <text:p>1.16241926849509</text:p>
          </table:table-cell>
          <table:table-cell office:value-type="float" office:value="0.43624181675147" calcext:value-type="float">
            <text:p>0.43624181675147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4.039818584919" calcext:value-type="float">
            <text:p>24.039818584919</text:p>
          </table:table-cell>
          <table:table-cell office:value-type="float" office:value="7.67305827140808" calcext:value-type="float">
            <text:p>7.6730582714080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24765972768197" calcext:value-type="float">
            <text:p>1.24765972768197</text:p>
          </table:table-cell>
          <table:table-cell office:value-type="float" office:value="0.892864983197161" calcext:value-type="float">
            <text:p>0.892864983197161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3.8278691768646" calcext:value-type="float">
            <text:p>23.8278691768646</text:p>
          </table:table-cell>
          <table:table-cell office:value-type="float" office:value="7.73985928297043" calcext:value-type="float">
            <text:p>7.7398592829704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1.19734024719116" calcext:value-type="float">
            <text:p>1.19734024719116</text:p>
          </table:table-cell>
          <table:table-cell office:value-type="float" office:value="0.417933135331142" calcext:value-type="float">
            <text:p>0.417933135331142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3.6186962127686" calcext:value-type="float">
            <text:p>23.6186962127686</text:p>
          </table:table-cell>
          <table:table-cell office:value-type="float" office:value="7.80466103553772" calcext:value-type="float">
            <text:p>7.8046610355377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745511043310878" calcext:value-type="float">
            <text:p>0.745511043310878</text:p>
          </table:table-cell>
          <table:table-cell office:value-type="float" office:value="0.554687001976362" calcext:value-type="float">
            <text:p>0.554687001976362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  <table:table-row table:style-name="ro1">
          <table:table-cell office:value-type="float" office:value="23.7443671822548" calcext:value-type="float">
            <text:p>23.7443671822548</text:p>
          </table:table-cell>
          <table:table-cell office:value-type="float" office:value="7.86867982149124" calcext:value-type="float">
            <text:p>7.8686798214912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64316532369364" calcext:value-type="float">
            <text:p>0.964316532369364</text:p>
          </table:table-cell>
          <table:table-cell office:value-type="string" calcext:value-type="string">
            <text:p>ExtraTreesClassifier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0" calcext:value-type="float">
            <text:p>80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71924029727498" calcext:value-type="float">
            <text:p>0.9719240297274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5957095709571" calcext:value-type="float">
            <text:p>0.959570957095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6039603960396" calcext:value-type="float">
            <text:p>0.96039603960396</text:p>
          </table:table-cell>
          <table:table-cell office:value-type="float" office:value="0.937965260545906" calcext:value-type="float">
            <text:p>0.937965260545906</text:p>
          </table:table-cell>
          <table:table-cell office:value-type="float" office:value="0.965375103050288" calcext:value-type="float">
            <text:p>0.965375103050288</text:p>
          </table:table-cell>
          <table:table-cell office:value-type="float" office:value="0.730497628189809" calcext:value-type="float">
            <text:p>0.730497628189809</text:p>
          </table:table-cell>
          <table:table-cell office:value-type="float" office:value="0.647561727487198" calcext:value-type="float">
            <text:p>0.647561727487198</text:p>
          </table:table-cell>
          <table:table-cell office:value-type="float" office:value="0.00502738379231593" calcext:value-type="float">
            <text:p>0.005027383792316</text:p>
          </table:table-cell>
          <table:table-cell office:value-type="float" office:value="0.00492151745252493" calcext:value-type="float">
            <text:p>0.004921517452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3T09:25:16.898328545</dc:date>
    <meta:editing-duration>PT18M9S</meta:editing-duration>
    <meta:editing-cycles>1</meta:editing-cycles>
    <meta:document-statistic meta:table-count="1" meta:cell-count="5784" meta:object-count="3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minimum="30" chart:maximum="9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27cm" svg:height="10.753cm" xlink:href=".." xlink:type="simple" chart:class="chart:scatter" chart:style-name="ch1">
        <chart:legend chart:legend-position="end" svg:x="19.658cm" svg:y="4.828cm" style:legend-expansion="high" chart:style-name="ch2"/>
        <chart:plot-area chart:style-name="ch3" table:cell-range-address="search_results.C1:search_results.D241 search_results.G2:search_results.G241" chart:data-source-has-labels="row" svg:x="1.485cm" svg:y="0.215cm" svg:width="17.699cm" svg:height="9.342cm">
          <chartooo:coordinate-region svg:x="2.397cm" svg:y="0.414cm" svg:width="16.787cm" svg:height="8.496cm"/>
          <chart:axis chart:dimension="x" chart:name="primary-x" chart:style-name="ch4">
            <chart:title svg:x="9.099cm" svg:y="9.772cm" chart:style-name="ch5">
              <text:p>Max Leaf Nodes</text:p>
            </chart:title>
          </chart:axis>
          <chart:axis chart:dimension="y" chart:name="primary-y" chart:style-name="ch6">
            <chart:title svg:x="0.451cm" svg:y="5.631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241" chart:label-cell-address="search_results.D1:search_results.D1" chart:class="chart:scatter">
            <chart:domain table:cell-range-address="search_results.G2:search_results.G241"/>
            <chart:error-indicator chart:style-name="ch10" chart:dimension="y"/>
            <chart:data-point chart:repeated="240"/>
          </chart:series>
          <chart:series chart:style-name="ch11" chart:values-cell-range-address="search_results.C2:search_results.C241" chart:label-cell-address="search_results.C1:search_results.C1" chart:class="chart:scatter">
            <chart:error-indicator chart:style-name="ch12" chart:dimension="y"/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earch_results.G2:search_results.G241</svg:desc>
                </draw:g>
              </table:table-cell>
              <table:table-cell office:value-type="float" office:value="0.98205581163276">
                <text:p>0.98205581163276</text:p>
                <draw:g>
                  <svg:desc>search_results.D2:search_results.D241</svg:desc>
                </draw:g>
              </table:table-cell>
              <table:table-cell office:value-type="float" office:value="0.00326236105259192">
                <text:p>0.00326236105259192</text:p>
                <draw:g>
                  <svg:desc>search_results.X2:search_results.X241</svg:desc>
                </draw:g>
              </table:table-cell>
              <table:table-cell office:value-type="float" office:value="0.00326236105259192">
                <text:p>0.00326236105259192</text:p>
                <draw:g>
                  <svg:desc>search_results.X2:search_results.X241</svg:desc>
                </draw:g>
              </table:table-cell>
              <table:table-cell office:value-type="float" office:value="0.9375">
                <text:p>0.9375</text:p>
                <draw:g>
                  <svg:desc>search_results.C2:search_results.C241</svg:desc>
                </draw:g>
              </table:table-cell>
              <table:table-cell office:value-type="float" office:value="0.00912652330973368">
                <text:p>0.00912652330973368</text:p>
                <draw:g>
                  <svg:desc>search_results.W2:search_results.W241</svg:desc>
                </draw:g>
              </table:table-cell>
              <table:table-cell office:value-type="float" office:value="0.00912652330973368">
                <text:p>0.00912652330973368</text:p>
                <draw:g>
                  <svg:desc>search_results.W2:search_results.W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.98246801250608">
                <text:p>0.98246801250608</text:p>
              </table:table-cell>
              <table:table-cell office:value-type="float" office:value="0.00269211424630283">
                <text:p>0.00269211424630283</text:p>
              </table:table-cell>
              <table:table-cell office:value-type="float" office:value="0.00269211424630283">
                <text:p>0.0026921142463028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1458246811455">
                <text:p>0.00961458246811455</text:p>
              </table:table-cell>
              <table:table-cell office:value-type="float" office:value="0.00961458246811455">
                <text:p>0.00961458246811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0.982468352606043">
                <text:p>0.982468352606043</text:p>
              </table:table-cell>
              <table:table-cell office:value-type="float" office:value="0.00268953503951037">
                <text:p>0.00268953503951037</text:p>
              </table:table-cell>
              <table:table-cell office:value-type="float" office:value="0.00268953503951037">
                <text:p>0.00268953503951037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330627178628">
                <text:p>0.0116330627178628</text:p>
              </table:table-cell>
              <table:table-cell office:value-type="float" office:value="0.0116330627178628">
                <text:p>0.0116330627178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982055470971113">
                <text:p>0.982055470971113</text:p>
              </table:table-cell>
              <table:table-cell office:value-type="float" office:value="0.00228093856242829">
                <text:p>0.00228093856242829</text:p>
              </table:table-cell>
              <table:table-cell office:value-type="float" office:value="0.00228093856242829">
                <text:p>0.0022809385624282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330627178628">
                <text:p>0.0116330627178628</text:p>
              </table:table-cell>
              <table:table-cell office:value-type="float" office:value="0.0116330627178628">
                <text:p>0.0116330627178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981230558232001">
                <text:p>0.981230558232001</text:p>
              </table:table-cell>
              <table:table-cell office:value-type="float" office:value="0.00227895669702631">
                <text:p>0.00227895669702631</text:p>
              </table:table-cell>
              <table:table-cell office:value-type="float" office:value="0.00227895669702631">
                <text:p>0.0022789566970263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262253224528">
                <text:p>0.0100262253224528</text:p>
              </table:table-cell>
              <table:table-cell office:value-type="float" office:value="0.0100262253224528">
                <text:p>0.0100262253224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973598373014804">
                <text:p>0.973598373014804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973598373014804">
                <text:p>0.973598373014804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973598373014804">
                <text:p>0.973598373014804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973598372733962">
                <text:p>0.973598372733962</text:p>
              </table:table-cell>
              <table:table-cell office:value-type="float" office:value="0.00302433857106">
                <text:p>0.00302433857106</text:p>
              </table:table-cell>
              <table:table-cell office:value-type="float" office:value="0.00302433857106">
                <text:p>0.0030243385710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4435983545727">
                <text:p>0.0104435983545727</text:p>
              </table:table-cell>
              <table:table-cell office:value-type="float" office:value="0.0104435983545727">
                <text:p>0.0104435983545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974423966234683">
                <text:p>0.974423966234683</text:p>
              </table:table-cell>
              <table:table-cell office:value-type="float" office:value="0.00390597057559443">
                <text:p>0.00390597057559443</text:p>
              </table:table-cell>
              <table:table-cell office:value-type="float" office:value="0.00390597057559443">
                <text:p>0.0039059705755944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1911715875834">
                <text:p>0.0101911715875834</text:p>
              </table:table-cell>
              <table:table-cell office:value-type="float" office:value="0.0101911715875834">
                <text:p>0.0101911715875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985561562604605">
                <text:p>0.985561562604605</text:p>
              </table:table-cell>
              <table:table-cell office:value-type="float" office:value="0.0030017371586331">
                <text:p>0.0030017371586331</text:p>
              </table:table-cell>
              <table:table-cell office:value-type="float" office:value="0.0030017371586331">
                <text:p>0.003001737158633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65473882813">
                <text:p>0.009465473882813</text:p>
              </table:table-cell>
              <table:table-cell office:value-type="float" office:value="0.009465473882813">
                <text:p>0.009465473882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0.984530208907607">
                <text:p>0.984530208907607</text:p>
              </table:table-cell>
              <table:table-cell office:value-type="float" office:value="0.00204945132917349">
                <text:p>0.00204945132917349</text:p>
              </table:table-cell>
              <table:table-cell office:value-type="float" office:value="0.00204945132917349">
                <text:p>0.00204945132917349</text:p>
              </table:table-cell>
              <table:table-cell office:value-type="float" office:value="0.9375">
                <text:p>0.9375</text:p>
              </table:table-cell>
              <table:table-cell office:value-type="float" office:value="0.00912652330973368">
                <text:p>0.00912652330973368</text:p>
              </table:table-cell>
              <table:table-cell office:value-type="float" office:value="0.00912652330973368">
                <text:p>0.009126523309733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0.984530208907607">
                <text:p>0.984530208907607</text:p>
              </table:table-cell>
              <table:table-cell office:value-type="float" office:value="0.00204945132917349">
                <text:p>0.00204945132917349</text:p>
              </table:table-cell>
              <table:table-cell office:value-type="float" office:value="0.00204945132917349">
                <text:p>0.0020494513291734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7169234899505">
                <text:p>0.0117169234899505</text:p>
              </table:table-cell>
              <table:table-cell office:value-type="float" office:value="0.0117169234899505">
                <text:p>0.0117169234899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0.98411783742262">
                <text:p>0.98411783742262</text:p>
              </table:table-cell>
              <table:table-cell office:value-type="float" office:value="0.00157846673676477">
                <text:p>0.00157846673676477</text:p>
              </table:table-cell>
              <table:table-cell office:value-type="float" office:value="0.00157846673676477">
                <text:p>0.00157846673676477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9025448064369">
                <text:p>0.0119025448064369</text:p>
              </table:table-cell>
              <table:table-cell office:value-type="float" office:value="0.0119025448064369">
                <text:p>0.0119025448064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0.983705466218476">
                <text:p>0.983705466218476</text:p>
              </table:table-cell>
              <table:table-cell office:value-type="float" office:value="0.00187277814507741">
                <text:p>0.00187277814507741</text:p>
              </table:table-cell>
              <table:table-cell office:value-type="float" office:value="0.00187277814507741">
                <text:p>0.0018727781450774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95064276930115">
                <text:p>0.00995064276930115</text:p>
              </table:table-cell>
              <table:table-cell office:value-type="float" office:value="0.00995064276930115">
                <text:p>0.00995064276930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.988449011564363">
                <text:p>0.988449011564363</text:p>
              </table:table-cell>
              <table:table-cell office:value-type="float" office:value="0.00154259599443282">
                <text:p>0.00154259599443282</text:p>
              </table:table-cell>
              <table:table-cell office:value-type="float" office:value="0.00154259599443282">
                <text:p>0.00154259599443282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987417828198188">
                <text:p>0.987417828198188</text:p>
              </table:table-cell>
              <table:table-cell office:value-type="float" office:value="0.00147064698402579">
                <text:p>0.00147064698402579</text:p>
              </table:table-cell>
              <table:table-cell office:value-type="float" office:value="0.00147064698402579">
                <text:p>0.00147064698402579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9793671792889">
                <text:p>0.00859793671792889</text:p>
              </table:table-cell>
              <table:table-cell office:value-type="float" office:value="0.00859793671792889">
                <text:p>0.00859793671792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0.986386645112855">
                <text:p>0.986386645112855</text:p>
              </table:table-cell>
              <table:table-cell office:value-type="float" office:value="0.00188772376136609">
                <text:p>0.00188772376136609</text:p>
              </table:table-cell>
              <table:table-cell office:value-type="float" office:value="0.00188772376136609">
                <text:p>0.0018877237613660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0103741116489014">
                <text:p>0.01037411164890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98638732531278">
                <text:p>0.98638732531278</text:p>
              </table:table-cell>
              <table:table-cell office:value-type="float" office:value="0.00205484549973852">
                <text:p>0.00205484549973852</text:p>
              </table:table-cell>
              <table:table-cell office:value-type="float" office:value="0.00205484549973852">
                <text:p>0.00205484549973852</text:p>
              </table:table-cell>
              <table:table-cell office:value-type="float" office:value="0.9375">
                <text:p>0.9375</text:p>
              </table:table-cell>
              <table:table-cell office:value-type="float" office:value="0.011642933193724">
                <text:p>0.011642933193724</text:p>
              </table:table-cell>
              <table:table-cell office:value-type="float" office:value="0.011642933193724">
                <text:p>0.0116429331937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8700528666322">
                <text:p>0.98700528666322</text:p>
              </table:table-cell>
              <table:table-cell office:value-type="float" office:value="0.000894677232173105">
                <text:p>0.000894677232173105</text:p>
              </table:table-cell>
              <table:table-cell office:value-type="float" office:value="0.000894677232173105">
                <text:p>0.00089467723217310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11063791513822">
                <text:p>0.0111063791513822</text:p>
              </table:table-cell>
              <table:table-cell office:value-type="float" office:value="0.0111063791513822">
                <text:p>0.0111063791513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">
                <text:p>4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0.990511548346693">
                <text:p>0.990511548346693</text:p>
              </table:table-cell>
              <table:table-cell office:value-type="float" office:value="0.00170095593368163">
                <text:p>0.00170095593368163</text:p>
              </table:table-cell>
              <table:table-cell office:value-type="float" office:value="0.00170095593368163">
                <text:p>0.00170095593368163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0.989480024599714">
                <text:p>0.989480024599714</text:p>
              </table:table-cell>
              <table:table-cell office:value-type="float" office:value="0.00122150225935896">
                <text:p>0.00122150225935896</text:p>
              </table:table-cell>
              <table:table-cell office:value-type="float" office:value="0.00122150225935896">
                <text:p>0.0012215022593589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95897646807053">
                <text:p>0.00895897646807053</text:p>
              </table:table-cell>
              <table:table-cell office:value-type="float" office:value="0.00895897646807053">
                <text:p>0.008958976468070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0.989273924022632">
                <text:p>0.989273924022632</text:p>
              </table:table-cell>
              <table:table-cell office:value-type="float" office:value="0.00101052932878244">
                <text:p>0.00101052932878244</text:p>
              </table:table-cell>
              <table:table-cell office:value-type="float" office:value="0.00101052932878244">
                <text:p>0.0010105293287824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09335001196501">
                <text:p>0.0109335001196501</text:p>
              </table:table-cell>
              <table:table-cell office:value-type="float" office:value="0.0109335001196501">
                <text:p>0.0109335001196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0.989067823445551">
                <text:p>0.989067823445551</text:p>
              </table:table-cell>
              <table:table-cell office:value-type="float" office:value="0.000681729707119595">
                <text:p>0.000681729707119595</text:p>
              </table:table-cell>
              <table:table-cell office:value-type="float" office:value="0.000681729707119595">
                <text:p>0.00068172970711959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25003179847981">
                <text:p>0.0125003179847981</text:p>
              </table:table-cell>
              <table:table-cell office:value-type="float" office:value="0.0125003179847981">
                <text:p>0.01250031798479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0.989067653114727">
                <text:p>0.989067653114727</text:p>
              </table:table-cell>
              <table:table-cell office:value-type="float" office:value="0.000357323899264774">
                <text:p>0.000357323899264774</text:p>
              </table:table-cell>
              <table:table-cell office:value-type="float" office:value="0.000357323899264774">
                <text:p>0.000357323899264774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22158642066257">
                <text:p>0.0122158642066257</text:p>
              </table:table-cell>
              <table:table-cell office:value-type="float" office:value="0.0122158642066257">
                <text:p>0.01221586420662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  <table:table-cell office:value-type="float" office:value="0.992986966763953">
                <text:p>0.992986966763953</text:p>
              </table:table-cell>
              <table:table-cell office:value-type="float" office:value="0.000921485571357738">
                <text:p>0.000921485571357738</text:p>
              </table:table-cell>
              <table:table-cell office:value-type="float" office:value="0.000921485571357738">
                <text:p>0.000921485571357738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12771809413298">
                <text:p>0.00912771809413298</text:p>
              </table:table-cell>
              <table:table-cell office:value-type="float" office:value="0.00912771809413298">
                <text:p>0.009127718094132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0.993192897010212">
                <text:p>0.993192897010212</text:p>
              </table:table-cell>
              <table:table-cell office:value-type="float" office:value="0.000900172272212599">
                <text:p>0.000900172272212599</text:p>
              </table:table-cell>
              <table:table-cell office:value-type="float" office:value="0.000900172272212599">
                <text:p>0.000900172272212599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95897646807053">
                <text:p>0.00895897646807053</text:p>
              </table:table-cell>
              <table:table-cell office:value-type="float" office:value="0.00895897646807053">
                <text:p>0.00895897646807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0.991749001778246">
                <text:p>0.991749001778246</text:p>
              </table:table-cell>
              <table:table-cell office:value-type="float" office:value="0.00154459748851103">
                <text:p>0.00154459748851103</text:p>
              </table:table-cell>
              <table:table-cell office:value-type="float" office:value="0.00154459748851103">
                <text:p>0.00154459748851103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3531992707557">
                <text:p>0.0113531992707557</text:p>
              </table:table-cell>
              <table:table-cell office:value-type="float" office:value="0.0113531992707557">
                <text:p>0.01135319927075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991336630574101">
                <text:p>0.991336630574101</text:p>
              </table:table-cell>
              <table:table-cell office:value-type="float" office:value="0.000412578323671359">
                <text:p>0.000412578323671359</text:p>
              </table:table-cell>
              <table:table-cell office:value-type="float" office:value="0.000412578323671359">
                <text:p>0.00041257832367135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3531992707557">
                <text:p>0.0113531992707557</text:p>
              </table:table-cell>
              <table:table-cell office:value-type="float" office:value="0.0113531992707557">
                <text:p>0.01135319927075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0.990923748939172">
                <text:p>0.990923748939172</text:p>
              </table:table-cell>
              <table:table-cell office:value-type="float" office:value="0.000828835507437408">
                <text:p>0.000828835507437408</text:p>
              </table:table-cell>
              <table:table-cell office:value-type="float" office:value="0.000828835507437408">
                <text:p>0.00082883550743740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22158642066257">
                <text:p>0.0122158642066257</text:p>
              </table:table-cell>
              <table:table-cell office:value-type="float" office:value="0.0122158642066257">
                <text:p>0.01221586420662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">
                <text:p>5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">
                <text:p>5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5">
                <text:p>5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">
                <text:p>5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">
                <text:p>5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">
                <text:p>5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5">
                <text:p>5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5">
                <text:p>5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">
                <text:p>5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">
                <text:p>5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0.994636451580531">
                <text:p>0.994636451580531</text:p>
              </table:table-cell>
              <table:table-cell office:value-type="float" office:value="0.00148871449972508">
                <text:p>0.00148871449972508</text:p>
              </table:table-cell>
              <table:table-cell office:value-type="float" office:value="0.00148871449972508">
                <text:p>0.0014887144997250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38577951715222">
                <text:p>0.00938577951715222</text:p>
              </table:table-cell>
              <table:table-cell office:value-type="float" office:value="0.00938577951715222">
                <text:p>0.009385779517152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">
                <text:p>60</text:p>
              </table:table-cell>
              <table:table-cell office:value-type="float" office:value="0.995048822784675">
                <text:p>0.995048822784675</text:p>
              </table:table-cell>
              <table:table-cell office:value-type="float" office:value="0.00154504475133708">
                <text:p>0.00154504475133708</text:p>
              </table:table-cell>
              <table:table-cell office:value-type="float" office:value="0.00154504475133708">
                <text:p>0.00154504475133708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426695938893">
                <text:p>0.009426695938893</text:p>
              </table:table-cell>
              <table:table-cell office:value-type="float" office:value="0.009426695938893">
                <text:p>0.009426695938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0.994018149849286">
                <text:p>0.994018149849286</text:p>
              </table:table-cell>
              <table:table-cell office:value-type="float" office:value="0.000899118681470799">
                <text:p>0.000899118681470799</text:p>
              </table:table-cell>
              <table:table-cell office:value-type="float" office:value="0.000899118681470799">
                <text:p>0.000899118681470799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17622072109648">
                <text:p>0.0117622072109648</text:p>
              </table:table-cell>
              <table:table-cell office:value-type="float" office:value="0.0117622072109648">
                <text:p>0.01176220721096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0">
                <text:p>60</text:p>
              </table:table-cell>
              <table:table-cell office:value-type="float" office:value="0.993812049272204">
                <text:p>0.993812049272204</text:p>
              </table:table-cell>
              <table:table-cell office:value-type="float" office:value="0.000409996519889522">
                <text:p>0.000409996519889522</text:p>
              </table:table-cell>
              <table:table-cell office:value-type="float" office:value="0.000409996519889522">
                <text:p>0.00040999651988952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28711973015974">
                <text:p>0.0128711973015974</text:p>
              </table:table-cell>
              <table:table-cell office:value-type="float" office:value="0.0128711973015974">
                <text:p>0.01287119730159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0">
                <text:p>60</text:p>
              </table:table-cell>
              <table:table-cell office:value-type="float" office:value="0.992367643890295">
                <text:p>0.992367643890295</text:p>
              </table:table-cell>
              <table:table-cell office:value-type="float" office:value="0.000687718210985191">
                <text:p>0.000687718210985191</text:p>
              </table:table-cell>
              <table:table-cell office:value-type="float" office:value="0.000687718210985191">
                <text:p>0.00068771821098519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13548292222667">
                <text:p>0.0113548292222667</text:p>
              </table:table-cell>
              <table:table-cell office:value-type="float" office:value="0.0113548292222667">
                <text:p>0.0113548292222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">
                <text:p>6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">
                <text:p>6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">
                <text:p>6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">
                <text:p>60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0">
                <text:p>60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">
                <text:p>6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">
                <text:p>6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">
                <text:p>6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0">
                <text:p>6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">
                <text:p>6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">
                <text:p>6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">
                <text:p>6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">
                <text:p>65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0.996080516581635">
                <text:p>0.996080516581635</text:p>
              </table:table-cell>
              <table:table-cell office:value-type="float" office:value="0.00168893921437012">
                <text:p>0.00168893921437012</text:p>
              </table:table-cell>
              <table:table-cell office:value-type="float" office:value="0.00168893921437012">
                <text:p>0.0016889392143701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00998758920592518">
                <text:p>0.009987589205925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5">
                <text:p>65</text:p>
              </table:table-cell>
              <table:table-cell office:value-type="float" office:value="0.994636621630512">
                <text:p>0.994636621630512</text:p>
              </table:table-cell>
              <table:table-cell office:value-type="float" office:value="0.00136937575154584">
                <text:p>0.00136937575154584</text:p>
              </table:table-cell>
              <table:table-cell office:value-type="float" office:value="0.00136937575154584">
                <text:p>0.00136937575154584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114255295430135">
                <text:p>0.0114255295430135</text:p>
              </table:table-cell>
              <table:table-cell office:value-type="float" office:value="0.0114255295430135">
                <text:p>0.01142552954301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">
                <text:p>65</text:p>
              </table:table-cell>
              <table:table-cell office:value-type="float" office:value="0.995255433792542">
                <text:p>0.995255433792542</text:p>
              </table:table-cell>
              <table:table-cell office:value-type="float" office:value="0.000900441922907585">
                <text:p>0.000900441922907585</text:p>
              </table:table-cell>
              <table:table-cell office:value-type="float" office:value="0.000900441922907585">
                <text:p>0.00090044192290758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22158642066257">
                <text:p>0.0122158642066257</text:p>
              </table:table-cell>
              <table:table-cell office:value-type="float" office:value="0.0122158642066257">
                <text:p>0.01221586420662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">
                <text:p>65</text:p>
              </table:table-cell>
              <table:table-cell office:value-type="float" office:value="0.993811538560576">
                <text:p>0.993811538560576</text:p>
              </table:table-cell>
              <table:table-cell office:value-type="float" office:value="0.000925063791090961">
                <text:p>0.000925063791090961</text:p>
              </table:table-cell>
              <table:table-cell office:value-type="float" office:value="0.000925063791090961">
                <text:p>0.00092506379109096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10747218726878">
                <text:p>0.0110747218726878</text:p>
              </table:table-cell>
              <table:table-cell office:value-type="float" office:value="0.0110747218726878">
                <text:p>0.01107472187268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">
                <text:p>6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">
                <text:p>6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">
                <text:p>6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">
                <text:p>6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">
                <text:p>6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">
                <text:p>6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">
                <text:p>6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5">
                <text:p>6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5">
                <text:p>6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">
                <text:p>6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5">
                <text:p>6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5">
                <text:p>6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">
                <text:p>6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">
                <text:p>70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">
                <text:p>70</text:p>
              </table:table-cell>
              <table:table-cell office:value-type="float" office:value="0.996286787208698">
                <text:p>0.996286787208698</text:p>
              </table:table-cell>
              <table:table-cell office:value-type="float" office:value="0.00136896399070752">
                <text:p>0.00136896399070752</text:p>
              </table:table-cell>
              <table:table-cell office:value-type="float" office:value="0.00136896399070752">
                <text:p>0.0013689639907075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">
                <text:p>70</text:p>
              </table:table-cell>
              <table:table-cell office:value-type="float" office:value="0.995668145377491">
                <text:p>0.995668145377491</text:p>
              </table:table-cell>
              <table:table-cell office:value-type="float" office:value="0.00187949590970982">
                <text:p>0.00187949590970982</text:p>
              </table:table-cell>
              <table:table-cell office:value-type="float" office:value="0.00187949590970982">
                <text:p>0.00187949590970982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109355401971276">
                <text:p>0.0109355401971276</text:p>
              </table:table-cell>
              <table:table-cell office:value-type="float" office:value="0.0109355401971276">
                <text:p>0.0109355401971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">
                <text:p>70</text:p>
              </table:table-cell>
              <table:table-cell office:value-type="float" office:value="0.995461704419605">
                <text:p>0.995461704419605</text:p>
              </table:table-cell>
              <table:table-cell office:value-type="float" office:value="0.000716312540604027">
                <text:p>0.000716312540604027</text:p>
              </table:table-cell>
              <table:table-cell office:value-type="float" office:value="0.000716312540604027">
                <text:p>0.00071631254060402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16523127908156">
                <text:p>0.0116523127908156</text:p>
              </table:table-cell>
              <table:table-cell office:value-type="float" office:value="0.0116523127908156">
                <text:p>0.01165231279081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">
                <text:p>70</text:p>
              </table:table-cell>
              <table:table-cell office:value-type="float" office:value="0.995255603842523">
                <text:p>0.995255603842523</text:p>
              </table:table-cell>
              <table:table-cell office:value-type="float" office:value="0.000359337800992188">
                <text:p>0.000359337800992188</text:p>
              </table:table-cell>
              <table:table-cell office:value-type="float" office:value="0.000359337800992188">
                <text:p>0.000359337800992188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10747218726878">
                <text:p>0.0110747218726878</text:p>
              </table:table-cell>
              <table:table-cell office:value-type="float" office:value="0.0110747218726878">
                <text:p>0.01107472187268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">
                <text:p>7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">
                <text:p>7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">
                <text:p>70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">
                <text:p>70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">
                <text:p>7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">
                <text:p>7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">
                <text:p>7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">
                <text:p>7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0">
                <text:p>7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">
                <text:p>7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0">
                <text:p>7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">
                <text:p>75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">
                <text:p>75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135289307129519">
                <text:p>0.00135289307129519</text:p>
              </table:table-cell>
              <table:table-cell office:value-type="float" office:value="0.00135289307129519">
                <text:p>0.0013528930712951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65473882813">
                <text:p>0.009465473882813</text:p>
              </table:table-cell>
              <table:table-cell office:value-type="float" office:value="0.009465473882813">
                <text:p>0.0094654738828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5">
                <text:p>75</text:p>
              </table:table-cell>
              <table:table-cell office:value-type="float" office:value="0.995874416004554">
                <text:p>0.995874416004554</text:p>
              </table:table-cell>
              <table:table-cell office:value-type="float" office:value="0.00154395309956122">
                <text:p>0.00154395309956122</text:p>
              </table:table-cell>
              <table:table-cell office:value-type="float" office:value="0.00154395309956122">
                <text:p>0.00154395309956122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114905449107132">
                <text:p>0.0114905449107132</text:p>
              </table:table-cell>
              <table:table-cell office:value-type="float" office:value="0.0114905449107132">
                <text:p>0.01149054491071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">
                <text:p>75</text:p>
              </table:table-cell>
              <table:table-cell office:value-type="float" office:value="0.996286787208698">
                <text:p>0.996286787208698</text:p>
              </table:table-cell>
              <table:table-cell office:value-type="float" office:value="0.000923537053789183">
                <text:p>0.000923537053789183</text:p>
              </table:table-cell>
              <table:table-cell office:value-type="float" office:value="0.000923537053789183">
                <text:p>0.000923537053789183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2502100892216">
                <text:p>0.012502100892216</text:p>
              </table:table-cell>
              <table:table-cell office:value-type="float" office:value="0.012502100892216">
                <text:p>0.0125021008922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5">
                <text:p>75</text:p>
              </table:table-cell>
              <table:table-cell office:value-type="float" office:value="0.99587424567373">
                <text:p>0.99587424567373</text:p>
              </table:table-cell>
              <table:table-cell office:value-type="float" office:value="0.000826786515988228">
                <text:p>0.000826786515988228</text:p>
              </table:table-cell>
              <table:table-cell office:value-type="float" office:value="0.000826786515988228">
                <text:p>0.000826786515988228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17622072109648">
                <text:p>0.0117622072109648</text:p>
              </table:table-cell>
              <table:table-cell office:value-type="float" office:value="0.0117622072109648">
                <text:p>0.01176220721096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">
                <text:p>7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">
                <text:p>7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5">
                <text:p>75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5">
                <text:p>7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">
                <text:p>7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5">
                <text:p>7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5">
                <text:p>7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">
                <text:p>7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">
                <text:p>7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5">
                <text:p>7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5">
                <text:p>7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">
                <text:p>7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0">
                <text:p>80</text:p>
              </table:table-cell>
              <table:table-cell office:value-type="float" office:value="0.997317970574873">
                <text:p>0.997317970574873</text:p>
              </table:table-cell>
              <table:table-cell office:value-type="float" office:value="0.00122091822505548">
                <text:p>0.00122091822505548</text:p>
              </table:table-cell>
              <table:table-cell office:value-type="float" office:value="0.00122091822505548">
                <text:p>0.0012209182250554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00998758920592518">
                <text:p>0.009987589205925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0">
                <text:p>80</text:p>
              </table:table-cell>
              <table:table-cell office:value-type="float" office:value="0.996699498793647">
                <text:p>0.996699498793647</text:p>
              </table:table-cell>
              <table:table-cell office:value-type="float" office:value="0.00101093343907451">
                <text:p>0.00101093343907451</text:p>
              </table:table-cell>
              <table:table-cell office:value-type="float" office:value="0.00101093343907451">
                <text:p>0.00101093343907451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">
                <text:p>80</text:p>
              </table:table-cell>
              <table:table-cell office:value-type="float" office:value="0.996286957539521">
                <text:p>0.996286957539521</text:p>
              </table:table-cell>
              <table:table-cell office:value-type="float" office:value="0.00170115793976073">
                <text:p>0.00170115793976073</text:p>
              </table:table-cell>
              <table:table-cell office:value-type="float" office:value="0.00170115793976073">
                <text:p>0.00170115793976073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114905449107132">
                <text:p>0.0114905449107132</text:p>
              </table:table-cell>
              <table:table-cell office:value-type="float" office:value="0.0114905449107132">
                <text:p>0.01149054491071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0">
                <text:p>80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089954318641535">
                <text:p>0.00089954318641535</text:p>
              </table:table-cell>
              <table:table-cell office:value-type="float" office:value="0.00089954318641535">
                <text:p>0.000899543186415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28711973015974">
                <text:p>0.0128711973015974</text:p>
              </table:table-cell>
              <table:table-cell office:value-type="float" office:value="0.0128711973015974">
                <text:p>0.01287119730159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0.995874416004554">
                <text:p>0.995874416004554</text:p>
              </table:table-cell>
              <table:table-cell office:value-type="float" office:value="0.000584386633471639">
                <text:p>0.000584386633471639</text:p>
              </table:table-cell>
              <table:table-cell office:value-type="float" office:value="0.000584386633471639">
                <text:p>0.000584386633471639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16248812066993">
                <text:p>0.0116248812066993</text:p>
              </table:table-cell>
              <table:table-cell office:value-type="float" office:value="0.0116248812066993">
                <text:p>0.01162488120669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0">
                <text:p>8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0">
                <text:p>8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">
                <text:p>8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">
                <text:p>80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">
                <text:p>8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">
                <text:p>8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">
                <text:p>8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0">
                <text:p>8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0">
                <text:p>8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0">
                <text:p>8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">
                <text:p>8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">
                <text:p>8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0">
                <text:p>8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0">
                <text:p>8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">
                <text:p>85</text:p>
              </table:table-cell>
              <table:table-cell office:value-type="float" office:value="0.997936782456061">
                <text:p>0.997936782456061</text:p>
              </table:table-cell>
              <table:table-cell office:value-type="float" office:value="0.000923612744845122">
                <text:p>0.000923612744845122</text:p>
              </table:table-cell>
              <table:table-cell office:value-type="float" office:value="0.000923612744845122">
                <text:p>0.00092361274484512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00998758920592518">
                <text:p>0.00998758920592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">
                <text:p>85</text:p>
              </table:table-cell>
              <table:table-cell office:value-type="float" office:value="0.996699498793647">
                <text:p>0.996699498793647</text:p>
              </table:table-cell>
              <table:table-cell office:value-type="float" office:value="0.00101093343907451">
                <text:p>0.00101093343907451</text:p>
              </table:table-cell>
              <table:table-cell office:value-type="float" office:value="0.00101093343907451">
                <text:p>0.0010109334390745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65473882813">
                <text:p>0.009465473882813</text:p>
              </table:table-cell>
              <table:table-cell office:value-type="float" office:value="0.009465473882813">
                <text:p>0.0094654738828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">
                <text:p>85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135289307129519">
                <text:p>0.00135289307129519</text:p>
              </table:table-cell>
              <table:table-cell office:value-type="float" office:value="0.00135289307129519">
                <text:p>0.00135289307129519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104542637991412">
                <text:p>0.0104542637991412</text:p>
              </table:table-cell>
              <table:table-cell office:value-type="float" office:value="0.0104542637991412">
                <text:p>0.01045426379914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5">
                <text:p>85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3531992707557">
                <text:p>0.0113531992707557</text:p>
              </table:table-cell>
              <table:table-cell office:value-type="float" office:value="0.0113531992707557">
                <text:p>0.01135319927075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5">
                <text:p>85</text:p>
              </table:table-cell>
              <table:table-cell office:value-type="float" office:value="0.996080856962439">
                <text:p>0.996080856962439</text:p>
              </table:table-cell>
              <table:table-cell office:value-type="float" office:value="0.000684123968781487">
                <text:p>0.000684123968781487</text:p>
              </table:table-cell>
              <table:table-cell office:value-type="float" office:value="0.000684123968781487">
                <text:p>0.000684123968781487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119578136914905">
                <text:p>0.0119578136914905</text:p>
              </table:table-cell>
              <table:table-cell office:value-type="float" office:value="0.0119578136914905">
                <text:p>0.01195781369149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">
                <text:p>8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">
                <text:p>8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5">
                <text:p>8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5">
                <text:p>85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">
                <text:p>8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">
                <text:p>8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">
                <text:p>8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">
                <text:p>8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5">
                <text:p>8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5">
                <text:p>8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5">
                <text:p>8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">
                <text:p>8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">
                <text:p>8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">
                <text:p>8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">
                <text:p>90</text:p>
              </table:table-cell>
              <table:table-cell office:value-type="float" office:value="0.998143223413947">
                <text:p>0.998143223413947</text:p>
              </table:table-cell>
              <table:table-cell office:value-type="float" office:value="0.000684841230463141">
                <text:p>0.000684841230463141</text:p>
              </table:table-cell>
              <table:table-cell office:value-type="float" office:value="0.000684841230463141">
                <text:p>0.00068484123046314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484634695138">
                <text:p>0.010484634695138</text:p>
              </table:table-cell>
              <table:table-cell office:value-type="float" office:value="0.010484634695138">
                <text:p>0.0104846346951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  <table:table-cell office:value-type="float" office:value="0.997112210378595">
                <text:p>0.997112210378595</text:p>
              </table:table-cell>
              <table:table-cell office:value-type="float" office:value="0.000714543385230296">
                <text:p>0.000714543385230296</text:p>
              </table:table-cell>
              <table:table-cell office:value-type="float" office:value="0.000714543385230296">
                <text:p>0.00071454338523029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65473882813">
                <text:p>0.009465473882813</text:p>
              </table:table-cell>
              <table:table-cell office:value-type="float" office:value="0.009465473882813">
                <text:p>0.0094654738828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">
                <text:p>90</text:p>
              </table:table-cell>
              <table:table-cell office:value-type="float" office:value="0.997111869997791">
                <text:p>0.997111869997791</text:p>
              </table:table-cell>
              <table:table-cell office:value-type="float" office:value="0.000923232156254569">
                <text:p>0.000923232156254569</text:p>
              </table:table-cell>
              <table:table-cell office:value-type="float" office:value="0.000923232156254569">
                <text:p>0.000923232156254569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91639781607985">
                <text:p>0.00991639781607985</text:p>
              </table:table-cell>
              <table:table-cell office:value-type="float" office:value="0.00991639781607985">
                <text:p>0.009916397816079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">
                <text:p>90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9569397906474">
                <text:p>0.0109569397906474</text:p>
              </table:table-cell>
              <table:table-cell office:value-type="float" office:value="0.0109569397906474">
                <text:p>0.01095693979064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">
                <text:p>90</text:p>
              </table:table-cell>
              <table:table-cell office:value-type="float" office:value="0.996493398216565">
                <text:p>0.996493398216565</text:p>
              </table:table-cell>
              <table:table-cell office:value-type="float" office:value="0.000357275746199869">
                <text:p>0.000357275746199869</text:p>
              </table:table-cell>
              <table:table-cell office:value-type="float" office:value="0.000357275746199869">
                <text:p>0.000357275746199869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119578136914905">
                <text:p>0.0119578136914905</text:p>
              </table:table-cell>
              <table:table-cell office:value-type="float" office:value="0.0119578136914905">
                <text:p>0.01195781369149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">
                <text:p>9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">
                <text:p>9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">
                <text:p>90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">
                <text:p>90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">
                <text:p>90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0">
                <text:p>9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">
                <text:p>9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">
                <text:p>9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">
                <text:p>9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0">
                <text:p>90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">
                <text:p>9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">
                <text:p>9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">
                <text:p>9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">
                <text:p>9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">
                <text:p>90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maximum="1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27cm" svg:height="10.753cm" xlink:href=".." xlink:type="simple" chart:class="chart:scatter" chart:style-name="ch1">
        <chart:legend chart:legend-position="end" svg:x="19.658cm" svg:y="4.828cm" style:legend-expansion="high" chart:style-name="ch2"/>
        <chart:plot-area chart:style-name="ch3" table:cell-range-address="search_results.H2:search_results.H241 search_results.C1:search_results.D241" chart:data-source-has-labels="row" svg:x="1.485cm" svg:y="0.215cm" svg:width="17.699cm" svg:height="9.342cm">
          <chartooo:coordinate-region svg:x="2.397cm" svg:y="0.414cm" svg:width="16.547cm" svg:height="8.496cm"/>
          <chart:axis chart:dimension="x" chart:name="primary-x" chart:style-name="ch4">
            <chart:title svg:x="8.98cm" svg:y="9.772cm" chart:style-name="ch5">
              <text:p>Min Samples Leaf</text:p>
            </chart:title>
          </chart:axis>
          <chart:axis chart:dimension="y" chart:name="primary-y" chart:style-name="ch6">
            <chart:title svg:x="0.451cm" svg:y="5.631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241" chart:label-cell-address="search_results.D1:search_results.D1" chart:class="chart:scatter">
            <chart:domain table:cell-range-address="search_results.H2:search_results.H241"/>
            <chart:error-indicator chart:style-name="ch10" chart:dimension="y"/>
            <chart:data-point chart:repeated="240"/>
          </chart:series>
          <chart:series chart:style-name="ch11" chart:values-cell-range-address="search_results.C2:search_results.C241" chart:label-cell-address="search_results.C1:search_results.C1" chart:class="chart:scatter">
            <chart:error-indicator chart:style-name="ch12" chart:dimension="y"/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arch_results.H2:search_results.H241</svg:desc>
                </draw:g>
              </table:table-cell>
              <table:table-cell office:value-type="float" office:value="0.98205581163276">
                <text:p>0.98205581163276</text:p>
                <draw:g>
                  <svg:desc>search_results.D2:search_results.D241</svg:desc>
                </draw:g>
              </table:table-cell>
              <table:table-cell office:value-type="float" office:value="0.00326236105259192">
                <text:p>0.00326236105259192</text:p>
                <draw:g>
                  <svg:desc>search_results.X2:search_results.X241</svg:desc>
                </draw:g>
              </table:table-cell>
              <table:table-cell office:value-type="float" office:value="0.00326236105259192">
                <text:p>0.00326236105259192</text:p>
                <draw:g>
                  <svg:desc>search_results.X2:search_results.X241</svg:desc>
                </draw:g>
              </table:table-cell>
              <table:table-cell office:value-type="float" office:value="0.9375">
                <text:p>0.9375</text:p>
                <draw:g>
                  <svg:desc>search_results.C2:search_results.C241</svg:desc>
                </draw:g>
              </table:table-cell>
              <table:table-cell office:value-type="float" office:value="0.00912652330973368">
                <text:p>0.00912652330973368</text:p>
                <draw:g>
                  <svg:desc>search_results.W2:search_results.W241</svg:desc>
                </draw:g>
              </table:table-cell>
              <table:table-cell office:value-type="float" office:value="0.00912652330973368">
                <text:p>0.00912652330973368</text:p>
                <draw:g>
                  <svg:desc>search_results.W2:search_results.W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8246801250608">
                <text:p>0.98246801250608</text:p>
              </table:table-cell>
              <table:table-cell office:value-type="float" office:value="0.00269211424630283">
                <text:p>0.00269211424630283</text:p>
              </table:table-cell>
              <table:table-cell office:value-type="float" office:value="0.00269211424630283">
                <text:p>0.0026921142463028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1458246811455">
                <text:p>0.00961458246811455</text:p>
              </table:table-cell>
              <table:table-cell office:value-type="float" office:value="0.00961458246811455">
                <text:p>0.00961458246811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82468352606043">
                <text:p>0.982468352606043</text:p>
              </table:table-cell>
              <table:table-cell office:value-type="float" office:value="0.00268953503951037">
                <text:p>0.00268953503951037</text:p>
              </table:table-cell>
              <table:table-cell office:value-type="float" office:value="0.00268953503951037">
                <text:p>0.00268953503951037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330627178628">
                <text:p>0.0116330627178628</text:p>
              </table:table-cell>
              <table:table-cell office:value-type="float" office:value="0.0116330627178628">
                <text:p>0.0116330627178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82055470971113">
                <text:p>0.982055470971113</text:p>
              </table:table-cell>
              <table:table-cell office:value-type="float" office:value="0.00228093856242829">
                <text:p>0.00228093856242829</text:p>
              </table:table-cell>
              <table:table-cell office:value-type="float" office:value="0.00228093856242829">
                <text:p>0.0022809385624282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330627178628">
                <text:p>0.0116330627178628</text:p>
              </table:table-cell>
              <table:table-cell office:value-type="float" office:value="0.0116330627178628">
                <text:p>0.0116330627178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230558232001">
                <text:p>0.981230558232001</text:p>
              </table:table-cell>
              <table:table-cell office:value-type="float" office:value="0.00227895669702631">
                <text:p>0.00227895669702631</text:p>
              </table:table-cell>
              <table:table-cell office:value-type="float" office:value="0.00227895669702631">
                <text:p>0.0022789566970263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262253224528">
                <text:p>0.0100262253224528</text:p>
              </table:table-cell>
              <table:table-cell office:value-type="float" office:value="0.0100262253224528">
                <text:p>0.0100262253224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73598373014804">
                <text:p>0.973598373014804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73598373014804">
                <text:p>0.973598373014804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973598373014804">
                <text:p>0.973598373014804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973598372733962">
                <text:p>0.973598372733962</text:p>
              </table:table-cell>
              <table:table-cell office:value-type="float" office:value="0.00302433857106">
                <text:p>0.00302433857106</text:p>
              </table:table-cell>
              <table:table-cell office:value-type="float" office:value="0.00302433857106">
                <text:p>0.0030243385710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4435983545727">
                <text:p>0.0104435983545727</text:p>
              </table:table-cell>
              <table:table-cell office:value-type="float" office:value="0.0104435983545727">
                <text:p>0.0104435983545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974423966234683">
                <text:p>0.974423966234683</text:p>
              </table:table-cell>
              <table:table-cell office:value-type="float" office:value="0.00390597057559443">
                <text:p>0.00390597057559443</text:p>
              </table:table-cell>
              <table:table-cell office:value-type="float" office:value="0.00390597057559443">
                <text:p>0.0039059705755944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1911715875834">
                <text:p>0.0101911715875834</text:p>
              </table:table-cell>
              <table:table-cell office:value-type="float" office:value="0.0101911715875834">
                <text:p>0.0101911715875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85561562604605">
                <text:p>0.985561562604605</text:p>
              </table:table-cell>
              <table:table-cell office:value-type="float" office:value="0.0030017371586331">
                <text:p>0.0030017371586331</text:p>
              </table:table-cell>
              <table:table-cell office:value-type="float" office:value="0.0030017371586331">
                <text:p>0.003001737158633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65473882813">
                <text:p>0.009465473882813</text:p>
              </table:table-cell>
              <table:table-cell office:value-type="float" office:value="0.009465473882813">
                <text:p>0.009465473882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984530208907607">
                <text:p>0.984530208907607</text:p>
              </table:table-cell>
              <table:table-cell office:value-type="float" office:value="0.00204945132917349">
                <text:p>0.00204945132917349</text:p>
              </table:table-cell>
              <table:table-cell office:value-type="float" office:value="0.00204945132917349">
                <text:p>0.00204945132917349</text:p>
              </table:table-cell>
              <table:table-cell office:value-type="float" office:value="0.9375">
                <text:p>0.9375</text:p>
              </table:table-cell>
              <table:table-cell office:value-type="float" office:value="0.00912652330973368">
                <text:p>0.00912652330973368</text:p>
              </table:table-cell>
              <table:table-cell office:value-type="float" office:value="0.00912652330973368">
                <text:p>0.009126523309733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984530208907607">
                <text:p>0.984530208907607</text:p>
              </table:table-cell>
              <table:table-cell office:value-type="float" office:value="0.00204945132917349">
                <text:p>0.00204945132917349</text:p>
              </table:table-cell>
              <table:table-cell office:value-type="float" office:value="0.00204945132917349">
                <text:p>0.0020494513291734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7169234899505">
                <text:p>0.0117169234899505</text:p>
              </table:table-cell>
              <table:table-cell office:value-type="float" office:value="0.0117169234899505">
                <text:p>0.0117169234899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98411783742262">
                <text:p>0.98411783742262</text:p>
              </table:table-cell>
              <table:table-cell office:value-type="float" office:value="0.00157846673676477">
                <text:p>0.00157846673676477</text:p>
              </table:table-cell>
              <table:table-cell office:value-type="float" office:value="0.00157846673676477">
                <text:p>0.00157846673676477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9025448064369">
                <text:p>0.0119025448064369</text:p>
              </table:table-cell>
              <table:table-cell office:value-type="float" office:value="0.0119025448064369">
                <text:p>0.0119025448064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983705466218476">
                <text:p>0.983705466218476</text:p>
              </table:table-cell>
              <table:table-cell office:value-type="float" office:value="0.00187277814507741">
                <text:p>0.00187277814507741</text:p>
              </table:table-cell>
              <table:table-cell office:value-type="float" office:value="0.00187277814507741">
                <text:p>0.0018727781450774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95064276930115">
                <text:p>0.00995064276930115</text:p>
              </table:table-cell>
              <table:table-cell office:value-type="float" office:value="0.00995064276930115">
                <text:p>0.00995064276930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988449011564363">
                <text:p>0.988449011564363</text:p>
              </table:table-cell>
              <table:table-cell office:value-type="float" office:value="0.00154259599443282">
                <text:p>0.00154259599443282</text:p>
              </table:table-cell>
              <table:table-cell office:value-type="float" office:value="0.00154259599443282">
                <text:p>0.00154259599443282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87417828198188">
                <text:p>0.987417828198188</text:p>
              </table:table-cell>
              <table:table-cell office:value-type="float" office:value="0.00147064698402579">
                <text:p>0.00147064698402579</text:p>
              </table:table-cell>
              <table:table-cell office:value-type="float" office:value="0.00147064698402579">
                <text:p>0.00147064698402579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9793671792889">
                <text:p>0.00859793671792889</text:p>
              </table:table-cell>
              <table:table-cell office:value-type="float" office:value="0.00859793671792889">
                <text:p>0.00859793671792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86386645112855">
                <text:p>0.986386645112855</text:p>
              </table:table-cell>
              <table:table-cell office:value-type="float" office:value="0.00188772376136609">
                <text:p>0.00188772376136609</text:p>
              </table:table-cell>
              <table:table-cell office:value-type="float" office:value="0.00188772376136609">
                <text:p>0.0018877237613660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0103741116489014">
                <text:p>0.01037411164890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98638732531278">
                <text:p>0.98638732531278</text:p>
              </table:table-cell>
              <table:table-cell office:value-type="float" office:value="0.00205484549973852">
                <text:p>0.00205484549973852</text:p>
              </table:table-cell>
              <table:table-cell office:value-type="float" office:value="0.00205484549973852">
                <text:p>0.00205484549973852</text:p>
              </table:table-cell>
              <table:table-cell office:value-type="float" office:value="0.9375">
                <text:p>0.9375</text:p>
              </table:table-cell>
              <table:table-cell office:value-type="float" office:value="0.011642933193724">
                <text:p>0.011642933193724</text:p>
              </table:table-cell>
              <table:table-cell office:value-type="float" office:value="0.011642933193724">
                <text:p>0.0116429331937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98700528666322">
                <text:p>0.98700528666322</text:p>
              </table:table-cell>
              <table:table-cell office:value-type="float" office:value="0.000894677232173105">
                <text:p>0.000894677232173105</text:p>
              </table:table-cell>
              <table:table-cell office:value-type="float" office:value="0.000894677232173105">
                <text:p>0.00089467723217310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11063791513822">
                <text:p>0.0111063791513822</text:p>
              </table:table-cell>
              <table:table-cell office:value-type="float" office:value="0.0111063791513822">
                <text:p>0.0111063791513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990511548346693">
                <text:p>0.990511548346693</text:p>
              </table:table-cell>
              <table:table-cell office:value-type="float" office:value="0.00170095593368163">
                <text:p>0.00170095593368163</text:p>
              </table:table-cell>
              <table:table-cell office:value-type="float" office:value="0.00170095593368163">
                <text:p>0.00170095593368163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.989480024599714">
                <text:p>0.989480024599714</text:p>
              </table:table-cell>
              <table:table-cell office:value-type="float" office:value="0.00122150225935896">
                <text:p>0.00122150225935896</text:p>
              </table:table-cell>
              <table:table-cell office:value-type="float" office:value="0.00122150225935896">
                <text:p>0.0012215022593589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95897646807053">
                <text:p>0.00895897646807053</text:p>
              </table:table-cell>
              <table:table-cell office:value-type="float" office:value="0.00895897646807053">
                <text:p>0.008958976468070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989273924022632">
                <text:p>0.989273924022632</text:p>
              </table:table-cell>
              <table:table-cell office:value-type="float" office:value="0.00101052932878244">
                <text:p>0.00101052932878244</text:p>
              </table:table-cell>
              <table:table-cell office:value-type="float" office:value="0.00101052932878244">
                <text:p>0.0010105293287824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09335001196501">
                <text:p>0.0109335001196501</text:p>
              </table:table-cell>
              <table:table-cell office:value-type="float" office:value="0.0109335001196501">
                <text:p>0.0109335001196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989067823445551">
                <text:p>0.989067823445551</text:p>
              </table:table-cell>
              <table:table-cell office:value-type="float" office:value="0.000681729707119595">
                <text:p>0.000681729707119595</text:p>
              </table:table-cell>
              <table:table-cell office:value-type="float" office:value="0.000681729707119595">
                <text:p>0.00068172970711959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25003179847981">
                <text:p>0.0125003179847981</text:p>
              </table:table-cell>
              <table:table-cell office:value-type="float" office:value="0.0125003179847981">
                <text:p>0.01250031798479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989067653114727">
                <text:p>0.989067653114727</text:p>
              </table:table-cell>
              <table:table-cell office:value-type="float" office:value="0.000357323899264774">
                <text:p>0.000357323899264774</text:p>
              </table:table-cell>
              <table:table-cell office:value-type="float" office:value="0.000357323899264774">
                <text:p>0.000357323899264774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22158642066257">
                <text:p>0.0122158642066257</text:p>
              </table:table-cell>
              <table:table-cell office:value-type="float" office:value="0.0122158642066257">
                <text:p>0.01221586420662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992986966763953">
                <text:p>0.992986966763953</text:p>
              </table:table-cell>
              <table:table-cell office:value-type="float" office:value="0.000921485571357738">
                <text:p>0.000921485571357738</text:p>
              </table:table-cell>
              <table:table-cell office:value-type="float" office:value="0.000921485571357738">
                <text:p>0.000921485571357738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12771809413298">
                <text:p>0.00912771809413298</text:p>
              </table:table-cell>
              <table:table-cell office:value-type="float" office:value="0.00912771809413298">
                <text:p>0.009127718094132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993192897010212">
                <text:p>0.993192897010212</text:p>
              </table:table-cell>
              <table:table-cell office:value-type="float" office:value="0.000900172272212599">
                <text:p>0.000900172272212599</text:p>
              </table:table-cell>
              <table:table-cell office:value-type="float" office:value="0.000900172272212599">
                <text:p>0.000900172272212599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95897646807053">
                <text:p>0.00895897646807053</text:p>
              </table:table-cell>
              <table:table-cell office:value-type="float" office:value="0.00895897646807053">
                <text:p>0.00895897646807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991749001778246">
                <text:p>0.991749001778246</text:p>
              </table:table-cell>
              <table:table-cell office:value-type="float" office:value="0.00154459748851103">
                <text:p>0.00154459748851103</text:p>
              </table:table-cell>
              <table:table-cell office:value-type="float" office:value="0.00154459748851103">
                <text:p>0.00154459748851103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3531992707557">
                <text:p>0.0113531992707557</text:p>
              </table:table-cell>
              <table:table-cell office:value-type="float" office:value="0.0113531992707557">
                <text:p>0.01135319927075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.991336630574101">
                <text:p>0.991336630574101</text:p>
              </table:table-cell>
              <table:table-cell office:value-type="float" office:value="0.000412578323671359">
                <text:p>0.000412578323671359</text:p>
              </table:table-cell>
              <table:table-cell office:value-type="float" office:value="0.000412578323671359">
                <text:p>0.00041257832367135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3531992707557">
                <text:p>0.0113531992707557</text:p>
              </table:table-cell>
              <table:table-cell office:value-type="float" office:value="0.0113531992707557">
                <text:p>0.01135319927075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.990923748939172">
                <text:p>0.990923748939172</text:p>
              </table:table-cell>
              <table:table-cell office:value-type="float" office:value="0.000828835507437408">
                <text:p>0.000828835507437408</text:p>
              </table:table-cell>
              <table:table-cell office:value-type="float" office:value="0.000828835507437408">
                <text:p>0.00082883550743740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22158642066257">
                <text:p>0.0122158642066257</text:p>
              </table:table-cell>
              <table:table-cell office:value-type="float" office:value="0.0122158642066257">
                <text:p>0.01221586420662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994636451580531">
                <text:p>0.994636451580531</text:p>
              </table:table-cell>
              <table:table-cell office:value-type="float" office:value="0.00148871449972508">
                <text:p>0.00148871449972508</text:p>
              </table:table-cell>
              <table:table-cell office:value-type="float" office:value="0.00148871449972508">
                <text:p>0.0014887144997250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38577951715222">
                <text:p>0.00938577951715222</text:p>
              </table:table-cell>
              <table:table-cell office:value-type="float" office:value="0.00938577951715222">
                <text:p>0.009385779517152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995048822784675">
                <text:p>0.995048822784675</text:p>
              </table:table-cell>
              <table:table-cell office:value-type="float" office:value="0.00154504475133708">
                <text:p>0.00154504475133708</text:p>
              </table:table-cell>
              <table:table-cell office:value-type="float" office:value="0.00154504475133708">
                <text:p>0.00154504475133708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426695938893">
                <text:p>0.009426695938893</text:p>
              </table:table-cell>
              <table:table-cell office:value-type="float" office:value="0.009426695938893">
                <text:p>0.009426695938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.994018149849286">
                <text:p>0.994018149849286</text:p>
              </table:table-cell>
              <table:table-cell office:value-type="float" office:value="0.000899118681470799">
                <text:p>0.000899118681470799</text:p>
              </table:table-cell>
              <table:table-cell office:value-type="float" office:value="0.000899118681470799">
                <text:p>0.000899118681470799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17622072109648">
                <text:p>0.0117622072109648</text:p>
              </table:table-cell>
              <table:table-cell office:value-type="float" office:value="0.0117622072109648">
                <text:p>0.01176220721096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993812049272204">
                <text:p>0.993812049272204</text:p>
              </table:table-cell>
              <table:table-cell office:value-type="float" office:value="0.000409996519889522">
                <text:p>0.000409996519889522</text:p>
              </table:table-cell>
              <table:table-cell office:value-type="float" office:value="0.000409996519889522">
                <text:p>0.00040999651988952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28711973015974">
                <text:p>0.0128711973015974</text:p>
              </table:table-cell>
              <table:table-cell office:value-type="float" office:value="0.0128711973015974">
                <text:p>0.01287119730159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992367643890295">
                <text:p>0.992367643890295</text:p>
              </table:table-cell>
              <table:table-cell office:value-type="float" office:value="0.000687718210985191">
                <text:p>0.000687718210985191</text:p>
              </table:table-cell>
              <table:table-cell office:value-type="float" office:value="0.000687718210985191">
                <text:p>0.00068771821098519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13548292222667">
                <text:p>0.0113548292222667</text:p>
              </table:table-cell>
              <table:table-cell office:value-type="float" office:value="0.0113548292222667">
                <text:p>0.0113548292222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996080516581635">
                <text:p>0.996080516581635</text:p>
              </table:table-cell>
              <table:table-cell office:value-type="float" office:value="0.00168893921437012">
                <text:p>0.00168893921437012</text:p>
              </table:table-cell>
              <table:table-cell office:value-type="float" office:value="0.00168893921437012">
                <text:p>0.0016889392143701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00998758920592518">
                <text:p>0.009987589205925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994636621630512">
                <text:p>0.994636621630512</text:p>
              </table:table-cell>
              <table:table-cell office:value-type="float" office:value="0.00136937575154584">
                <text:p>0.00136937575154584</text:p>
              </table:table-cell>
              <table:table-cell office:value-type="float" office:value="0.00136937575154584">
                <text:p>0.00136937575154584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114255295430135">
                <text:p>0.0114255295430135</text:p>
              </table:table-cell>
              <table:table-cell office:value-type="float" office:value="0.0114255295430135">
                <text:p>0.01142552954301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995255433792542">
                <text:p>0.995255433792542</text:p>
              </table:table-cell>
              <table:table-cell office:value-type="float" office:value="0.000900441922907585">
                <text:p>0.000900441922907585</text:p>
              </table:table-cell>
              <table:table-cell office:value-type="float" office:value="0.000900441922907585">
                <text:p>0.00090044192290758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22158642066257">
                <text:p>0.0122158642066257</text:p>
              </table:table-cell>
              <table:table-cell office:value-type="float" office:value="0.0122158642066257">
                <text:p>0.01221586420662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993811538560576">
                <text:p>0.993811538560576</text:p>
              </table:table-cell>
              <table:table-cell office:value-type="float" office:value="0.000925063791090961">
                <text:p>0.000925063791090961</text:p>
              </table:table-cell>
              <table:table-cell office:value-type="float" office:value="0.000925063791090961">
                <text:p>0.00092506379109096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10747218726878">
                <text:p>0.0110747218726878</text:p>
              </table:table-cell>
              <table:table-cell office:value-type="float" office:value="0.0110747218726878">
                <text:p>0.01107472187268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996286787208698">
                <text:p>0.996286787208698</text:p>
              </table:table-cell>
              <table:table-cell office:value-type="float" office:value="0.00136896399070752">
                <text:p>0.00136896399070752</text:p>
              </table:table-cell>
              <table:table-cell office:value-type="float" office:value="0.00136896399070752">
                <text:p>0.0013689639907075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995668145377491">
                <text:p>0.995668145377491</text:p>
              </table:table-cell>
              <table:table-cell office:value-type="float" office:value="0.00187949590970982">
                <text:p>0.00187949590970982</text:p>
              </table:table-cell>
              <table:table-cell office:value-type="float" office:value="0.00187949590970982">
                <text:p>0.00187949590970982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109355401971276">
                <text:p>0.0109355401971276</text:p>
              </table:table-cell>
              <table:table-cell office:value-type="float" office:value="0.0109355401971276">
                <text:p>0.0109355401971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995461704419605">
                <text:p>0.995461704419605</text:p>
              </table:table-cell>
              <table:table-cell office:value-type="float" office:value="0.000716312540604027">
                <text:p>0.000716312540604027</text:p>
              </table:table-cell>
              <table:table-cell office:value-type="float" office:value="0.000716312540604027">
                <text:p>0.00071631254060402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16523127908156">
                <text:p>0.0116523127908156</text:p>
              </table:table-cell>
              <table:table-cell office:value-type="float" office:value="0.0116523127908156">
                <text:p>0.01165231279081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995255603842523">
                <text:p>0.995255603842523</text:p>
              </table:table-cell>
              <table:table-cell office:value-type="float" office:value="0.000359337800992188">
                <text:p>0.000359337800992188</text:p>
              </table:table-cell>
              <table:table-cell office:value-type="float" office:value="0.000359337800992188">
                <text:p>0.000359337800992188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10747218726878">
                <text:p>0.0110747218726878</text:p>
              </table:table-cell>
              <table:table-cell office:value-type="float" office:value="0.0110747218726878">
                <text:p>0.01107472187268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135289307129519">
                <text:p>0.00135289307129519</text:p>
              </table:table-cell>
              <table:table-cell office:value-type="float" office:value="0.00135289307129519">
                <text:p>0.0013528930712951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65473882813">
                <text:p>0.009465473882813</text:p>
              </table:table-cell>
              <table:table-cell office:value-type="float" office:value="0.009465473882813">
                <text:p>0.0094654738828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995874416004554">
                <text:p>0.995874416004554</text:p>
              </table:table-cell>
              <table:table-cell office:value-type="float" office:value="0.00154395309956122">
                <text:p>0.00154395309956122</text:p>
              </table:table-cell>
              <table:table-cell office:value-type="float" office:value="0.00154395309956122">
                <text:p>0.00154395309956122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114905449107132">
                <text:p>0.0114905449107132</text:p>
              </table:table-cell>
              <table:table-cell office:value-type="float" office:value="0.0114905449107132">
                <text:p>0.01149054491071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996286787208698">
                <text:p>0.996286787208698</text:p>
              </table:table-cell>
              <table:table-cell office:value-type="float" office:value="0.000923537053789183">
                <text:p>0.000923537053789183</text:p>
              </table:table-cell>
              <table:table-cell office:value-type="float" office:value="0.000923537053789183">
                <text:p>0.000923537053789183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2502100892216">
                <text:p>0.012502100892216</text:p>
              </table:table-cell>
              <table:table-cell office:value-type="float" office:value="0.012502100892216">
                <text:p>0.0125021008922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99587424567373">
                <text:p>0.99587424567373</text:p>
              </table:table-cell>
              <table:table-cell office:value-type="float" office:value="0.000826786515988228">
                <text:p>0.000826786515988228</text:p>
              </table:table-cell>
              <table:table-cell office:value-type="float" office:value="0.000826786515988228">
                <text:p>0.000826786515988228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17622072109648">
                <text:p>0.0117622072109648</text:p>
              </table:table-cell>
              <table:table-cell office:value-type="float" office:value="0.0117622072109648">
                <text:p>0.01176220721096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.997317970574873">
                <text:p>0.997317970574873</text:p>
              </table:table-cell>
              <table:table-cell office:value-type="float" office:value="0.00122091822505548">
                <text:p>0.00122091822505548</text:p>
              </table:table-cell>
              <table:table-cell office:value-type="float" office:value="0.00122091822505548">
                <text:p>0.0012209182250554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00998758920592518">
                <text:p>0.009987589205925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.996699498793647">
                <text:p>0.996699498793647</text:p>
              </table:table-cell>
              <table:table-cell office:value-type="float" office:value="0.00101093343907451">
                <text:p>0.00101093343907451</text:p>
              </table:table-cell>
              <table:table-cell office:value-type="float" office:value="0.00101093343907451">
                <text:p>0.00101093343907451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.996286957539521">
                <text:p>0.996286957539521</text:p>
              </table:table-cell>
              <table:table-cell office:value-type="float" office:value="0.00170115793976073">
                <text:p>0.00170115793976073</text:p>
              </table:table-cell>
              <table:table-cell office:value-type="float" office:value="0.00170115793976073">
                <text:p>0.00170115793976073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114905449107132">
                <text:p>0.0114905449107132</text:p>
              </table:table-cell>
              <table:table-cell office:value-type="float" office:value="0.0114905449107132">
                <text:p>0.01149054491071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089954318641535">
                <text:p>0.00089954318641535</text:p>
              </table:table-cell>
              <table:table-cell office:value-type="float" office:value="0.00089954318641535">
                <text:p>0.000899543186415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28711973015974">
                <text:p>0.0128711973015974</text:p>
              </table:table-cell>
              <table:table-cell office:value-type="float" office:value="0.0128711973015974">
                <text:p>0.01287119730159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.995874416004554">
                <text:p>0.995874416004554</text:p>
              </table:table-cell>
              <table:table-cell office:value-type="float" office:value="0.000584386633471639">
                <text:p>0.000584386633471639</text:p>
              </table:table-cell>
              <table:table-cell office:value-type="float" office:value="0.000584386633471639">
                <text:p>0.000584386633471639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16248812066993">
                <text:p>0.0116248812066993</text:p>
              </table:table-cell>
              <table:table-cell office:value-type="float" office:value="0.0116248812066993">
                <text:p>0.01162488120669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.997936782456061">
                <text:p>0.997936782456061</text:p>
              </table:table-cell>
              <table:table-cell office:value-type="float" office:value="0.000923612744845122">
                <text:p>0.000923612744845122</text:p>
              </table:table-cell>
              <table:table-cell office:value-type="float" office:value="0.000923612744845122">
                <text:p>0.00092361274484512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00998758920592518">
                <text:p>0.00998758920592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0.996699498793647">
                <text:p>0.996699498793647</text:p>
              </table:table-cell>
              <table:table-cell office:value-type="float" office:value="0.00101093343907451">
                <text:p>0.00101093343907451</text:p>
              </table:table-cell>
              <table:table-cell office:value-type="float" office:value="0.00101093343907451">
                <text:p>0.0010109334390745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65473882813">
                <text:p>0.009465473882813</text:p>
              </table:table-cell>
              <table:table-cell office:value-type="float" office:value="0.009465473882813">
                <text:p>0.0094654738828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135289307129519">
                <text:p>0.00135289307129519</text:p>
              </table:table-cell>
              <table:table-cell office:value-type="float" office:value="0.00135289307129519">
                <text:p>0.00135289307129519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104542637991412">
                <text:p>0.0104542637991412</text:p>
              </table:table-cell>
              <table:table-cell office:value-type="float" office:value="0.0104542637991412">
                <text:p>0.01045426379914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3531992707557">
                <text:p>0.0113531992707557</text:p>
              </table:table-cell>
              <table:table-cell office:value-type="float" office:value="0.0113531992707557">
                <text:p>0.01135319927075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.996080856962439">
                <text:p>0.996080856962439</text:p>
              </table:table-cell>
              <table:table-cell office:value-type="float" office:value="0.000684123968781487">
                <text:p>0.000684123968781487</text:p>
              </table:table-cell>
              <table:table-cell office:value-type="float" office:value="0.000684123968781487">
                <text:p>0.000684123968781487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119578136914905">
                <text:p>0.0119578136914905</text:p>
              </table:table-cell>
              <table:table-cell office:value-type="float" office:value="0.0119578136914905">
                <text:p>0.01195781369149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.998143223413947">
                <text:p>0.998143223413947</text:p>
              </table:table-cell>
              <table:table-cell office:value-type="float" office:value="0.000684841230463141">
                <text:p>0.000684841230463141</text:p>
              </table:table-cell>
              <table:table-cell office:value-type="float" office:value="0.000684841230463141">
                <text:p>0.00068484123046314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484634695138">
                <text:p>0.010484634695138</text:p>
              </table:table-cell>
              <table:table-cell office:value-type="float" office:value="0.010484634695138">
                <text:p>0.0104846346951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0.997112210378595">
                <text:p>0.997112210378595</text:p>
              </table:table-cell>
              <table:table-cell office:value-type="float" office:value="0.000714543385230296">
                <text:p>0.000714543385230296</text:p>
              </table:table-cell>
              <table:table-cell office:value-type="float" office:value="0.000714543385230296">
                <text:p>0.00071454338523029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65473882813">
                <text:p>0.009465473882813</text:p>
              </table:table-cell>
              <table:table-cell office:value-type="float" office:value="0.009465473882813">
                <text:p>0.0094654738828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.997111869997791">
                <text:p>0.997111869997791</text:p>
              </table:table-cell>
              <table:table-cell office:value-type="float" office:value="0.000923232156254569">
                <text:p>0.000923232156254569</text:p>
              </table:table-cell>
              <table:table-cell office:value-type="float" office:value="0.000923232156254569">
                <text:p>0.000923232156254569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91639781607985">
                <text:p>0.00991639781607985</text:p>
              </table:table-cell>
              <table:table-cell office:value-type="float" office:value="0.00991639781607985">
                <text:p>0.009916397816079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9569397906474">
                <text:p>0.0109569397906474</text:p>
              </table:table-cell>
              <table:table-cell office:value-type="float" office:value="0.0109569397906474">
                <text:p>0.01095693979064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.996493398216565">
                <text:p>0.996493398216565</text:p>
              </table:table-cell>
              <table:table-cell office:value-type="float" office:value="0.000357275746199869">
                <text:p>0.000357275746199869</text:p>
              </table:table-cell>
              <table:table-cell office:value-type="float" office:value="0.000357275746199869">
                <text:p>0.000357275746199869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119578136914905">
                <text:p>0.0119578136914905</text:p>
              </table:table-cell>
              <table:table-cell office:value-type="float" office:value="0.0119578136914905">
                <text:p>0.01195781369149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92" chart:maximum="1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earch_results.X2:search_results.X241" chart:error-lower-range="search_results.X2:search_results.X241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earch_results.X2:search_results.X241" chart:error-lower-range="search_results.X2:search_results.X24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earch_results.W2:search_results.W241" chart:error-lower-range="search_results.W2:search_results.W241"/>
      <style:graphic-properties svg:stroke-width="0.08cm" svg:stroke-color="#ccff99" draw:fill-color="#ccff99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earch_results.W2:search_results.W241" chart:error-lower-range="search_results.W2:search_results.W24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27cm" svg:height="10.753cm" xlink:href=".." xlink:type="simple" chart:class="chart:scatter" chart:style-name="ch1">
        <chart:legend chart:legend-position="end" svg:x="19.658cm" svg:y="4.828cm" style:legend-expansion="high" chart:style-name="ch2"/>
        <chart:plot-area chart:style-name="ch3" table:cell-range-address="search_results.I2:search_results.I241 search_results.C1:search_results.D241" chart:data-source-has-labels="row" svg:x="1.485cm" svg:y="0.215cm" svg:width="17.699cm" svg:height="9.342cm">
          <chartooo:coordinate-region svg:x="2.397cm" svg:y="0.414cm" svg:width="16.547cm" svg:height="8.496cm"/>
          <chart:axis chart:dimension="x" chart:name="primary-x" chart:style-name="ch4">
            <chart:title svg:x="8.98cm" svg:y="9.772cm" chart:style-name="ch5">
              <text:p>Min Samples Split</text:p>
            </chart:title>
          </chart:axis>
          <chart:axis chart:dimension="y" chart:name="primary-y" chart:style-name="ch6">
            <chart:title svg:x="0.451cm" svg:y="5.631cm" chart:style-name="ch7">
              <text:p>CV Score</text:p>
            </chart:title>
            <chart:grid chart:style-name="ch8" chart:class="major"/>
          </chart:axis>
          <chart:series chart:style-name="ch9" chart:values-cell-range-address="search_results.D2:search_results.D241" chart:label-cell-address="search_results.D1:search_results.D1" chart:class="chart:scatter">
            <chart:domain table:cell-range-address="search_results.I2:search_results.I241"/>
            <chart:error-indicator chart:style-name="ch10" chart:dimension="y"/>
            <chart:data-point chart:repeated="240"/>
          </chart:series>
          <chart:series chart:style-name="ch11" chart:values-cell-range-address="search_results.C2:search_results.C241" chart:label-cell-address="search_results.C1:search_results.C1" chart:class="chart:scatter">
            <chart:error-indicator chart:style-name="ch12" chart:dimension="y"/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mean_train_score</text:p>
                <draw:g>
                  <svg:desc>search_results.D1:search_results.D1</svg:desc>
                </draw:g>
              </table:table-cell>
              <table:table-cell office:value-type="string">
                <text:p>Spalte X</text:p>
              </table:table-cell>
              <table:table-cell office:value-type="string">
                <text:p>Spalte X</text:p>
              </table:table-cell>
              <table:table-cell office:value-type="string">
                <text:p>mean_test_score</text:p>
                <draw:g>
                  <svg:desc>search_results.C1:search_results.C1</svg:desc>
                </draw:g>
              </table:table-cell>
              <table:table-cell office:value-type="string">
                <text:p>Spalte W</text:p>
              </table:table-cell>
              <table:table-cell office:value-type="string">
                <text:p>Spalte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earch_results.I2:search_results.I241</svg:desc>
                </draw:g>
              </table:table-cell>
              <table:table-cell office:value-type="float" office:value="0.98205581163276">
                <text:p>0.98205581163276</text:p>
                <draw:g>
                  <svg:desc>search_results.D2:search_results.D241</svg:desc>
                </draw:g>
              </table:table-cell>
              <table:table-cell office:value-type="float" office:value="0.00326236105259192">
                <text:p>0.00326236105259192</text:p>
                <draw:g>
                  <svg:desc>search_results.X2:search_results.X241</svg:desc>
                </draw:g>
              </table:table-cell>
              <table:table-cell office:value-type="float" office:value="0.00326236105259192">
                <text:p>0.00326236105259192</text:p>
                <draw:g>
                  <svg:desc>search_results.X2:search_results.X241</svg:desc>
                </draw:g>
              </table:table-cell>
              <table:table-cell office:value-type="float" office:value="0.9375">
                <text:p>0.9375</text:p>
                <draw:g>
                  <svg:desc>search_results.C2:search_results.C241</svg:desc>
                </draw:g>
              </table:table-cell>
              <table:table-cell office:value-type="float" office:value="0.00912652330973368">
                <text:p>0.00912652330973368</text:p>
                <draw:g>
                  <svg:desc>search_results.W2:search_results.W241</svg:desc>
                </draw:g>
              </table:table-cell>
              <table:table-cell office:value-type="float" office:value="0.00912652330973368">
                <text:p>0.00912652330973368</text:p>
                <draw:g>
                  <svg:desc>search_results.W2:search_results.W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8246801250608">
                <text:p>0.98246801250608</text:p>
              </table:table-cell>
              <table:table-cell office:value-type="float" office:value="0.00269211424630283">
                <text:p>0.00269211424630283</text:p>
              </table:table-cell>
              <table:table-cell office:value-type="float" office:value="0.00269211424630283">
                <text:p>0.00269211424630283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00961458246811455">
                <text:p>0.00961458246811455</text:p>
              </table:table-cell>
              <table:table-cell office:value-type="float" office:value="0.00961458246811455">
                <text:p>0.00961458246811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82468352606043">
                <text:p>0.982468352606043</text:p>
              </table:table-cell>
              <table:table-cell office:value-type="float" office:value="0.00268953503951037">
                <text:p>0.00268953503951037</text:p>
              </table:table-cell>
              <table:table-cell office:value-type="float" office:value="0.00268953503951037">
                <text:p>0.00268953503951037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330627178628">
                <text:p>0.0116330627178628</text:p>
              </table:table-cell>
              <table:table-cell office:value-type="float" office:value="0.0116330627178628">
                <text:p>0.0116330627178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82055470971113">
                <text:p>0.982055470971113</text:p>
              </table:table-cell>
              <table:table-cell office:value-type="float" office:value="0.00228093856242829">
                <text:p>0.00228093856242829</text:p>
              </table:table-cell>
              <table:table-cell office:value-type="float" office:value="0.00228093856242829">
                <text:p>0.00228093856242829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6330627178628">
                <text:p>0.0116330627178628</text:p>
              </table:table-cell>
              <table:table-cell office:value-type="float" office:value="0.0116330627178628">
                <text:p>0.0116330627178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981230558232001">
                <text:p>0.981230558232001</text:p>
              </table:table-cell>
              <table:table-cell office:value-type="float" office:value="0.00227895669702631">
                <text:p>0.00227895669702631</text:p>
              </table:table-cell>
              <table:table-cell office:value-type="float" office:value="0.00227895669702631">
                <text:p>0.00227895669702631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00262253224528">
                <text:p>0.0100262253224528</text:p>
              </table:table-cell>
              <table:table-cell office:value-type="float" office:value="0.0100262253224528">
                <text:p>0.0100262253224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973598373014804">
                <text:p>0.973598373014804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973598373014804">
                <text:p>0.973598373014804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973598373014804">
                <text:p>0.973598373014804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00373032131661666">
                <text:p>0.00373032131661666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973598372733962">
                <text:p>0.973598372733962</text:p>
              </table:table-cell>
              <table:table-cell office:value-type="float" office:value="0.00302433857106">
                <text:p>0.00302433857106</text:p>
              </table:table-cell>
              <table:table-cell office:value-type="float" office:value="0.00302433857106">
                <text:p>0.00302433857106</text:p>
              </table:table-cell>
              <table:table-cell office:value-type="float" office:value="0.935643564356436">
                <text:p>0.935643564356436</text:p>
              </table:table-cell>
              <table:table-cell office:value-type="float" office:value="0.0104435983545727">
                <text:p>0.0104435983545727</text:p>
              </table:table-cell>
              <table:table-cell office:value-type="float" office:value="0.0104435983545727">
                <text:p>0.0104435983545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74423966234683">
                <text:p>0.974423966234683</text:p>
              </table:table-cell>
              <table:table-cell office:value-type="float" office:value="0.00390597057559443">
                <text:p>0.00390597057559443</text:p>
              </table:table-cell>
              <table:table-cell office:value-type="float" office:value="0.00390597057559443">
                <text:p>0.00390597057559443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01911715875834">
                <text:p>0.0101911715875834</text:p>
              </table:table-cell>
              <table:table-cell office:value-type="float" office:value="0.0101911715875834">
                <text:p>0.0101911715875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985561562604605">
                <text:p>0.985561562604605</text:p>
              </table:table-cell>
              <table:table-cell office:value-type="float" office:value="0.0030017371586331">
                <text:p>0.0030017371586331</text:p>
              </table:table-cell>
              <table:table-cell office:value-type="float" office:value="0.0030017371586331">
                <text:p>0.003001737158633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65473882813">
                <text:p>0.009465473882813</text:p>
              </table:table-cell>
              <table:table-cell office:value-type="float" office:value="0.009465473882813">
                <text:p>0.0094654738828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984530208907607">
                <text:p>0.984530208907607</text:p>
              </table:table-cell>
              <table:table-cell office:value-type="float" office:value="0.00204945132917349">
                <text:p>0.00204945132917349</text:p>
              </table:table-cell>
              <table:table-cell office:value-type="float" office:value="0.00204945132917349">
                <text:p>0.00204945132917349</text:p>
              </table:table-cell>
              <table:table-cell office:value-type="float" office:value="0.9375">
                <text:p>0.9375</text:p>
              </table:table-cell>
              <table:table-cell office:value-type="float" office:value="0.00912652330973368">
                <text:p>0.00912652330973368</text:p>
              </table:table-cell>
              <table:table-cell office:value-type="float" office:value="0.00912652330973368">
                <text:p>0.009126523309733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.984530208907607">
                <text:p>0.984530208907607</text:p>
              </table:table-cell>
              <table:table-cell office:value-type="float" office:value="0.00204945132917349">
                <text:p>0.00204945132917349</text:p>
              </table:table-cell>
              <table:table-cell office:value-type="float" office:value="0.00204945132917349">
                <text:p>0.00204945132917349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117169234899505">
                <text:p>0.0117169234899505</text:p>
              </table:table-cell>
              <table:table-cell office:value-type="float" office:value="0.0117169234899505">
                <text:p>0.0117169234899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.98411783742262">
                <text:p>0.98411783742262</text:p>
              </table:table-cell>
              <table:table-cell office:value-type="float" office:value="0.00157846673676477">
                <text:p>0.00157846673676477</text:p>
              </table:table-cell>
              <table:table-cell office:value-type="float" office:value="0.00157846673676477">
                <text:p>0.00157846673676477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119025448064369">
                <text:p>0.0119025448064369</text:p>
              </table:table-cell>
              <table:table-cell office:value-type="float" office:value="0.0119025448064369">
                <text:p>0.0119025448064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983705466218476">
                <text:p>0.983705466218476</text:p>
              </table:table-cell>
              <table:table-cell office:value-type="float" office:value="0.00187277814507741">
                <text:p>0.00187277814507741</text:p>
              </table:table-cell>
              <table:table-cell office:value-type="float" office:value="0.00187277814507741">
                <text:p>0.00187277814507741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995064276930115">
                <text:p>0.00995064276930115</text:p>
              </table:table-cell>
              <table:table-cell office:value-type="float" office:value="0.00995064276930115">
                <text:p>0.00995064276930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988449011564363">
                <text:p>0.988449011564363</text:p>
              </table:table-cell>
              <table:table-cell office:value-type="float" office:value="0.00154259599443282">
                <text:p>0.00154259599443282</text:p>
              </table:table-cell>
              <table:table-cell office:value-type="float" office:value="0.00154259599443282">
                <text:p>0.00154259599443282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87417828198188">
                <text:p>0.987417828198188</text:p>
              </table:table-cell>
              <table:table-cell office:value-type="float" office:value="0.00147064698402579">
                <text:p>0.00147064698402579</text:p>
              </table:table-cell>
              <table:table-cell office:value-type="float" office:value="0.00147064698402579">
                <text:p>0.00147064698402579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9793671792889">
                <text:p>0.00859793671792889</text:p>
              </table:table-cell>
              <table:table-cell office:value-type="float" office:value="0.00859793671792889">
                <text:p>0.00859793671792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986386645112855">
                <text:p>0.986386645112855</text:p>
              </table:table-cell>
              <table:table-cell office:value-type="float" office:value="0.00188772376136609">
                <text:p>0.00188772376136609</text:p>
              </table:table-cell>
              <table:table-cell office:value-type="float" office:value="0.00188772376136609">
                <text:p>0.0018877237613660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03741116489014">
                <text:p>0.0103741116489014</text:p>
              </table:table-cell>
              <table:table-cell office:value-type="float" office:value="0.0103741116489014">
                <text:p>0.01037411164890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98638732531278">
                <text:p>0.98638732531278</text:p>
              </table:table-cell>
              <table:table-cell office:value-type="float" office:value="0.00205484549973852">
                <text:p>0.00205484549973852</text:p>
              </table:table-cell>
              <table:table-cell office:value-type="float" office:value="0.00205484549973852">
                <text:p>0.00205484549973852</text:p>
              </table:table-cell>
              <table:table-cell office:value-type="float" office:value="0.9375">
                <text:p>0.9375</text:p>
              </table:table-cell>
              <table:table-cell office:value-type="float" office:value="0.011642933193724">
                <text:p>0.011642933193724</text:p>
              </table:table-cell>
              <table:table-cell office:value-type="float" office:value="0.011642933193724">
                <text:p>0.0116429331937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0.98700528666322">
                <text:p>0.98700528666322</text:p>
              </table:table-cell>
              <table:table-cell office:value-type="float" office:value="0.000894677232173105">
                <text:p>0.000894677232173105</text:p>
              </table:table-cell>
              <table:table-cell office:value-type="float" office:value="0.000894677232173105">
                <text:p>0.00089467723217310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11063791513822">
                <text:p>0.0111063791513822</text:p>
              </table:table-cell>
              <table:table-cell office:value-type="float" office:value="0.0111063791513822">
                <text:p>0.0111063791513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990511548346693">
                <text:p>0.990511548346693</text:p>
              </table:table-cell>
              <table:table-cell office:value-type="float" office:value="0.00170095593368163">
                <text:p>0.00170095593368163</text:p>
              </table:table-cell>
              <table:table-cell office:value-type="float" office:value="0.00170095593368163">
                <text:p>0.00170095593368163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.989480024599714">
                <text:p>0.989480024599714</text:p>
              </table:table-cell>
              <table:table-cell office:value-type="float" office:value="0.00122150225935896">
                <text:p>0.00122150225935896</text:p>
              </table:table-cell>
              <table:table-cell office:value-type="float" office:value="0.00122150225935896">
                <text:p>0.00122150225935896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95897646807053">
                <text:p>0.00895897646807053</text:p>
              </table:table-cell>
              <table:table-cell office:value-type="float" office:value="0.00895897646807053">
                <text:p>0.008958976468070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0.989273924022632">
                <text:p>0.989273924022632</text:p>
              </table:table-cell>
              <table:table-cell office:value-type="float" office:value="0.00101052932878244">
                <text:p>0.00101052932878244</text:p>
              </table:table-cell>
              <table:table-cell office:value-type="float" office:value="0.00101052932878244">
                <text:p>0.00101052932878244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09335001196501">
                <text:p>0.0109335001196501</text:p>
              </table:table-cell>
              <table:table-cell office:value-type="float" office:value="0.0109335001196501">
                <text:p>0.0109335001196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989067823445551">
                <text:p>0.989067823445551</text:p>
              </table:table-cell>
              <table:table-cell office:value-type="float" office:value="0.000681729707119595">
                <text:p>0.000681729707119595</text:p>
              </table:table-cell>
              <table:table-cell office:value-type="float" office:value="0.000681729707119595">
                <text:p>0.000681729707119595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25003179847981">
                <text:p>0.0125003179847981</text:p>
              </table:table-cell>
              <table:table-cell office:value-type="float" office:value="0.0125003179847981">
                <text:p>0.01250031798479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0.989067653114727">
                <text:p>0.989067653114727</text:p>
              </table:table-cell>
              <table:table-cell office:value-type="float" office:value="0.000357323899264774">
                <text:p>0.000357323899264774</text:p>
              </table:table-cell>
              <table:table-cell office:value-type="float" office:value="0.000357323899264774">
                <text:p>0.000357323899264774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22158642066257">
                <text:p>0.0122158642066257</text:p>
              </table:table-cell>
              <table:table-cell office:value-type="float" office:value="0.0122158642066257">
                <text:p>0.01221586420662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992986966763953">
                <text:p>0.992986966763953</text:p>
              </table:table-cell>
              <table:table-cell office:value-type="float" office:value="0.000921485571357738">
                <text:p>0.000921485571357738</text:p>
              </table:table-cell>
              <table:table-cell office:value-type="float" office:value="0.000921485571357738">
                <text:p>0.000921485571357738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12771809413298">
                <text:p>0.00912771809413298</text:p>
              </table:table-cell>
              <table:table-cell office:value-type="float" office:value="0.00912771809413298">
                <text:p>0.009127718094132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0.993192897010212">
                <text:p>0.993192897010212</text:p>
              </table:table-cell>
              <table:table-cell office:value-type="float" office:value="0.000900172272212599">
                <text:p>0.000900172272212599</text:p>
              </table:table-cell>
              <table:table-cell office:value-type="float" office:value="0.000900172272212599">
                <text:p>0.000900172272212599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0895897646807053">
                <text:p>0.00895897646807053</text:p>
              </table:table-cell>
              <table:table-cell office:value-type="float" office:value="0.00895897646807053">
                <text:p>0.008958976468070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0.991749001778246">
                <text:p>0.991749001778246</text:p>
              </table:table-cell>
              <table:table-cell office:value-type="float" office:value="0.00154459748851103">
                <text:p>0.00154459748851103</text:p>
              </table:table-cell>
              <table:table-cell office:value-type="float" office:value="0.00154459748851103">
                <text:p>0.00154459748851103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3531992707557">
                <text:p>0.0113531992707557</text:p>
              </table:table-cell>
              <table:table-cell office:value-type="float" office:value="0.0113531992707557">
                <text:p>0.01135319927075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0.991336630574101">
                <text:p>0.991336630574101</text:p>
              </table:table-cell>
              <table:table-cell office:value-type="float" office:value="0.000412578323671359">
                <text:p>0.000412578323671359</text:p>
              </table:table-cell>
              <table:table-cell office:value-type="float" office:value="0.000412578323671359">
                <text:p>0.000412578323671359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3531992707557">
                <text:p>0.0113531992707557</text:p>
              </table:table-cell>
              <table:table-cell office:value-type="float" office:value="0.0113531992707557">
                <text:p>0.01135319927075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0.990923748939172">
                <text:p>0.990923748939172</text:p>
              </table:table-cell>
              <table:table-cell office:value-type="float" office:value="0.000828835507437408">
                <text:p>0.000828835507437408</text:p>
              </table:table-cell>
              <table:table-cell office:value-type="float" office:value="0.000828835507437408">
                <text:p>0.000828835507437408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22158642066257">
                <text:p>0.0122158642066257</text:p>
              </table:table-cell>
              <table:table-cell office:value-type="float" office:value="0.0122158642066257">
                <text:p>0.01221586420662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994636451580531">
                <text:p>0.994636451580531</text:p>
              </table:table-cell>
              <table:table-cell office:value-type="float" office:value="0.00148871449972508">
                <text:p>0.00148871449972508</text:p>
              </table:table-cell>
              <table:table-cell office:value-type="float" office:value="0.00148871449972508">
                <text:p>0.0014887144997250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38577951715222">
                <text:p>0.00938577951715222</text:p>
              </table:table-cell>
              <table:table-cell office:value-type="float" office:value="0.00938577951715222">
                <text:p>0.009385779517152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.995048822784675">
                <text:p>0.995048822784675</text:p>
              </table:table-cell>
              <table:table-cell office:value-type="float" office:value="0.00154504475133708">
                <text:p>0.00154504475133708</text:p>
              </table:table-cell>
              <table:table-cell office:value-type="float" office:value="0.00154504475133708">
                <text:p>0.00154504475133708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9426695938893">
                <text:p>0.009426695938893</text:p>
              </table:table-cell>
              <table:table-cell office:value-type="float" office:value="0.009426695938893">
                <text:p>0.0094266959388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.994018149849286">
                <text:p>0.994018149849286</text:p>
              </table:table-cell>
              <table:table-cell office:value-type="float" office:value="0.000899118681470799">
                <text:p>0.000899118681470799</text:p>
              </table:table-cell>
              <table:table-cell office:value-type="float" office:value="0.000899118681470799">
                <text:p>0.000899118681470799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17622072109648">
                <text:p>0.0117622072109648</text:p>
              </table:table-cell>
              <table:table-cell office:value-type="float" office:value="0.0117622072109648">
                <text:p>0.01176220721096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0.993812049272204">
                <text:p>0.993812049272204</text:p>
              </table:table-cell>
              <table:table-cell office:value-type="float" office:value="0.000409996519889522">
                <text:p>0.000409996519889522</text:p>
              </table:table-cell>
              <table:table-cell office:value-type="float" office:value="0.000409996519889522">
                <text:p>0.000409996519889522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28711973015974">
                <text:p>0.0128711973015974</text:p>
              </table:table-cell>
              <table:table-cell office:value-type="float" office:value="0.0128711973015974">
                <text:p>0.01287119730159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0.992367643890295">
                <text:p>0.992367643890295</text:p>
              </table:table-cell>
              <table:table-cell office:value-type="float" office:value="0.000687718210985191">
                <text:p>0.000687718210985191</text:p>
              </table:table-cell>
              <table:table-cell office:value-type="float" office:value="0.000687718210985191">
                <text:p>0.00068771821098519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13548292222667">
                <text:p>0.0113548292222667</text:p>
              </table:table-cell>
              <table:table-cell office:value-type="float" office:value="0.0113548292222667">
                <text:p>0.0113548292222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0.996080516581635">
                <text:p>0.996080516581635</text:p>
              </table:table-cell>
              <table:table-cell office:value-type="float" office:value="0.00168893921437012">
                <text:p>0.00168893921437012</text:p>
              </table:table-cell>
              <table:table-cell office:value-type="float" office:value="0.00168893921437012">
                <text:p>0.0016889392143701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00998758920592518">
                <text:p>0.009987589205925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0.994636621630512">
                <text:p>0.994636621630512</text:p>
              </table:table-cell>
              <table:table-cell office:value-type="float" office:value="0.00136937575154584">
                <text:p>0.00136937575154584</text:p>
              </table:table-cell>
              <table:table-cell office:value-type="float" office:value="0.00136937575154584">
                <text:p>0.00136937575154584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114255295430135">
                <text:p>0.0114255295430135</text:p>
              </table:table-cell>
              <table:table-cell office:value-type="float" office:value="0.0114255295430135">
                <text:p>0.01142552954301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0.995255433792542">
                <text:p>0.995255433792542</text:p>
              </table:table-cell>
              <table:table-cell office:value-type="float" office:value="0.000900441922907585">
                <text:p>0.000900441922907585</text:p>
              </table:table-cell>
              <table:table-cell office:value-type="float" office:value="0.000900441922907585">
                <text:p>0.000900441922907585</text:p>
              </table:table-cell>
              <table:table-cell office:value-type="float" office:value="0.94059405940594">
                <text:p>0.94059405940594</text:p>
              </table:table-cell>
              <table:table-cell office:value-type="float" office:value="0.0122158642066257">
                <text:p>0.0122158642066257</text:p>
              </table:table-cell>
              <table:table-cell office:value-type="float" office:value="0.0122158642066257">
                <text:p>0.01221586420662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">
                <text:p>6</text:p>
              </table:table-cell>
              <table:table-cell office:value-type="float" office:value="0.993811538560576">
                <text:p>0.993811538560576</text:p>
              </table:table-cell>
              <table:table-cell office:value-type="float" office:value="0.000925063791090961">
                <text:p>0.000925063791090961</text:p>
              </table:table-cell>
              <table:table-cell office:value-type="float" office:value="0.000925063791090961">
                <text:p>0.000925063791090961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10747218726878">
                <text:p>0.0110747218726878</text:p>
              </table:table-cell>
              <table:table-cell office:value-type="float" office:value="0.0110747218726878">
                <text:p>0.01107472187268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">
                <text:p>6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">
                <text:p>3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0.996080686912458">
                <text:p>0.996080686912458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00158459445147422">
                <text:p>0.00158459445147422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0.996286787208698">
                <text:p>0.996286787208698</text:p>
              </table:table-cell>
              <table:table-cell office:value-type="float" office:value="0.00136896399070752">
                <text:p>0.00136896399070752</text:p>
              </table:table-cell>
              <table:table-cell office:value-type="float" office:value="0.00136896399070752">
                <text:p>0.0013689639907075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04201285587512">
                <text:p>0.00904201285587512</text:p>
              </table:table-cell>
              <table:table-cell office:value-type="float" office:value="0.00904201285587512">
                <text:p>0.009042012855875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0.995668145377491">
                <text:p>0.995668145377491</text:p>
              </table:table-cell>
              <table:table-cell office:value-type="float" office:value="0.00187949590970982">
                <text:p>0.00187949590970982</text:p>
              </table:table-cell>
              <table:table-cell office:value-type="float" office:value="0.00187949590970982">
                <text:p>0.00187949590970982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109355401971276">
                <text:p>0.0109355401971276</text:p>
              </table:table-cell>
              <table:table-cell office:value-type="float" office:value="0.0109355401971276">
                <text:p>0.0109355401971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">
                <text:p>5</text:p>
              </table:table-cell>
              <table:table-cell office:value-type="float" office:value="0.995461704419605">
                <text:p>0.995461704419605</text:p>
              </table:table-cell>
              <table:table-cell office:value-type="float" office:value="0.000716312540604027">
                <text:p>0.000716312540604027</text:p>
              </table:table-cell>
              <table:table-cell office:value-type="float" office:value="0.000716312540604027">
                <text:p>0.000716312540604027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16523127908156">
                <text:p>0.0116523127908156</text:p>
              </table:table-cell>
              <table:table-cell office:value-type="float" office:value="0.0116523127908156">
                <text:p>0.01165231279081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0.995255603842523">
                <text:p>0.995255603842523</text:p>
              </table:table-cell>
              <table:table-cell office:value-type="float" office:value="0.000359337800992188">
                <text:p>0.000359337800992188</text:p>
              </table:table-cell>
              <table:table-cell office:value-type="float" office:value="0.000359337800992188">
                <text:p>0.000359337800992188</text:p>
              </table:table-cell>
              <table:table-cell office:value-type="float" office:value="0.941212871287129">
                <text:p>0.941212871287129</text:p>
              </table:table-cell>
              <table:table-cell office:value-type="float" office:value="0.0110747218726878">
                <text:p>0.0110747218726878</text:p>
              </table:table-cell>
              <table:table-cell office:value-type="float" office:value="0.0110747218726878">
                <text:p>0.01107472187268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">
                <text:p>3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">
                <text:p>6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">
                <text:p>6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">
                <text:p>6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135289307129519">
                <text:p>0.00135289307129519</text:p>
              </table:table-cell>
              <table:table-cell office:value-type="float" office:value="0.00135289307129519">
                <text:p>0.00135289307129519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65473882813">
                <text:p>0.009465473882813</text:p>
              </table:table-cell>
              <table:table-cell office:value-type="float" office:value="0.009465473882813">
                <text:p>0.0094654738828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  <table:table-cell office:value-type="float" office:value="0.995874416004554">
                <text:p>0.995874416004554</text:p>
              </table:table-cell>
              <table:table-cell office:value-type="float" office:value="0.00154395309956122">
                <text:p>0.00154395309956122</text:p>
              </table:table-cell>
              <table:table-cell office:value-type="float" office:value="0.00154395309956122">
                <text:p>0.00154395309956122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114905449107132">
                <text:p>0.0114905449107132</text:p>
              </table:table-cell>
              <table:table-cell office:value-type="float" office:value="0.0114905449107132">
                <text:p>0.01149054491071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0.996286787208698">
                <text:p>0.996286787208698</text:p>
              </table:table-cell>
              <table:table-cell office:value-type="float" office:value="0.000923537053789183">
                <text:p>0.000923537053789183</text:p>
              </table:table-cell>
              <table:table-cell office:value-type="float" office:value="0.000923537053789183">
                <text:p>0.000923537053789183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2502100892216">
                <text:p>0.012502100892216</text:p>
              </table:table-cell>
              <table:table-cell office:value-type="float" office:value="0.012502100892216">
                <text:p>0.0125021008922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  <table:table-cell office:value-type="float" office:value="0.99587424567373">
                <text:p>0.99587424567373</text:p>
              </table:table-cell>
              <table:table-cell office:value-type="float" office:value="0.000826786515988228">
                <text:p>0.000826786515988228</text:p>
              </table:table-cell>
              <table:table-cell office:value-type="float" office:value="0.000826786515988228">
                <text:p>0.000826786515988228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17622072109648">
                <text:p>0.0117622072109648</text:p>
              </table:table-cell>
              <table:table-cell office:value-type="float" office:value="0.0117622072109648">
                <text:p>0.01176220721096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">
                <text:p>3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">
                <text:p>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">
                <text:p>6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">
                <text:p>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">
                <text:p>6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">
                <text:p>3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">
                <text:p>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0.997317970574873">
                <text:p>0.997317970574873</text:p>
              </table:table-cell>
              <table:table-cell office:value-type="float" office:value="0.00122091822505548">
                <text:p>0.00122091822505548</text:p>
              </table:table-cell>
              <table:table-cell office:value-type="float" office:value="0.00122091822505548">
                <text:p>0.00122091822505548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00998758920592518">
                <text:p>0.009987589205925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  <table:table-cell office:value-type="float" office:value="0.996699498793647">
                <text:p>0.996699498793647</text:p>
              </table:table-cell>
              <table:table-cell office:value-type="float" office:value="0.00101093343907451">
                <text:p>0.00101093343907451</text:p>
              </table:table-cell>
              <table:table-cell office:value-type="float" office:value="0.00101093343907451">
                <text:p>0.00101093343907451</text:p>
              </table:table-cell>
              <table:table-cell office:value-type="float" office:value="0.9375">
                <text:p>0.9375</text:p>
              </table:table-cell>
              <table:table-cell office:value-type="float" office:value="0.00975502340008962">
                <text:p>0.00975502340008962</text:p>
              </table:table-cell>
              <table:table-cell office:value-type="float" office:value="0.00975502340008962">
                <text:p>0.009755023400089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  <table:table-cell office:value-type="float" office:value="0.996286957539521">
                <text:p>0.996286957539521</text:p>
              </table:table-cell>
              <table:table-cell office:value-type="float" office:value="0.00170115793976073">
                <text:p>0.00170115793976073</text:p>
              </table:table-cell>
              <table:table-cell office:value-type="float" office:value="0.00170115793976073">
                <text:p>0.00170115793976073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114905449107132">
                <text:p>0.0114905449107132</text:p>
              </table:table-cell>
              <table:table-cell office:value-type="float" office:value="0.0114905449107132">
                <text:p>0.01149054491071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">
                <text:p>5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089954318641535">
                <text:p>0.00089954318641535</text:p>
              </table:table-cell>
              <table:table-cell office:value-type="float" office:value="0.00089954318641535">
                <text:p>0.00089954318641535</text:p>
              </table:table-cell>
              <table:table-cell office:value-type="float" office:value="0.939356435643564">
                <text:p>0.939356435643564</text:p>
              </table:table-cell>
              <table:table-cell office:value-type="float" office:value="0.0128711973015974">
                <text:p>0.0128711973015974</text:p>
              </table:table-cell>
              <table:table-cell office:value-type="float" office:value="0.0128711973015974">
                <text:p>0.01287119730159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">
                <text:p>6</text:p>
              </table:table-cell>
              <table:table-cell office:value-type="float" office:value="0.995874416004554">
                <text:p>0.995874416004554</text:p>
              </table:table-cell>
              <table:table-cell office:value-type="float" office:value="0.000584386633471639">
                <text:p>0.000584386633471639</text:p>
              </table:table-cell>
              <table:table-cell office:value-type="float" office:value="0.000584386633471639">
                <text:p>0.000584386633471639</text:p>
              </table:table-cell>
              <table:table-cell office:value-type="float" office:value="0.941831683168317">
                <text:p>0.941831683168317</text:p>
              </table:table-cell>
              <table:table-cell office:value-type="float" office:value="0.0116248812066993">
                <text:p>0.0116248812066993</text:p>
              </table:table-cell>
              <table:table-cell office:value-type="float" office:value="0.0116248812066993">
                <text:p>0.01162488120669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">
                <text:p>3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">
                <text:p>6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">
                <text:p>4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">
                <text:p>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">
                <text:p>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.997936782456061">
                <text:p>0.997936782456061</text:p>
              </table:table-cell>
              <table:table-cell office:value-type="float" office:value="0.000923612744845122">
                <text:p>0.000923612744845122</text:p>
              </table:table-cell>
              <table:table-cell office:value-type="float" office:value="0.000923612744845122">
                <text:p>0.000923612744845122</text:p>
              </table:table-cell>
              <table:table-cell office:value-type="float" office:value="0.938118811881188">
                <text:p>0.938118811881188</text:p>
              </table:table-cell>
              <table:table-cell office:value-type="float" office:value="0.00998758920592518">
                <text:p>0.00998758920592518</text:p>
              </table:table-cell>
              <table:table-cell office:value-type="float" office:value="0.00998758920592518">
                <text:p>0.00998758920592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0.996699498793647">
                <text:p>0.996699498793647</text:p>
              </table:table-cell>
              <table:table-cell office:value-type="float" office:value="0.00101093343907451">
                <text:p>0.00101093343907451</text:p>
              </table:table-cell>
              <table:table-cell office:value-type="float" office:value="0.00101093343907451">
                <text:p>0.00101093343907451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65473882813">
                <text:p>0.009465473882813</text:p>
              </table:table-cell>
              <table:table-cell office:value-type="float" office:value="0.009465473882813">
                <text:p>0.0094654738828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  <table:table-cell office:value-type="float" office:value="0.996493228166584">
                <text:p>0.996493228166584</text:p>
              </table:table-cell>
              <table:table-cell office:value-type="float" office:value="0.00135289307129519">
                <text:p>0.00135289307129519</text:p>
              </table:table-cell>
              <table:table-cell office:value-type="float" office:value="0.00135289307129519">
                <text:p>0.00135289307129519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104542637991412">
                <text:p>0.0104542637991412</text:p>
              </table:table-cell>
              <table:table-cell office:value-type="float" office:value="0.0104542637991412">
                <text:p>0.01045426379914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">
                <text:p>5</text:p>
              </table:table-cell>
              <table:table-cell office:value-type="float" office:value="0.996699328743666">
                <text:p>0.996699328743666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00116732469176602">
                <text:p>0.00116732469176602</text:p>
              </table:table-cell>
              <table:table-cell office:value-type="float" office:value="0.939975247524752">
                <text:p>0.939975247524752</text:p>
              </table:table-cell>
              <table:table-cell office:value-type="float" office:value="0.0113531992707557">
                <text:p>0.0113531992707557</text:p>
              </table:table-cell>
              <table:table-cell office:value-type="float" office:value="0.0113531992707557">
                <text:p>0.01135319927075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">
                <text:p>6</text:p>
              </table:table-cell>
              <table:table-cell office:value-type="float" office:value="0.996080856962439">
                <text:p>0.996080856962439</text:p>
              </table:table-cell>
              <table:table-cell office:value-type="float" office:value="0.000684123968781487">
                <text:p>0.000684123968781487</text:p>
              </table:table-cell>
              <table:table-cell office:value-type="float" office:value="0.000684123968781487">
                <text:p>0.000684123968781487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119578136914905">
                <text:p>0.0119578136914905</text:p>
              </table:table-cell>
              <table:table-cell office:value-type="float" office:value="0.0119578136914905">
                <text:p>0.01195781369149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">
                <text:p>4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">
                <text:p>6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">
                <text:p>4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">
                <text:p>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">
                <text:p>3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">
                <text:p>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">
                <text:p>6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0.998143223413947">
                <text:p>0.998143223413947</text:p>
              </table:table-cell>
              <table:table-cell office:value-type="float" office:value="0.000684841230463141">
                <text:p>0.000684841230463141</text:p>
              </table:table-cell>
              <table:table-cell office:value-type="float" office:value="0.000684841230463141">
                <text:p>0.00068484123046314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484634695138">
                <text:p>0.010484634695138</text:p>
              </table:table-cell>
              <table:table-cell office:value-type="float" office:value="0.010484634695138">
                <text:p>0.0104846346951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">
                <text:p>3</text:p>
              </table:table-cell>
              <table:table-cell office:value-type="float" office:value="0.997112210378595">
                <text:p>0.997112210378595</text:p>
              </table:table-cell>
              <table:table-cell office:value-type="float" office:value="0.000714543385230296">
                <text:p>0.000714543385230296</text:p>
              </table:table-cell>
              <table:table-cell office:value-type="float" office:value="0.000714543385230296">
                <text:p>0.000714543385230296</text:p>
              </table:table-cell>
              <table:table-cell office:value-type="float" office:value="0.936881188118812">
                <text:p>0.936881188118812</text:p>
              </table:table-cell>
              <table:table-cell office:value-type="float" office:value="0.009465473882813">
                <text:p>0.009465473882813</text:p>
              </table:table-cell>
              <table:table-cell office:value-type="float" office:value="0.009465473882813">
                <text:p>0.0094654738828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">
                <text:p>4</text:p>
              </table:table-cell>
              <table:table-cell office:value-type="float" office:value="0.997111869997791">
                <text:p>0.997111869997791</text:p>
              </table:table-cell>
              <table:table-cell office:value-type="float" office:value="0.000923232156254569">
                <text:p>0.000923232156254569</text:p>
              </table:table-cell>
              <table:table-cell office:value-type="float" office:value="0.000923232156254569">
                <text:p>0.000923232156254569</text:p>
              </table:table-cell>
              <table:table-cell office:value-type="float" office:value="0.942450495049505">
                <text:p>0.942450495049505</text:p>
              </table:table-cell>
              <table:table-cell office:value-type="float" office:value="0.00991639781607985">
                <text:p>0.00991639781607985</text:p>
              </table:table-cell>
              <table:table-cell office:value-type="float" office:value="0.00991639781607985">
                <text:p>0.009916397816079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">
                <text:p>5</text:p>
              </table:table-cell>
              <table:table-cell office:value-type="float" office:value="0.996493058116603">
                <text:p>0.996493058116603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00147340083734661">
                <text:p>0.0014734008373466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109569397906474">
                <text:p>0.0109569397906474</text:p>
              </table:table-cell>
              <table:table-cell office:value-type="float" office:value="0.0109569397906474">
                <text:p>0.01095693979064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  <table:table-cell office:value-type="float" office:value="0.996493398216565">
                <text:p>0.996493398216565</text:p>
              </table:table-cell>
              <table:table-cell office:value-type="float" office:value="0.000357275746199869">
                <text:p>0.000357275746199869</text:p>
              </table:table-cell>
              <table:table-cell office:value-type="float" office:value="0.000357275746199869">
                <text:p>0.000357275746199869</text:p>
              </table:table-cell>
              <table:table-cell office:value-type="float" office:value="0.943069306930693">
                <text:p>0.943069306930693</text:p>
              </table:table-cell>
              <table:table-cell office:value-type="float" office:value="0.0119578136914905">
                <text:p>0.0119578136914905</text:p>
              </table:table-cell>
              <table:table-cell office:value-type="float" office:value="0.0119578136914905">
                <text:p>0.01195781369149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">
                <text:p>4</text:p>
              </table:table-cell>
              <table:table-cell office:value-type="float" office:value="0.973804643641867">
                <text:p>0.973804643641867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00356103910815491">
                <text:p>0.00356103910815491</text:p>
              </table:table-cell>
              <table:table-cell office:value-type="float" office:value="0.938737623762376">
                <text:p>0.938737623762376</text:p>
              </table:table-cell>
              <table:table-cell office:value-type="float" office:value="0.00857326840200418">
                <text:p>0.00857326840200418</text:p>
              </table:table-cell>
              <table:table-cell office:value-type="float" office:value="0.00857326840200418">
                <text:p>0.008573268402004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">
                <text:p>5</text:p>
              </table:table-cell>
              <table:table-cell office:value-type="float" office:value="0.973392102106899">
                <text:p>0.973392102106899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00320871097619596">
                <text:p>0.0032087109761959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90893378635607">
                <text:p>0.00990893378635607</text:p>
              </table:table-cell>
              <table:table-cell office:value-type="float" office:value="0.00990893378635607">
                <text:p>0.009908933786356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">
                <text:p>6</text:p>
              </table:table-cell>
              <table:table-cell office:value-type="float" office:value="0.97421769560762">
                <text:p>0.97421769560762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00409223653421376">
                <text:p>0.00409223653421376</text:p>
              </table:table-cell>
              <table:table-cell office:value-type="float" office:value="0.936262376237624">
                <text:p>0.936262376237624</text:p>
              </table:table-cell>
              <table:table-cell office:value-type="float" office:value="0.00926802933719045">
                <text:p>0.00926802933719045</text:p>
              </table:table-cell>
              <table:table-cell office:value-type="float" office:value="0.00926802933719045">
                <text:p>0.009268029337190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">
                <text:p>4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">
                <text:p>5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">
                <text:p>6</text:p>
              </table:table-cell>
              <table:table-cell office:value-type="float" office:value="0.968647365568618">
                <text:p>0.968647365568618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00363991004327826">
                <text:p>0.00363991004327826</text:p>
              </table:table-cell>
              <table:table-cell office:value-type="float" office:value="0.9375">
                <text:p>0.9375</text:p>
              </table:table-cell>
              <table:table-cell office:value-type="float" office:value="0.00805550150222858">
                <text:p>0.00805550150222858</text:p>
              </table:table-cell>
              <table:table-cell office:value-type="float" office:value="0.00805550150222858">
                <text:p>0.008055501502228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">
                <text:p>3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0.964316532369364">
                <text:p>0.964316532369364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00492151745252493">
                <text:p>0.00492151745252493</text:p>
              </table:table-cell>
              <table:table-cell office:value-type="float" office:value="0.9375">
                <text:p>0.9375</text:p>
              </table:table-cell>
              <table:table-cell office:value-type="float" office:value="0.00502738379231593">
                <text:p>0.00502738379231593</text:p>
              </table:table-cell>
              <table:table-cell office:value-type="float" office:value="0.00502738379231593">
                <text:p>0.005027383792315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